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7" style:family="table-row">
      <style:table-row-properties style:row-height="0.2591in" fo:break-before="auto" style:use-optimal-row-height="true"/>
    </style:style>
    <style:style style:name="ro11" style:family="table-row">
      <style:table-row-properties style:row-height="0.2728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1.4091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1.9071in" fo:break-before="auto" style:use-optimal-row-height="true"/>
    </style:style>
    <style:style style:name="ro18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5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6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8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1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transparent" fo:border="0.0008in solid #000000"/>
    </style:style>
    <style:style style:name="ce9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7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8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10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10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0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104" style:family="table-cell" style:parent-style-name="Default">
      <style:table-cell-properties fo:wrap-option="wrap" fo:border="0.0008in solid 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8">
            <text:p>0.8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7" office:value-type="string">
            <text:p>Update:</text:p>
            <text:p>- Remove Viet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5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column table:style-name="co7" table:number-columns-repeated="1012" table:default-cell-style-name="Default"/>
        <table:table-row table:style-name="ro11">
          <table:table-cell table:style-name="ce91" office:value-type="string">
            <text:p>Tổng hợp ngày nghỉ 2015</text:p>
          </table:table-cell>
          <table:table-cell table:style-name="ce42" table:number-columns-repeated="6"/>
          <table:table-cell table:style-name="ce101"/>
          <table:table-cell table:style-name="ce42" table:number-columns-repeated="4"/>
          <table:table-cell table:number-columns-repeated="1012"/>
        </table:table-row>
        <table:table-row table:style-name="ro11" table:number-rows-repeated="4">
          <table:table-cell table:style-name="ce91"/>
          <table:table-cell table:style-name="ce42" table:number-columns-repeated="6"/>
          <table:table-cell table:style-name="ce101"/>
          <table:table-cell table:style-name="ce42" table:number-columns-repeated="4"/>
          <table:table-cell table:number-columns-repeated="1012"/>
        </table:table-row>
        <table:table-row table:style-name="ro12">
          <table:table-cell table:style-name="ce92" office:value-type="string">
            <text:p>No.</text:p>
          </table:table-cell>
          <table:table-cell table:style-name="ce92" office:value-type="string">
            <text:p>Name</text:p>
          </table:table-cell>
          <table:table-cell table:style-name="ce94" office:value-type="string">
            <office:annotation draw:style-name="gr1" draw:text-style-name="P1" svg:width="3.4126in" svg:height="1.3232in" svg:x="2.9559in" svg:y="0.1591in" draw:caption-point-x="-0.7689in" draw:caption-point-y="1.2047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94" office:value-type="string">
            <office:annotation draw:style-name="gr2" draw:text-style-name="P1" svg:width="1.1413in" svg:height="0.5457in" svg:x="3.3161in" svg:y="0.7886in" draw:caption-point-x="-0.2402in" draw:caption-point-y="0.575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94" office:value-type="string">
            <text:p>Working To</text:p>
          </table:table-cell>
          <table:table-cell table:style-name="ce94" office:value-type="string">
            <office:annotation draw:style-name="gr3" draw:text-style-name="P1" svg:width="1.1413in" svg:height="0.7012in" svg:x="5.2969in" svg:y="0.7886in" draw:caption-point-x="-0.2622in" draw:caption-point-y="0.575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94" office:value-type="string">
            <office:annotation draw:style-name="gr2" draw:text-style-name="P1" svg:width="1.1413in" svg:height="0.5457in" svg:x="5.2748in" svg:y="0.7886in" draw:caption-point-x="-0.2402in" draw:caption-point-y="0.575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102" office:value-type="string">
            <office:annotation draw:style-name="gr4" draw:text-style-name="P1" svg:width="1.1413in" svg:height="0.3902in" svg:x="6.1638in" svg:y="0.7886in" draw:caption-point-x="-0.2402in" draw:caption-point-y="0.575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94" office:value-type="string">
            <text:p>Remaining Leave Days</text:p>
          </table:table-cell>
          <table:table-cell table:style-name="ce94" office:value-type="string">
            <text:p>Leave Days Already Subtracted From Salary</text:p>
          </table:table-cell>
          <table:table-cell table:style-name="ce94" office:value-type="string">
            <office:annotation office:display="true" draw:style-name="gr5" draw:text-style-name="P1" svg:width="1.9224in" svg:height="1.4787in" svg:x="10.039in" svg:y="0.524in" draw:caption-point-x="-1.4484in" draw:caption-point-y="0.839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92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95" office:value-type="float" office:value="2.5">
            <text:p>2.5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7]);DATE(YEAR([.D7]);12;31);NOW())" office:value-type="date" office:date-value="2015-08-12T09:46:23.68">
            <text:p>08/12/15</text:p>
          </table:table-cell>
          <table:table-cell table:style-name="ce99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100" table:formula="of:=SUMPRODUCT([Thong_Tin_Ngay_Nghi_201501.$B$3:.$B$28]=[.B7];[Thong_Tin_Ngay_Nghi_201501.$C$3:.$C$28]) + SUMPRODUCT([Thong_Tin_Ngay_Nghi_201502.$B$5:.$B$34]=[.B7];[Thong_Tin_Ngay_Nghi_201502.$C$5:.$C$34])  + SUMPRODUCT([Thong_Tin_Ngay_Nghi_201503.$B$5:.$B$33]=[.B7];[Thong_Tin_Ngay_Nghi_201503.$C$5:.$C$33])" office:value-type="float" office:value="5">
            <text:p>5</text:p>
          </table:table-cell>
          <table:table-cell table:style-name="ce103" table:formula="of:=SUMPRODUCT([Thong_Tin_Ngay_Nghi_201501.$B$3:.$B$28]=[.B7];[Thong_Tin_Ngay_Nghi_201501.$C$3:.$C$28]) + SUMPRODUCT([Thong_Tin_Ngay_Nghi_201502.$B$5:.$B$34]=[.B7];[Thong_Tin_Ngay_Nghi_201502.$C$5:.$C$34])  + SUMPRODUCT([Thong_Tin_Ngay_Nghi_201503.$B$5:.$B$33]=[.B7];[Thong_Tin_Ngay_Nghi_201503.$C$5:.$C$33]) +  SUMPRODUCT([Thong_Tin_Ngay_Nghi_201504.$B$5:.$B$39]=[.B7];[Thong_Tin_Ngay_Nghi_201504.$C$5:.$C$39]) + SUMPRODUCT([Thong_Tin_Ngay_Nghi_201505.$B$5:.$B$42]=[.B7];[Thong_Tin_Ngay_Nghi_201505.$C$5:.$C$42])" office:value-type="float" office:value="6">
            <text:p>6</text:p>
          </table:table-cell>
          <table:table-cell table:style-name="ce95" table:formula="of:=IF(DATE(YEAR([.E7]);MONTH([.E7]);DAY([.E7]))&lt;=DATE(YEAR([.E7]);3;31); [.F7]+[.C7]-[.G7]; IF([.G7]-[.C7]&lt;0;[.F7]-[.H7];[.F7]+[.C7]-[.H7]))" office:value-type="float" office:value="3.5">
            <text:p>3.5</text:p>
          </table:table-cell>
          <table:table-cell table:style-name="ce95"/>
          <table:table-cell table:style-name="ce95" table:formula="of:=[.I7]+[.J7]" office:value-type="float" office:value="3.5">
            <text:p>3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95" office:value-type="float" office:value="8">
            <text:p>8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8]);DATE(YEAR([.D8]);12;31);NOW())" office:value-type="date" office:date-value="2015-08-12T09:46:23.68">
            <text:p>08/12/15</text:p>
          </table:table-cell>
          <table:table-cell table:style-name="ce99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7">
            <text:p>7</text:p>
          </table:table-cell>
          <table:table-cell table:style-name="ce100" table:formula="of:=SUMPRODUCT([Thong_Tin_Ngay_Nghi_201501.$B$3:.$B$28]=[.B8];[Thong_Tin_Ngay_Nghi_201501.$C$3:.$C$28]) + SUMPRODUCT([Thong_Tin_Ngay_Nghi_201502.$B$5:.$B$34]=[.B8];[Thong_Tin_Ngay_Nghi_201502.$C$5:.$C$34])  + SUMPRODUCT([Thong_Tin_Ngay_Nghi_201503.$B$5:.$B$33]=[.B8];[Thong_Tin_Ngay_Nghi_201503.$C$5:.$C$33])" office:value-type="float" office:value="2.5">
            <text:p>2.5</text:p>
          </table:table-cell>
          <table:table-cell table:style-name="ce103" table:formula="of:=SUMPRODUCT([Thong_Tin_Ngay_Nghi_201501.$B$3:.$B$28]=[.B8];[Thong_Tin_Ngay_Nghi_201501.$C$3:.$C$28]) + SUMPRODUCT([Thong_Tin_Ngay_Nghi_201502.$B$5:.$B$34]=[.B8];[Thong_Tin_Ngay_Nghi_201502.$C$5:.$C$34])  + SUMPRODUCT([Thong_Tin_Ngay_Nghi_201503.$B$5:.$B$33]=[.B8];[Thong_Tin_Ngay_Nghi_201503.$C$5:.$C$33]) +  SUMPRODUCT([Thong_Tin_Ngay_Nghi_201504.$B$5:.$B$39]=[.B8];[Thong_Tin_Ngay_Nghi_201504.$C$5:.$C$39]) + SUMPRODUCT([Thong_Tin_Ngay_Nghi_201505.$B$5:.$B$42]=[.B8];[Thong_Tin_Ngay_Nghi_201505.$C$5:.$C$42])" office:value-type="float" office:value="2.5">
            <text:p>2.5</text:p>
          </table:table-cell>
          <table:table-cell table:style-name="ce95" table:formula="of:=IF(DATE(YEAR([.E8]);MONTH([.E8]);DAY([.E8]))&lt;=DATE(YEAR([.E8]);3;31); [.F8]+[.C8]-[.G8]; IF([.G8]-[.C8]&lt;0;[.F8]-[.H8];[.F8]+[.C8]-[.H8]))" office:value-type="float" office:value="4.5">
            <text:p>4.5</text:p>
          </table:table-cell>
          <table:table-cell table:style-name="ce95"/>
          <table:table-cell table:style-name="ce95" table:formula="of:=[.I8]+[.J8]" office:value-type="float" office:value="4.5">
            <text:p>4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95" office:value-type="float" office:value="6">
            <text:p>6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9]);DATE(YEAR([.D9]);12;31);NOW())" office:value-type="date" office:date-value="2015-08-12T09:46:23.68">
            <text:p>08/12/15</text:p>
          </table:table-cell>
          <table:table-cell table:style-name="ce99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100" table:formula="of:=SUMPRODUCT([Thong_Tin_Ngay_Nghi_201501.$B$3:.$B$28]=[.B9];[Thong_Tin_Ngay_Nghi_201501.$C$3:.$C$28]) + SUMPRODUCT([Thong_Tin_Ngay_Nghi_201502.$B$5:.$B$34]=[.B9];[Thong_Tin_Ngay_Nghi_201502.$C$5:.$C$34])  + SUMPRODUCT([Thong_Tin_Ngay_Nghi_201503.$B$5:.$B$33]=[.B9];[Thong_Tin_Ngay_Nghi_201503.$C$5:.$C$33])" office:value-type="float" office:value="5">
            <text:p>5</text:p>
          </table:table-cell>
          <table:table-cell table:style-name="ce103" table:formula="of:=SUMPRODUCT([Thong_Tin_Ngay_Nghi_201501.$B$3:.$B$28]=[.B9];[Thong_Tin_Ngay_Nghi_201501.$C$3:.$C$28]) + SUMPRODUCT([Thong_Tin_Ngay_Nghi_201502.$B$5:.$B$34]=[.B9];[Thong_Tin_Ngay_Nghi_201502.$C$5:.$C$34])  + SUMPRODUCT([Thong_Tin_Ngay_Nghi_201503.$B$5:.$B$33]=[.B9];[Thong_Tin_Ngay_Nghi_201503.$C$5:.$C$33]) +  SUMPRODUCT([Thong_Tin_Ngay_Nghi_201504.$B$5:.$B$39]=[.B9];[Thong_Tin_Ngay_Nghi_201504.$C$5:.$C$39]) + SUMPRODUCT([Thong_Tin_Ngay_Nghi_201505.$B$5:.$B$42]=[.B9];[Thong_Tin_Ngay_Nghi_201505.$C$5:.$C$42])" office:value-type="float" office:value="6">
            <text:p>6</text:p>
          </table:table-cell>
          <table:table-cell table:style-name="ce95" table:formula="of:=IF(DATE(YEAR([.E9]);MONTH([.E9]);DAY([.E9]))&lt;=DATE(YEAR([.E9]);3;31); [.F9]+[.C9]-[.G9]; IF([.G9]-[.C9]&lt;0;[.F9]-[.H9];[.F9]+[.C9]-[.H9]))" office:value-type="float" office:value="1">
            <text:p>1</text:p>
          </table:table-cell>
          <table:table-cell table:style-name="ce95"/>
          <table:table-cell table:style-name="ce95" table:formula="of:=[.I9]+[.J9]" office:value-type="float" office:value="1">
            <text:p>1</text:p>
          </table:table-cell>
          <table:table-cell table:style-name="ce104"/>
          <table:table-cell table:number-columns-repeated="1012"/>
        </table:table-row>
        <table:table-row table:style-name="ro13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0]);DATE(YEAR([.D10]);12;31);NOW())" office:value-type="date" office:date-value="2015-08-12T09:46:23.68">
            <text:p>08/12/15</text:p>
          </table:table-cell>
          <table:table-cell table:style-name="ce99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100" table:formula="of:=SUMPRODUCT([Thong_Tin_Ngay_Nghi_201501.$B$3:.$B$28]=[.B10];[Thong_Tin_Ngay_Nghi_201501.$C$3:.$C$28]) + SUMPRODUCT([Thong_Tin_Ngay_Nghi_201502.$B$5:.$B$34]=[.B10];[Thong_Tin_Ngay_Nghi_201502.$C$5:.$C$34])  + SUMPRODUCT([Thong_Tin_Ngay_Nghi_201503.$B$5:.$B$33]=[.B10];[Thong_Tin_Ngay_Nghi_201503.$C$5:.$C$33])" office:value-type="float" office:value="8.5">
            <text:p>8.5</text:p>
          </table:table-cell>
          <table:table-cell table:style-name="ce103" table:formula="of:=SUMPRODUCT([Thong_Tin_Ngay_Nghi_201501.$B$3:.$B$28]=[.B10];[Thong_Tin_Ngay_Nghi_201501.$C$3:.$C$28]) + SUMPRODUCT([Thong_Tin_Ngay_Nghi_201502.$B$5:.$B$34]=[.B10];[Thong_Tin_Ngay_Nghi_201502.$C$5:.$C$34])  + SUMPRODUCT([Thong_Tin_Ngay_Nghi_201503.$B$5:.$B$33]=[.B10];[Thong_Tin_Ngay_Nghi_201503.$C$5:.$C$33]) +  SUMPRODUCT([Thong_Tin_Ngay_Nghi_201504.$B$5:.$B$39]=[.B10];[Thong_Tin_Ngay_Nghi_201504.$C$5:.$C$39]) + SUMPRODUCT([Thong_Tin_Ngay_Nghi_201505.$B$5:.$B$42]=[.B10];[Thong_Tin_Ngay_Nghi_201505.$C$5:.$C$42])" office:value-type="float" office:value="11.5">
            <text:p>11.5</text:p>
          </table:table-cell>
          <table:table-cell table:style-name="ce95" table:formula="of:=IF(DATE(YEAR([.E10]);MONTH([.E10]);DAY([.E10]))&lt;=DATE(YEAR([.E10]);3;31); [.F10]+[.C10]-[.G10]; IF([.G10]-[.C10]&lt;0;[.F10]-[.H10];[.F10]+[.C10]-[.H10]))" office:value-type="float" office:value="-2.5">
            <text:p>-2.5</text:p>
          </table:table-cell>
          <table:table-cell table:style-name="ce95" office:value-type="float" office:value="3.5">
            <text:p>3.5</text:p>
          </table:table-cell>
          <table:table-cell table:style-name="ce95" table:formula="of:=[.I10]+[.J10]" office:value-type="float" office:value="1">
            <text:p>1</text:p>
          </table:table-cell>
          <table:table-cell table:style-name="ce104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13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5-13">
            <text:p>05/13/15</text:p>
          </table:table-cell>
          <table:table-cell table:style-name="ce97" table:formula="of:=IF(YEAR(NOW())&gt;YEAR([.D11]);DATE(YEAR([.D11]);12;31);NOW())" office:value-type="date" office:date-value="2015-08-12T09:46:23.68">
            <text:p>08/12/15</text:p>
          </table:table-cell>
          <table:table-cell table:style-name="ce99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3">
            <text:p>3</text:p>
          </table:table-cell>
          <table:table-cell table:style-name="ce100"/>
          <table:table-cell table:style-name="ce103" table:formula="of:=SUMPRODUCT([Thong_Tin_Ngay_Nghi_201501.$B$3:.$B$28]=[.B11];[Thong_Tin_Ngay_Nghi_201501.$C$3:.$C$28]) + SUMPRODUCT([Thong_Tin_Ngay_Nghi_201502.$B$5:.$B$34]=[.B11];[Thong_Tin_Ngay_Nghi_201502.$C$5:.$C$34])  + SUMPRODUCT([Thong_Tin_Ngay_Nghi_201503.$B$5:.$B$33]=[.B11];[Thong_Tin_Ngay_Nghi_201503.$C$5:.$C$33]) +  SUMPRODUCT([Thong_Tin_Ngay_Nghi_201504.$B$5:.$B$39]=[.B11];[Thong_Tin_Ngay_Nghi_201504.$C$5:.$C$39]) + SUMPRODUCT([Thong_Tin_Ngay_Nghi_201505.$B$5:.$B$42]=[.B11];[Thong_Tin_Ngay_Nghi_201505.$C$5:.$C$42])" office:value-type="float" office:value="1">
            <text:p>1</text:p>
          </table:table-cell>
          <table:table-cell table:style-name="ce95" table:formula="of:=IF(DATE(YEAR([.E11]);MONTH([.E11]);DAY([.E11]))&lt;=DATE(YEAR([.E11]);3;31); [.F11]+[.C11]-[.G11]; IF([.G11]-[.C11]&lt;0;[.F11]-[.H11];[.F11]+[.C11]-[.H11]))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 table:formula="of:=[.I11]+[.J11]" office:value-type="float" office:value="3">
            <text:p>3</text:p>
          </table:table-cell>
          <table:table-cell table:style-name="ce104" office:value-type="string">
            <text:p>- Đã trừ 1 ngày nghỉ vào lương T5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20">
            <text:p>04/20/15</text:p>
          </table:table-cell>
          <table:table-cell table:style-name="ce97" table:formula="of:=IF(YEAR(NOW())&gt;YEAR([.D12]);DATE(YEAR([.D12]);12;31);NOW())" office:value-type="date" office:date-value="2015-08-12T09:46:23.69">
            <text:p>08/12/15</text:p>
          </table:table-cell>
          <table:table-cell table:style-name="ce99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100"/>
          <table:table-cell table:style-name="ce103" table:formula="of:=SUMPRODUCT([Thong_Tin_Ngay_Nghi_201501.$B$3:.$B$28]=[.B12];[Thong_Tin_Ngay_Nghi_201501.$C$3:.$C$28]) + SUMPRODUCT([Thong_Tin_Ngay_Nghi_201502.$B$5:.$B$34]=[.B12];[Thong_Tin_Ngay_Nghi_201502.$C$5:.$C$34])  + SUMPRODUCT([Thong_Tin_Ngay_Nghi_201503.$B$5:.$B$33]=[.B12];[Thong_Tin_Ngay_Nghi_201503.$C$5:.$C$33]) +  SUMPRODUCT([Thong_Tin_Ngay_Nghi_201504.$B$5:.$B$39]=[.B12];[Thong_Tin_Ngay_Nghi_201504.$C$5:.$C$39]) + SUMPRODUCT([Thong_Tin_Ngay_Nghi_201505.$B$5:.$B$42]=[.B12];[Thong_Tin_Ngay_Nghi_201505.$C$5:.$C$42])" office:value-type="float" office:value="0">
            <text:p>0</text:p>
          </table:table-cell>
          <table:table-cell table:style-name="ce95" table:formula="of:=IF(DATE(YEAR([.E12]);MONTH([.E12]);DAY([.E12]))&lt;=DATE(YEAR([.E12]);3;31); [.F12]+[.C12]-[.G12]; IF([.G12]-[.C12]&lt;0;[.F12]-[.H12];[.F12]+[.C12]-[.H12]))" office:value-type="float" office:value="3">
            <text:p>3</text:p>
          </table:table-cell>
          <table:table-cell table:style-name="ce95"/>
          <table:table-cell table:style-name="ce95" table:formula="of:=[.I12]+[.J12]" office:value-type="float" office:value="3">
            <text:p>3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95" office:value-type="float" office:value="1">
            <text:p>1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3]);DATE(YEAR([.D13]);12;31);NOW())" office:value-type="date" office:date-value="2015-08-12T09:46:23.69">
            <text:p>08/12/15</text:p>
          </table:table-cell>
          <table:table-cell table:style-name="ce99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100" table:formula="of:=SUMPRODUCT([Thong_Tin_Ngay_Nghi_201501.$B$3:.$B$28]=[.B13];[Thong_Tin_Ngay_Nghi_201501.$C$3:.$C$28]) + SUMPRODUCT([Thong_Tin_Ngay_Nghi_201502.$B$5:.$B$34]=[.B13];[Thong_Tin_Ngay_Nghi_201502.$C$5:.$C$34])  + SUMPRODUCT([Thong_Tin_Ngay_Nghi_201503.$B$5:.$B$33]=[.B13];[Thong_Tin_Ngay_Nghi_201503.$C$5:.$C$33])" office:value-type="float" office:value="3">
            <text:p>3</text:p>
          </table:table-cell>
          <table:table-cell table:style-name="ce103" table:formula="of:=SUMPRODUCT([Thong_Tin_Ngay_Nghi_201501.$B$3:.$B$28]=[.B13];[Thong_Tin_Ngay_Nghi_201501.$C$3:.$C$28]) + SUMPRODUCT([Thong_Tin_Ngay_Nghi_201502.$B$5:.$B$34]=[.B13];[Thong_Tin_Ngay_Nghi_201502.$C$5:.$C$34])  + SUMPRODUCT([Thong_Tin_Ngay_Nghi_201503.$B$5:.$B$33]=[.B13];[Thong_Tin_Ngay_Nghi_201503.$C$5:.$C$33]) +  SUMPRODUCT([Thong_Tin_Ngay_Nghi_201504.$B$5:.$B$39]=[.B13];[Thong_Tin_Ngay_Nghi_201504.$C$5:.$C$39]) + SUMPRODUCT([Thong_Tin_Ngay_Nghi_201505.$B$5:.$B$42]=[.B13];[Thong_Tin_Ngay_Nghi_201505.$C$5:.$C$42])" office:value-type="float" office:value="3.5">
            <text:p>3.5</text:p>
          </table:table-cell>
          <table:table-cell table:style-name="ce95" table:formula="of:=IF(DATE(YEAR([.E13]);MONTH([.E13]);DAY([.E13]))&lt;=DATE(YEAR([.E13]);3;31); [.F13]+[.C13]-[.G13]; IF([.G13]-[.C13]&lt;0;[.F13]-[.H13];[.F13]+[.C13]-[.H13]))" office:value-type="float" office:value="4.5">
            <text:p>4.5</text:p>
          </table:table-cell>
          <table:table-cell table:style-name="ce95"/>
          <table:table-cell table:style-name="ce95" table:formula="of:=[.I13]+[.J13]" office:value-type="float" office:value="4.5">
            <text:p>4.5</text:p>
          </table:table-cell>
          <table:table-cell table:style-name="ce104"/>
          <table:table-cell table:number-columns-repeated="1012"/>
        </table:table-row>
        <table:table-row table:style-name="ro14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14]);DATE(YEAR([.D14]);12;31);NOW())" office:value-type="date" office:date-value="2015-08-12T09:46:23.69">
            <text:p>08/12/15</text:p>
          </table:table-cell>
          <table:table-cell table:style-name="ce99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4">
            <text:p>4</text:p>
          </table:table-cell>
          <table:table-cell table:style-name="ce100" table:formula="of:=SUMPRODUCT([Thong_Tin_Ngay_Nghi_201501.$B$3:.$B$28]=[.B14];[Thong_Tin_Ngay_Nghi_201501.$C$3:.$C$28]) + SUMPRODUCT([Thong_Tin_Ngay_Nghi_201502.$B$5:.$B$34]=[.B14];[Thong_Tin_Ngay_Nghi_201502.$C$5:.$C$34])  + SUMPRODUCT([Thong_Tin_Ngay_Nghi_201503.$B$5:.$B$33]=[.B14];[Thong_Tin_Ngay_Nghi_201503.$C$5:.$C$33])" office:value-type="float" office:value="0">
            <text:p>0</text:p>
          </table:table-cell>
          <table:table-cell table:style-name="ce103" table:formula="of:=SUMPRODUCT([Thong_Tin_Ngay_Nghi_201501.$B$3:.$B$28]=[.B14];[Thong_Tin_Ngay_Nghi_201501.$C$3:.$C$28]) + SUMPRODUCT([Thong_Tin_Ngay_Nghi_201502.$B$5:.$B$34]=[.B14];[Thong_Tin_Ngay_Nghi_201502.$C$5:.$C$34])  + SUMPRODUCT([Thong_Tin_Ngay_Nghi_201503.$B$5:.$B$33]=[.B14];[Thong_Tin_Ngay_Nghi_201503.$C$5:.$C$33]) +  SUMPRODUCT([Thong_Tin_Ngay_Nghi_201504.$B$5:.$B$39]=[.B14];[Thong_Tin_Ngay_Nghi_201504.$C$5:.$C$39]) + SUMPRODUCT([Thong_Tin_Ngay_Nghi_201505.$B$5:.$B$42]=[.B14];[Thong_Tin_Ngay_Nghi_201505.$C$5:.$C$42])" office:value-type="float" office:value="6.5">
            <text:p>6.5</text:p>
          </table:table-cell>
          <table:table-cell table:style-name="ce95" table:formula="of:=IF(DATE(YEAR([.E14]);MONTH([.E14]);DAY([.E14]))&lt;=DATE(YEAR([.E14]);3;31); [.F14]+[.C14]-[.G14]; IF([.G14]-[.C14]&lt;0;[.F14]-[.H14];[.F14]+[.C14]-[.H14]))" office:value-type="float" office:value="-2.5">
            <text:p>-2.5</text:p>
          </table:table-cell>
          <table:table-cell table:style-name="ce95" table:formula="of:=3.5+3" office:value-type="float" office:value="6.5">
            <text:p>6.5</text:p>
          </table:table-cell>
          <table:table-cell table:style-name="ce95" table:formula="of:=[.I14]+[.J14]" office:value-type="float" office:value="4">
            <text:p>4</text:p>
          </table:table-cell>
          <table:table-cell table:style-name="ce104" office:value-type="string">
            <text:p>- Đã trừ 3.5 ngày nghỉ vào lương T4</text:p>
            <text:p/>
            <text:p>- Đã trừ 3 ngày nghỉ vào lương T5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93" office:value-type="string">
            <text:p>HangHT</text:p>
          </table:table-cell>
          <table:table-cell table:style-name="ce96" office:value-type="float" office:value="3">
            <text:p>3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5]);DATE(YEAR([.D15]);12;31);NOW())" office:value-type="date" office:date-value="2015-08-12T09:46:23.69">
            <text:p>08/12/15</text:p>
          </table:table-cell>
          <table:table-cell table:style-name="ce99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100" table:formula="of:=SUMPRODUCT([Thong_Tin_Ngay_Nghi_201501.$B$3:.$B$28]=[.B15];[Thong_Tin_Ngay_Nghi_201501.$C$3:.$C$28]) + SUMPRODUCT([Thong_Tin_Ngay_Nghi_201502.$B$5:.$B$34]=[.B15];[Thong_Tin_Ngay_Nghi_201502.$C$5:.$C$34])  + SUMPRODUCT([Thong_Tin_Ngay_Nghi_201503.$B$5:.$B$33]=[.B15];[Thong_Tin_Ngay_Nghi_201503.$C$5:.$C$33])" office:value-type="float" office:value="6">
            <text:p>6</text:p>
          </table:table-cell>
          <table:table-cell table:style-name="ce103" table:formula="of:=SUMPRODUCT([Thong_Tin_Ngay_Nghi_201501.$B$3:.$B$28]=[.B15];[Thong_Tin_Ngay_Nghi_201501.$C$3:.$C$28]) + SUMPRODUCT([Thong_Tin_Ngay_Nghi_201502.$B$5:.$B$34]=[.B15];[Thong_Tin_Ngay_Nghi_201502.$C$5:.$C$34])  + SUMPRODUCT([Thong_Tin_Ngay_Nghi_201503.$B$5:.$B$33]=[.B15];[Thong_Tin_Ngay_Nghi_201503.$C$5:.$C$33]) +  SUMPRODUCT([Thong_Tin_Ngay_Nghi_201504.$B$5:.$B$39]=[.B15];[Thong_Tin_Ngay_Nghi_201504.$C$5:.$C$39]) + SUMPRODUCT([Thong_Tin_Ngay_Nghi_201505.$B$5:.$B$42]=[.B15];[Thong_Tin_Ngay_Nghi_201505.$C$5:.$C$42])" office:value-type="float" office:value="6">
            <text:p>6</text:p>
          </table:table-cell>
          <table:table-cell table:style-name="ce95" table:formula="of:=IF(DATE(YEAR([.E15]);MONTH([.E15]);DAY([.E15]))&lt;=DATE(YEAR([.E15]);3;31); [.F15]+[.C15]-[.G15]; IF([.G15]-[.C15]&lt;0;[.F15]-[.H15];[.F15]+[.C15]-[.H15]))" office:value-type="float" office:value="4">
            <text:p>4</text:p>
          </table:table-cell>
          <table:table-cell table:style-name="ce95"/>
          <table:table-cell table:style-name="ce95" table:formula="of:=[.I15]+[.J15]" office:value-type="float" office:value="4">
            <text:p>4</text:p>
          </table:table-cell>
          <table:table-cell table:style-name="ce104"/>
          <table:table-cell table:style-name="ce105" table:number-columns-repeated="101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6]);DATE(YEAR([.D16]);12;31);NOW())" office:value-type="date" office:date-value="2015-08-12T09:46:23.69">
            <text:p>08/12/15</text:p>
          </table:table-cell>
          <table:table-cell table:style-name="ce99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100" table:formula="of:=SUMPRODUCT([Thong_Tin_Ngay_Nghi_201501.$B$3:.$B$28]=[.B16];[Thong_Tin_Ngay_Nghi_201501.$C$3:.$C$28]) + SUMPRODUCT([Thong_Tin_Ngay_Nghi_201502.$B$5:.$B$34]=[.B16];[Thong_Tin_Ngay_Nghi_201502.$C$5:.$C$34])  + SUMPRODUCT([Thong_Tin_Ngay_Nghi_201503.$B$5:.$B$33]=[.B16];[Thong_Tin_Ngay_Nghi_201503.$C$5:.$C$33])" office:value-type="float" office:value="7">
            <text:p>7</text:p>
          </table:table-cell>
          <table:table-cell table:style-name="ce103" table:formula="of:=SUMPRODUCT([Thong_Tin_Ngay_Nghi_201501.$B$3:.$B$28]=[.B16];[Thong_Tin_Ngay_Nghi_201501.$C$3:.$C$28]) + SUMPRODUCT([Thong_Tin_Ngay_Nghi_201502.$B$5:.$B$34]=[.B16];[Thong_Tin_Ngay_Nghi_201502.$C$5:.$C$34])  + SUMPRODUCT([Thong_Tin_Ngay_Nghi_201503.$B$5:.$B$33]=[.B16];[Thong_Tin_Ngay_Nghi_201503.$C$5:.$C$33]) +  SUMPRODUCT([Thong_Tin_Ngay_Nghi_201504.$B$5:.$B$39]=[.B16];[Thong_Tin_Ngay_Nghi_201504.$C$5:.$C$39]) + SUMPRODUCT([Thong_Tin_Ngay_Nghi_201505.$B$5:.$B$42]=[.B16];[Thong_Tin_Ngay_Nghi_201505.$C$5:.$C$42])" office:value-type="float" office:value="10">
            <text:p>10</text:p>
          </table:table-cell>
          <table:table-cell table:style-name="ce95" table:formula="of:=IF(DATE(YEAR([.E16]);MONTH([.E16]);DAY([.E16]))&lt;=DATE(YEAR([.E16]);3;31); [.F16]+[.C16]-[.G16]; IF([.G16]-[.C16]&lt;0;[.F16]-[.H16];[.F16]+[.C16]-[.H16]))" office:value-type="float" office:value="-3">
            <text:p>-3</text:p>
          </table:table-cell>
          <table:table-cell table:style-name="ce95"/>
          <table:table-cell table:style-name="ce95" table:formula="of:=[.I16]+[.J16]" office:value-type="float" office:value="-3">
            <text:p>-3</text:p>
          </table:table-cell>
          <table:table-cell table:style-name="ce104"/>
          <table:table-cell table:number-columns-repeated="1012"/>
        </table:table-row>
        <table:table-row table:style-name="ro13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17]);DATE(YEAR([.D17]);12;31);NOW())" office:value-type="date" office:date-value="2015-08-12T09:46:23.69">
            <text:p>08/12/15</text:p>
          </table:table-cell>
          <table:table-cell table:style-name="ce99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4">
            <text:p>4</text:p>
          </table:table-cell>
          <table:table-cell table:style-name="ce100" table:formula="of:=SUMPRODUCT([Thong_Tin_Ngay_Nghi_201501.$B$3:.$B$28]=[.B17];[Thong_Tin_Ngay_Nghi_201501.$C$3:.$C$28]) + SUMPRODUCT([Thong_Tin_Ngay_Nghi_201502.$B$5:.$B$34]=[.B17];[Thong_Tin_Ngay_Nghi_201502.$C$5:.$C$34])  + SUMPRODUCT([Thong_Tin_Ngay_Nghi_201503.$B$5:.$B$33]=[.B17];[Thong_Tin_Ngay_Nghi_201503.$C$5:.$C$33])" office:value-type="float" office:value="0">
            <text:p>0</text:p>
          </table:table-cell>
          <table:table-cell table:style-name="ce103" table:formula="of:=SUMPRODUCT([Thong_Tin_Ngay_Nghi_201501.$B$3:.$B$28]=[.B17];[Thong_Tin_Ngay_Nghi_201501.$C$3:.$C$28]) + SUMPRODUCT([Thong_Tin_Ngay_Nghi_201502.$B$5:.$B$34]=[.B17];[Thong_Tin_Ngay_Nghi_201502.$C$5:.$C$34])  + SUMPRODUCT([Thong_Tin_Ngay_Nghi_201503.$B$5:.$B$33]=[.B17];[Thong_Tin_Ngay_Nghi_201503.$C$5:.$C$33]) +  SUMPRODUCT([Thong_Tin_Ngay_Nghi_201504.$B$5:.$B$39]=[.B17];[Thong_Tin_Ngay_Nghi_201504.$C$5:.$C$39]) + SUMPRODUCT([Thong_Tin_Ngay_Nghi_201505.$B$5:.$B$42]=[.B17];[Thong_Tin_Ngay_Nghi_201505.$C$5:.$C$42])" office:value-type="float" office:value="1">
            <text:p>1</text:p>
          </table:table-cell>
          <table:table-cell table:style-name="ce95" table:formula="of:=IF(DATE(YEAR([.E17]);MONTH([.E17]);DAY([.E17]))&lt;=DATE(YEAR([.E17]);3;31); [.F17]+[.C17]-[.G17]; IF([.G17]-[.C17]&lt;0;[.F17]-[.H17];[.F17]+[.C17]-[.H17]))" office:value-type="float" office:value="3">
            <text:p>3</text:p>
          </table:table-cell>
          <table:table-cell table:style-name="ce95" office:value-type="float" office:value="1">
            <text:p>1</text:p>
          </table:table-cell>
          <table:table-cell table:style-name="ce95" table:formula="of:=[.I17]+[.J17]" office:value-type="float" office:value="4">
            <text:p>4</text:p>
          </table:table-cell>
          <table:table-cell table:style-name="ce104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95" office:value-type="float" office:value="8">
            <text:p>8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8]);DATE(YEAR([.D18]);12;31);NOW())" office:value-type="date" office:date-value="2015-08-12T09:46:23.69">
            <text:p>08/12/15</text:p>
          </table:table-cell>
          <table:table-cell table:style-name="ce99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100" table:formula="of:=SUMPRODUCT([Thong_Tin_Ngay_Nghi_201501.$B$3:.$B$28]=[.B18];[Thong_Tin_Ngay_Nghi_201501.$C$3:.$C$28]) + SUMPRODUCT([Thong_Tin_Ngay_Nghi_201502.$B$5:.$B$34]=[.B18];[Thong_Tin_Ngay_Nghi_201502.$C$5:.$C$34])  + SUMPRODUCT([Thong_Tin_Ngay_Nghi_201503.$B$5:.$B$33]=[.B18];[Thong_Tin_Ngay_Nghi_201503.$C$5:.$C$33])" office:value-type="float" office:value="6">
            <text:p>6</text:p>
          </table:table-cell>
          <table:table-cell table:style-name="ce103" table:formula="of:=SUMPRODUCT([Thong_Tin_Ngay_Nghi_201501.$B$3:.$B$28]=[.B18];[Thong_Tin_Ngay_Nghi_201501.$C$3:.$C$28]) + SUMPRODUCT([Thong_Tin_Ngay_Nghi_201502.$B$5:.$B$34]=[.B18];[Thong_Tin_Ngay_Nghi_201502.$C$5:.$C$34])  + SUMPRODUCT([Thong_Tin_Ngay_Nghi_201503.$B$5:.$B$33]=[.B18];[Thong_Tin_Ngay_Nghi_201503.$C$5:.$C$33]) +  SUMPRODUCT([Thong_Tin_Ngay_Nghi_201504.$B$5:.$B$39]=[.B18];[Thong_Tin_Ngay_Nghi_201504.$C$5:.$C$39]) + SUMPRODUCT([Thong_Tin_Ngay_Nghi_201505.$B$5:.$B$42]=[.B18];[Thong_Tin_Ngay_Nghi_201505.$C$5:.$C$42])" office:value-type="float" office:value="7">
            <text:p>7</text:p>
          </table:table-cell>
          <table:table-cell table:style-name="ce95" table:formula="of:=IF(DATE(YEAR([.E18]);MONTH([.E18]);DAY([.E18]))&lt;=DATE(YEAR([.E18]);3;31); [.F18]+[.C18]-[.G18]; IF([.G18]-[.C18]&lt;0;[.F18]-[.H18];[.F18]+[.C18]-[.H18]))" office:value-type="float" office:value="0">
            <text:p>0</text:p>
          </table:table-cell>
          <table:table-cell table:style-name="ce95"/>
          <table:table-cell table:style-name="ce95" table:formula="of:=[.I18]+[.J18]" office:value-type="float" office:value="0">
            <text:p>0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19]);DATE(YEAR([.D19]);12;31);NOW())" office:value-type="date" office:date-value="2015-08-12T09:46:23.7">
            <text:p>08/12/15</text:p>
          </table:table-cell>
          <table:table-cell table:style-name="ce99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100" table:formula="of:=SUMPRODUCT([Thong_Tin_Ngay_Nghi_201501.$B$3:.$B$28]=[.B19];[Thong_Tin_Ngay_Nghi_201501.$C$3:.$C$28]) + SUMPRODUCT([Thong_Tin_Ngay_Nghi_201502.$B$5:.$B$34]=[.B19];[Thong_Tin_Ngay_Nghi_201502.$C$5:.$C$34])  + SUMPRODUCT([Thong_Tin_Ngay_Nghi_201503.$B$5:.$B$33]=[.B19];[Thong_Tin_Ngay_Nghi_201503.$C$5:.$C$33])" office:value-type="float" office:value="3.5">
            <text:p>3.5</text:p>
          </table:table-cell>
          <table:table-cell table:style-name="ce103" table:formula="of:=SUMPRODUCT([Thong_Tin_Ngay_Nghi_201501.$B$3:.$B$28]=[.B19];[Thong_Tin_Ngay_Nghi_201501.$C$3:.$C$28]) + SUMPRODUCT([Thong_Tin_Ngay_Nghi_201502.$B$5:.$B$34]=[.B19];[Thong_Tin_Ngay_Nghi_201502.$C$5:.$C$34])  + SUMPRODUCT([Thong_Tin_Ngay_Nghi_201503.$B$5:.$B$33]=[.B19];[Thong_Tin_Ngay_Nghi_201503.$C$5:.$C$33]) +  SUMPRODUCT([Thong_Tin_Ngay_Nghi_201504.$B$5:.$B$39]=[.B19];[Thong_Tin_Ngay_Nghi_201504.$C$5:.$C$39]) + SUMPRODUCT([Thong_Tin_Ngay_Nghi_201505.$B$5:.$B$42]=[.B19];[Thong_Tin_Ngay_Nghi_201505.$C$5:.$C$42])" office:value-type="float" office:value="5.5">
            <text:p>5.5</text:p>
          </table:table-cell>
          <table:table-cell table:style-name="ce95" table:formula="of:=IF(DATE(YEAR([.E19]);MONTH([.E19]);DAY([.E19]))&lt;=DATE(YEAR([.E19]);3;31); [.F19]+[.C19]-[.G19]; IF([.G19]-[.C19]&lt;0;[.F19]-[.H19];[.F19]+[.C19]-[.H19]))" office:value-type="float" office:value="3.5">
            <text:p>3.5</text:p>
          </table:table-cell>
          <table:table-cell table:style-name="ce95"/>
          <table:table-cell table:style-name="ce95" table:formula="of:=[.I19]+[.J19]" office:value-type="float" office:value="3.5">
            <text:p>3.5</text:p>
          </table:table-cell>
          <table:table-cell table:style-name="ce104"/>
          <table:table-cell table:number-columns-repeated="1012"/>
        </table:table-row>
        <table:table-row table:style-name="ro15">
          <table:table-cell table:style-name="ce41" office:value-type="float" office:value="14">
            <text:p>14</text:p>
          </table:table-cell>
          <table:table-cell table:style-name="ce43" office:value-type="string">
            <text:p>LongNH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0]);DATE(YEAR([.D20]);12;31);NOW())" office:value-type="date" office:date-value="2015-08-12T09:46:23.7">
            <text:p>08/12/15</text:p>
          </table:table-cell>
          <table:table-cell table:style-name="ce99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100" table:formula="of:=SUMPRODUCT([Thong_Tin_Ngay_Nghi_201501.$B$3:.$B$28]=[.B20];[Thong_Tin_Ngay_Nghi_201501.$C$3:.$C$28]) + SUMPRODUCT([Thong_Tin_Ngay_Nghi_201502.$B$5:.$B$34]=[.B20];[Thong_Tin_Ngay_Nghi_201502.$C$5:.$C$34])  + SUMPRODUCT([Thong_Tin_Ngay_Nghi_201503.$B$5:.$B$33]=[.B20];[Thong_Tin_Ngay_Nghi_201503.$C$5:.$C$33])" office:value-type="float" office:value="1.5">
            <text:p>1.5</text:p>
          </table:table-cell>
          <table:table-cell table:style-name="ce103" table:formula="of:=SUMPRODUCT([Thong_Tin_Ngay_Nghi_201501.$B$3:.$B$28]=[.B20];[Thong_Tin_Ngay_Nghi_201501.$C$3:.$C$28]) + SUMPRODUCT([Thong_Tin_Ngay_Nghi_201502.$B$5:.$B$34]=[.B20];[Thong_Tin_Ngay_Nghi_201502.$C$5:.$C$34])  + SUMPRODUCT([Thong_Tin_Ngay_Nghi_201503.$B$5:.$B$33]=[.B20];[Thong_Tin_Ngay_Nghi_201503.$C$5:.$C$33]) +  SUMPRODUCT([Thong_Tin_Ngay_Nghi_201504.$B$5:.$B$39]=[.B20];[Thong_Tin_Ngay_Nghi_201504.$C$5:.$C$39]) + SUMPRODUCT([Thong_Tin_Ngay_Nghi_201505.$B$5:.$B$42]=[.B20];[Thong_Tin_Ngay_Nghi_201505.$C$5:.$C$42])" office:value-type="float" office:value="2.5">
            <text:p>2.5</text:p>
          </table:table-cell>
          <table:table-cell table:style-name="ce95" table:formula="of:=IF(DATE(YEAR([.E20]);MONTH([.E20]);DAY([.E20]))&lt;=DATE(YEAR([.E20]);3;31); [.F20]+[.C20]-[.G20]; IF([.G20]-[.C20]&lt;0;[.F20]-[.H20];[.F20]+[.C20]-[.H20]))" office:value-type="float" office:value="4.5">
            <text:p>4.5</text:p>
          </table:table-cell>
          <table:table-cell table:style-name="ce95" office:value-type="float" office:value="0.5">
            <text:p>0.5</text:p>
          </table:table-cell>
          <table:table-cell table:style-name="ce95" table:formula="of:=[.I20]+[.J20]" office:value-type="float" office:value="5">
            <text:p>5</text:p>
          </table:table-cell>
          <table:table-cell table:style-name="ce104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16">
          <table:table-cell table:style-name="ce41" office:value-type="float" office:value="15">
            <text:p>15</text:p>
          </table:table-cell>
          <table:table-cell table:style-name="ce43" office:value-type="string">
            <text:p>LocNP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office:value-type="date" office:date-value="2015-05-29">
            <text:p>05/29/15</text:p>
          </table:table-cell>
          <table:table-cell table:style-name="ce99" table:formula="of:= 3 + (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-3) / 2" office:value-type="float" office:value="4">
            <office:annotation draw:style-name="gr6" draw:text-style-name="P1" svg:width="1.1413in" svg:height="1.0122in" svg:x="5.2748in" svg:y="9.0642in" draw:caption-point-x="-0.2402in" draw:caption-point-y="0.598in">
              <dc:date>2015-05-04T00:00:00</dc:date>
              <text:p text:style-name="P1"><text:span text:style-name="T1">Từ T1 → 3: tính 1 ngày phép / tháng</text:span></text:p>
              <text:p text:style-name="P1"><text:span text:style-name="T1"/></text:p>
              <text:p text:style-name="P1"><text:span text:style-name="T1">Từ T4: tính 0.5 ngày phép/tháng</text:span></text:p>
            </office:annotation>
            <text:p>4</text:p>
          </table:table-cell>
          <table:table-cell table:style-name="ce100" table:formula="of:=SUMPRODUCT([Thong_Tin_Ngay_Nghi_201501.$B$3:.$B$28]=[.B21];[Thong_Tin_Ngay_Nghi_201501.$C$3:.$C$28]) + SUMPRODUCT([Thong_Tin_Ngay_Nghi_201502.$B$5:.$B$34]=[.B21];[Thong_Tin_Ngay_Nghi_201502.$C$5:.$C$34])  + SUMPRODUCT([Thong_Tin_Ngay_Nghi_201503.$B$5:.$B$33]=[.B21];[Thong_Tin_Ngay_Nghi_201503.$C$5:.$C$33])" office:value-type="float" office:value="15">
            <text:p>15</text:p>
          </table:table-cell>
          <table:table-cell table:style-name="ce103" table:formula="of:=SUMPRODUCT([Thong_Tin_Ngay_Nghi_201501.$B$3:.$B$28]=[.B21];[Thong_Tin_Ngay_Nghi_201501.$C$3:.$C$28]) + SUMPRODUCT([Thong_Tin_Ngay_Nghi_201502.$B$5:.$B$34]=[.B21];[Thong_Tin_Ngay_Nghi_201502.$C$5:.$C$34])  + SUMPRODUCT([Thong_Tin_Ngay_Nghi_201503.$B$5:.$B$33]=[.B21];[Thong_Tin_Ngay_Nghi_201503.$C$5:.$C$33]) +  SUMPRODUCT([Thong_Tin_Ngay_Nghi_201504.$B$5:.$B$39]=[.B21];[Thong_Tin_Ngay_Nghi_201504.$C$5:.$C$39]) + SUMPRODUCT([Thong_Tin_Ngay_Nghi_201505.$B$5:.$B$42]=[.B21];[Thong_Tin_Ngay_Nghi_201505.$C$5:.$C$42])" office:value-type="float" office:value="37">
            <text:p>37</text:p>
          </table:table-cell>
          <table:table-cell table:style-name="ce95" table:formula="of:=IF(DATE(YEAR([.E21]);MONTH([.E21]);DAY([.E21]))&lt;=DATE(YEAR([.E21]);3;31); [.F21]+[.C21]-[.G21]; IF([.G21]-[.C21]&lt;0;[.F21]-[.H21];[.F21]+[.C21]-[.H21]))" office:value-type="float" office:value="-33">
            <text:p>-33</text:p>
          </table:table-cell>
          <table:table-cell table:style-name="ce95" table:formula="of:=6+10+17" office:value-type="float" office:value="33">
            <text:p>33</text:p>
          </table:table-cell>
          <table:table-cell table:style-name="ce95" table:formula="of:=[.I21]+[.J21]" office:value-type="float" office:value="0">
            <text:p>0</text:p>
          </table:table-cell>
          <table:table-cell table:style-name="ce104" office:value-type="string">
            <text:p>- Đã trừ 6 ngày nghỉ vào lương T3 </text:p>
            <text:p/>
            <text:p>- Đã trừ 10 ngày nghỉ vào lương T4</text:p>
            <text:p/>
            <text:p>- Đã trừ 17 ngày nghỉ vào lương T5</text:p>
            <text:p/>
            <text:p>=&gt; ko trừ ngày này vào phép nữa</text:p>
          </table:table-cell>
          <table:table-cell table:number-columns-repeated="1012"/>
        </table:table-row>
        <table:table-row table:style-name="ro13">
          <table:table-cell table:style-name="ce41" office:value-type="float" office:value="16">
            <text:p>16</text:p>
          </table:table-cell>
          <table:table-cell table:style-name="ce43" office:value-type="string">
            <text:p>MaiDTP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2]);DATE(YEAR([.D22]);12;31);NOW())" office:value-type="date" office:date-value="2015-08-12T09:46:23.7">
            <text:p>08/12/15</text:p>
          </table:table-cell>
          <table:table-cell table:style-name="ce99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100" table:formula="of:=SUMPRODUCT([Thong_Tin_Ngay_Nghi_201501.$B$3:.$B$28]=[.B22];[Thong_Tin_Ngay_Nghi_201501.$C$3:.$C$28]) + SUMPRODUCT([Thong_Tin_Ngay_Nghi_201502.$B$5:.$B$34]=[.B22];[Thong_Tin_Ngay_Nghi_201502.$C$5:.$C$34])  + SUMPRODUCT([Thong_Tin_Ngay_Nghi_201503.$B$5:.$B$33]=[.B22];[Thong_Tin_Ngay_Nghi_201503.$C$5:.$C$33])" office:value-type="float" office:value="9">
            <text:p>9</text:p>
          </table:table-cell>
          <table:table-cell table:style-name="ce103" table:formula="of:=SUMPRODUCT([Thong_Tin_Ngay_Nghi_201501.$B$3:.$B$28]=[.B22];[Thong_Tin_Ngay_Nghi_201501.$C$3:.$C$28]) + SUMPRODUCT([Thong_Tin_Ngay_Nghi_201502.$B$5:.$B$34]=[.B22];[Thong_Tin_Ngay_Nghi_201502.$C$5:.$C$34])  + SUMPRODUCT([Thong_Tin_Ngay_Nghi_201503.$B$5:.$B$33]=[.B22];[Thong_Tin_Ngay_Nghi_201503.$C$5:.$C$33]) +  SUMPRODUCT([Thong_Tin_Ngay_Nghi_201504.$B$5:.$B$39]=[.B22];[Thong_Tin_Ngay_Nghi_201504.$C$5:.$C$39]) + SUMPRODUCT([Thong_Tin_Ngay_Nghi_201505.$B$5:.$B$42]=[.B22];[Thong_Tin_Ngay_Nghi_201505.$C$5:.$C$42])" office:value-type="float" office:value="12">
            <text:p>12</text:p>
          </table:table-cell>
          <table:table-cell table:style-name="ce95" table:formula="of:=IF(DATE(YEAR([.E22]);MONTH([.E22]);DAY([.E22]))&lt;=DATE(YEAR([.E22]);3;31); [.F22]+[.C22]-[.G22]; IF([.G22]-[.C22]&lt;0;[.F22]-[.H22];[.F22]+[.C22]-[.H22]))" office:value-type="float" office:value="-5">
            <text:p>-5</text:p>
          </table:table-cell>
          <table:table-cell table:style-name="ce95" office:value-type="float" office:value="7">
            <text:p>7</text:p>
          </table:table-cell>
          <table:table-cell table:style-name="ce95" table:formula="of:=[.I22]+[.J22]" office:value-type="float" office:value="2">
            <text:p>2</text:p>
          </table:table-cell>
          <table:table-cell table:style-name="ce104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MinhHA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3]);DATE(YEAR([.D23]);12;31);NOW())" office:value-type="date" office:date-value="2015-08-12T09:46:23.7">
            <text:p>08/12/15</text:p>
          </table:table-cell>
          <table:table-cell table:style-name="ce99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100" table:formula="of:=SUMPRODUCT([Thong_Tin_Ngay_Nghi_201501.$B$3:.$B$28]=[.B23];[Thong_Tin_Ngay_Nghi_201501.$C$3:.$C$28]) + SUMPRODUCT([Thong_Tin_Ngay_Nghi_201502.$B$5:.$B$34]=[.B23];[Thong_Tin_Ngay_Nghi_201502.$C$5:.$C$34])  + SUMPRODUCT([Thong_Tin_Ngay_Nghi_201503.$B$5:.$B$33]=[.B23];[Thong_Tin_Ngay_Nghi_201503.$C$5:.$C$33])" office:value-type="float" office:value="2.5">
            <text:p>2.5</text:p>
          </table:table-cell>
          <table:table-cell table:style-name="ce103" table:formula="of:=SUMPRODUCT([Thong_Tin_Ngay_Nghi_201501.$B$3:.$B$28]=[.B23];[Thong_Tin_Ngay_Nghi_201501.$C$3:.$C$28]) + SUMPRODUCT([Thong_Tin_Ngay_Nghi_201502.$B$5:.$B$34]=[.B23];[Thong_Tin_Ngay_Nghi_201502.$C$5:.$C$34])  + SUMPRODUCT([Thong_Tin_Ngay_Nghi_201503.$B$5:.$B$33]=[.B23];[Thong_Tin_Ngay_Nghi_201503.$C$5:.$C$33]) +  SUMPRODUCT([Thong_Tin_Ngay_Nghi_201504.$B$5:.$B$39]=[.B23];[Thong_Tin_Ngay_Nghi_201504.$C$5:.$C$39]) + SUMPRODUCT([Thong_Tin_Ngay_Nghi_201505.$B$5:.$B$42]=[.B23];[Thong_Tin_Ngay_Nghi_201505.$C$5:.$C$42])" office:value-type="float" office:value="4.5">
            <text:p>4.5</text:p>
          </table:table-cell>
          <table:table-cell table:style-name="ce95" table:formula="of:=IF(DATE(YEAR([.E23]);MONTH([.E23]);DAY([.E23]))&lt;=DATE(YEAR([.E23]);3;31); [.F23]+[.C23]-[.G23]; IF([.G23]-[.C23]&lt;0;[.F23]-[.H23];[.F23]+[.C23]-[.H23]))" office:value-type="float" office:value="2.5">
            <text:p>2.5</text:p>
          </table:table-cell>
          <table:table-cell table:style-name="ce95"/>
          <table:table-cell table:style-name="ce95" table:formula="of:=[.I23]+[.J23]" office:value-type="float" office:value="2.5">
            <text:p>2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amTD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5-25">
            <text:p>05/25/15</text:p>
          </table:table-cell>
          <table:table-cell table:style-name="ce97" table:formula="of:=IF(YEAR(NOW())&gt;YEAR([.D24]);DATE(YEAR([.D24]);12;31);NOW())" office:value-type="date" office:date-value="2015-08-12T09:46:23.7">
            <text:p>08/12/15</text:p>
          </table:table-cell>
          <table:table-cell table:style-name="ce99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2">
            <text:p>2</text:p>
          </table:table-cell>
          <table:table-cell table:style-name="ce100"/>
          <table:table-cell table:style-name="ce103" table:formula="of:=SUMPRODUCT([Thong_Tin_Ngay_Nghi_201501.$B$3:.$B$28]=[.B24];[Thong_Tin_Ngay_Nghi_201501.$C$3:.$C$28]) + SUMPRODUCT([Thong_Tin_Ngay_Nghi_201502.$B$5:.$B$34]=[.B24];[Thong_Tin_Ngay_Nghi_201502.$C$5:.$C$34])  + SUMPRODUCT([Thong_Tin_Ngay_Nghi_201503.$B$5:.$B$33]=[.B24];[Thong_Tin_Ngay_Nghi_201503.$C$5:.$C$33]) +  SUMPRODUCT([Thong_Tin_Ngay_Nghi_201504.$B$5:.$B$39]=[.B24];[Thong_Tin_Ngay_Nghi_201504.$C$5:.$C$39]) + SUMPRODUCT([Thong_Tin_Ngay_Nghi_201505.$B$5:.$B$42]=[.B24];[Thong_Tin_Ngay_Nghi_201505.$C$5:.$C$42])" office:value-type="float" office:value="0">
            <text:p>0</text:p>
          </table:table-cell>
          <table:table-cell table:style-name="ce95" table:formula="of:=IF(DATE(YEAR([.E24]);MONTH([.E24]);DAY([.E24]))&lt;=DATE(YEAR([.E24]);3;31); [.F24]+[.C24]-[.G24]; IF([.G24]-[.C24]&lt;0;[.F24]-[.H24];[.F24]+[.C24]-[.H24]))" office:value-type="float" office:value="2">
            <text:p>2</text:p>
          </table:table-cell>
          <table:table-cell table:style-name="ce95" table:number-columns-repeated="2"/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V</text:p>
          </table:table-cell>
          <table:table-cell table:style-name="ce95" office:value-type="float" office:value="2">
            <text:p>2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5]);DATE(YEAR([.D25]);12;31);NOW())" office:value-type="date" office:date-value="2015-08-12T09:46:23.71">
            <text:p>08/12/15</text:p>
          </table:table-cell>
          <table:table-cell table:style-name="ce99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100" table:formula="of:=SUMPRODUCT([Thong_Tin_Ngay_Nghi_201501.$B$3:.$B$28]=[.B25];[Thong_Tin_Ngay_Nghi_201501.$C$3:.$C$28]) + SUMPRODUCT([Thong_Tin_Ngay_Nghi_201502.$B$5:.$B$34]=[.B25];[Thong_Tin_Ngay_Nghi_201502.$C$5:.$C$34])  + SUMPRODUCT([Thong_Tin_Ngay_Nghi_201503.$B$5:.$B$33]=[.B25];[Thong_Tin_Ngay_Nghi_201503.$C$5:.$C$33])" office:value-type="float" office:value="4.5">
            <text:p>4.5</text:p>
          </table:table-cell>
          <table:table-cell table:style-name="ce103" table:formula="of:=SUMPRODUCT([Thong_Tin_Ngay_Nghi_201501.$B$3:.$B$28]=[.B25];[Thong_Tin_Ngay_Nghi_201501.$C$3:.$C$28]) + SUMPRODUCT([Thong_Tin_Ngay_Nghi_201502.$B$5:.$B$34]=[.B25];[Thong_Tin_Ngay_Nghi_201502.$C$5:.$C$34])  + SUMPRODUCT([Thong_Tin_Ngay_Nghi_201503.$B$5:.$B$33]=[.B25];[Thong_Tin_Ngay_Nghi_201503.$C$5:.$C$33]) +  SUMPRODUCT([Thong_Tin_Ngay_Nghi_201504.$B$5:.$B$39]=[.B25];[Thong_Tin_Ngay_Nghi_201504.$C$5:.$C$39]) + SUMPRODUCT([Thong_Tin_Ngay_Nghi_201505.$B$5:.$B$42]=[.B25];[Thong_Tin_Ngay_Nghi_201505.$C$5:.$C$42])" office:value-type="float" office:value="5.5">
            <text:p>5.5</text:p>
          </table:table-cell>
          <table:table-cell table:style-name="ce95" table:formula="of:=IF(DATE(YEAR([.E25]);MONTH([.E25]);DAY([.E25]))&lt;=DATE(YEAR([.E25]);3;31); [.F25]+[.C25]-[.G25]; IF([.G25]-[.C25]&lt;0;[.F25]-[.H25];[.F25]+[.C25]-[.H25]))" office:value-type="float" office:value="3.5">
            <text:p>3.5</text:p>
          </table:table-cell>
          <table:table-cell table:style-name="ce95"/>
          <table:table-cell table:style-name="ce95" table:formula="of:=[.I25]+[.J25]" office:value-type="float" office:value="3.5">
            <text:p>3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guyenHT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6]);DATE(YEAR([.D26]);12;31);NOW())" office:value-type="date" office:date-value="2015-08-12T09:46:23.71">
            <text:p>08/12/15</text:p>
          </table:table-cell>
          <table:table-cell table:style-name="ce99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100" table:formula="of:=SUMPRODUCT([Thong_Tin_Ngay_Nghi_201501.$B$3:.$B$28]=[.B26];[Thong_Tin_Ngay_Nghi_201501.$C$3:.$C$28]) + SUMPRODUCT([Thong_Tin_Ngay_Nghi_201502.$B$5:.$B$34]=[.B26];[Thong_Tin_Ngay_Nghi_201502.$C$5:.$C$34])  + SUMPRODUCT([Thong_Tin_Ngay_Nghi_201503.$B$5:.$B$33]=[.B26];[Thong_Tin_Ngay_Nghi_201503.$C$5:.$C$33])" office:value-type="float" office:value="2.5">
            <text:p>2.5</text:p>
          </table:table-cell>
          <table:table-cell table:style-name="ce103" table:formula="of:=SUMPRODUCT([Thong_Tin_Ngay_Nghi_201501.$B$3:.$B$28]=[.B26];[Thong_Tin_Ngay_Nghi_201501.$C$3:.$C$28]) + SUMPRODUCT([Thong_Tin_Ngay_Nghi_201502.$B$5:.$B$34]=[.B26];[Thong_Tin_Ngay_Nghi_201502.$C$5:.$C$34])  + SUMPRODUCT([Thong_Tin_Ngay_Nghi_201503.$B$5:.$B$33]=[.B26];[Thong_Tin_Ngay_Nghi_201503.$C$5:.$C$33]) +  SUMPRODUCT([Thong_Tin_Ngay_Nghi_201504.$B$5:.$B$39]=[.B26];[Thong_Tin_Ngay_Nghi_201504.$C$5:.$C$39]) + SUMPRODUCT([Thong_Tin_Ngay_Nghi_201505.$B$5:.$B$42]=[.B26];[Thong_Tin_Ngay_Nghi_201505.$C$5:.$C$42])" office:value-type="float" office:value="3.5">
            <text:p>3.5</text:p>
          </table:table-cell>
          <table:table-cell table:style-name="ce95" table:formula="of:=IF(DATE(YEAR([.E26]);MONTH([.E26]);DAY([.E26]))&lt;=DATE(YEAR([.E26]);3;31); [.F26]+[.C26]-[.G26]; IF([.G26]-[.C26]&lt;0;[.F26]-[.H26];[.F26]+[.C26]-[.H26]))" office:value-type="float" office:value="3.5">
            <text:p>3.5</text:p>
          </table:table-cell>
          <table:table-cell table:style-name="ce95"/>
          <table:table-cell table:style-name="ce95" table:formula="of:=[.I26]+[.J26]" office:value-type="float" office:value="3.5">
            <text:p>3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hanNM</text:p>
          </table:table-cell>
          <table:table-cell table:style-name="ce95" office:value-type="float" office:value="3">
            <text:p>3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7]);DATE(YEAR([.D27]);12;31);NOW())" office:value-type="date" office:date-value="2015-08-12T09:46:23.71">
            <text:p>08/12/15</text:p>
          </table:table-cell>
          <table:table-cell table:style-name="ce99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100" table:formula="of:=SUMPRODUCT([Thong_Tin_Ngay_Nghi_201501.$B$3:.$B$28]=[.B27];[Thong_Tin_Ngay_Nghi_201501.$C$3:.$C$28]) + SUMPRODUCT([Thong_Tin_Ngay_Nghi_201502.$B$5:.$B$34]=[.B27];[Thong_Tin_Ngay_Nghi_201502.$C$5:.$C$34])  + SUMPRODUCT([Thong_Tin_Ngay_Nghi_201503.$B$5:.$B$33]=[.B27];[Thong_Tin_Ngay_Nghi_201503.$C$5:.$C$33])" office:value-type="float" office:value="5">
            <text:p>5</text:p>
          </table:table-cell>
          <table:table-cell table:style-name="ce103" table:formula="of:=SUMPRODUCT([Thong_Tin_Ngay_Nghi_201501.$B$3:.$B$28]=[.B27];[Thong_Tin_Ngay_Nghi_201501.$C$3:.$C$28]) + SUMPRODUCT([Thong_Tin_Ngay_Nghi_201502.$B$5:.$B$34]=[.B27];[Thong_Tin_Ngay_Nghi_201502.$C$5:.$C$34])  + SUMPRODUCT([Thong_Tin_Ngay_Nghi_201503.$B$5:.$B$33]=[.B27];[Thong_Tin_Ngay_Nghi_201503.$C$5:.$C$33]) +  SUMPRODUCT([Thong_Tin_Ngay_Nghi_201504.$B$5:.$B$39]=[.B27];[Thong_Tin_Ngay_Nghi_201504.$C$5:.$C$39]) + SUMPRODUCT([Thong_Tin_Ngay_Nghi_201505.$B$5:.$B$42]=[.B27];[Thong_Tin_Ngay_Nghi_201505.$C$5:.$C$42])" office:value-type="float" office:value="5">
            <text:p>5</text:p>
          </table:table-cell>
          <table:table-cell table:style-name="ce95" table:formula="of:=IF(DATE(YEAR([.E27]);MONTH([.E27]);DAY([.E27]))&lt;=DATE(YEAR([.E27]);3;31); [.F27]+[.C27]-[.G27]; IF([.G27]-[.C27]&lt;0;[.F27]-[.H27];[.F27]+[.C27]-[.H27]))" office:value-type="float" office:value="5">
            <text:p>5</text:p>
          </table:table-cell>
          <table:table-cell table:style-name="ce95"/>
          <table:table-cell table:style-name="ce95" table:formula="of:=[.I27]+[.J27]" office:value-type="float" office:value="5">
            <text:p>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V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8]);DATE(YEAR([.D28]);12;31);NOW())" office:value-type="date" office:date-value="2015-08-12T09:46:23.71">
            <text:p>08/12/15</text:p>
          </table:table-cell>
          <table:table-cell table:style-name="ce99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100" table:formula="of:=SUMPRODUCT([Thong_Tin_Ngay_Nghi_201501.$B$3:.$B$28]=[.B28];[Thong_Tin_Ngay_Nghi_201501.$C$3:.$C$28]) + SUMPRODUCT([Thong_Tin_Ngay_Nghi_201502.$B$5:.$B$34]=[.B28];[Thong_Tin_Ngay_Nghi_201502.$C$5:.$C$34])  + SUMPRODUCT([Thong_Tin_Ngay_Nghi_201503.$B$5:.$B$33]=[.B28];[Thong_Tin_Ngay_Nghi_201503.$C$5:.$C$33])" office:value-type="float" office:value="2">
            <text:p>2</text:p>
          </table:table-cell>
          <table:table-cell table:style-name="ce103" table:formula="of:=SUMPRODUCT([Thong_Tin_Ngay_Nghi_201501.$B$3:.$B$28]=[.B28];[Thong_Tin_Ngay_Nghi_201501.$C$3:.$C$28]) + SUMPRODUCT([Thong_Tin_Ngay_Nghi_201502.$B$5:.$B$34]=[.B28];[Thong_Tin_Ngay_Nghi_201502.$C$5:.$C$34])  + SUMPRODUCT([Thong_Tin_Ngay_Nghi_201503.$B$5:.$B$33]=[.B28];[Thong_Tin_Ngay_Nghi_201503.$C$5:.$C$33]) +  SUMPRODUCT([Thong_Tin_Ngay_Nghi_201504.$B$5:.$B$39]=[.B28];[Thong_Tin_Ngay_Nghi_201504.$C$5:.$C$39]) + SUMPRODUCT([Thong_Tin_Ngay_Nghi_201505.$B$5:.$B$42]=[.B28];[Thong_Tin_Ngay_Nghi_201505.$C$5:.$C$42])" office:value-type="float" office:value="2">
            <text:p>2</text:p>
          </table:table-cell>
          <table:table-cell table:style-name="ce95" table:formula="of:=IF(DATE(YEAR([.E28]);MONTH([.E28]);DAY([.E28]))&lt;=DATE(YEAR([.E28]);3;31); [.F28]+[.C28]-[.G28]; IF([.G28]-[.C28]&lt;0;[.F28]-[.H28];[.F28]+[.C28]-[.H28]))" office:value-type="float" office:value="5">
            <text:p>5</text:p>
          </table:table-cell>
          <table:table-cell table:style-name="ce95"/>
          <table:table-cell table:style-name="ce95" table:formula="of:=[.I28]+[.J28]" office:value-type="float" office:value="5">
            <text:p>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chBK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29]);DATE(YEAR([.D29]);12;31);NOW())" office:value-type="date" office:date-value="2015-08-12T09:46:23.71">
            <text:p>08/12/15</text:p>
          </table:table-cell>
          <table:table-cell table:style-name="ce99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100" table:formula="of:=SUMPRODUCT([Thong_Tin_Ngay_Nghi_201501.$B$3:.$B$28]=[.B29];[Thong_Tin_Ngay_Nghi_201501.$C$3:.$C$28]) + SUMPRODUCT([Thong_Tin_Ngay_Nghi_201502.$B$5:.$B$34]=[.B29];[Thong_Tin_Ngay_Nghi_201502.$C$5:.$C$34])  + SUMPRODUCT([Thong_Tin_Ngay_Nghi_201503.$B$5:.$B$33]=[.B29];[Thong_Tin_Ngay_Nghi_201503.$C$5:.$C$33])" office:value-type="float" office:value="11">
            <text:p>11</text:p>
          </table:table-cell>
          <table:table-cell table:style-name="ce103" table:formula="of:=SUMPRODUCT([Thong_Tin_Ngay_Nghi_201501.$B$3:.$B$28]=[.B29];[Thong_Tin_Ngay_Nghi_201501.$C$3:.$C$28]) + SUMPRODUCT([Thong_Tin_Ngay_Nghi_201502.$B$5:.$B$34]=[.B29];[Thong_Tin_Ngay_Nghi_201502.$C$5:.$C$34])  + SUMPRODUCT([Thong_Tin_Ngay_Nghi_201503.$B$5:.$B$33]=[.B29];[Thong_Tin_Ngay_Nghi_201503.$C$5:.$C$33]) +  SUMPRODUCT([Thong_Tin_Ngay_Nghi_201504.$B$5:.$B$39]=[.B29];[Thong_Tin_Ngay_Nghi_201504.$C$5:.$C$39]) + SUMPRODUCT([Thong_Tin_Ngay_Nghi_201505.$B$5:.$B$42]=[.B29];[Thong_Tin_Ngay_Nghi_201505.$C$5:.$C$42])" office:value-type="float" office:value="17.5">
            <text:p>17.5</text:p>
          </table:table-cell>
          <table:table-cell table:style-name="ce95" table:formula="of:=IF(DATE(YEAR([.E29]);MONTH([.E29]);DAY([.E29]))&lt;=DATE(YEAR([.E29]);3;31); [.F29]+[.C29]-[.G29]; IF([.G29]-[.C29]&lt;0;[.F29]-[.H29];[.F29]+[.C29]-[.H29]))" office:value-type="float" office:value="-10.5">
            <text:p>-10.5</text:p>
          </table:table-cell>
          <table:table-cell table:style-name="ce95"/>
          <table:table-cell table:style-name="ce95" table:formula="of:=[.I29]+[.J29]" office:value-type="float" office:value="-10.5">
            <text:p>-10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DTH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1-02">
            <text:p>01/02/15</text:p>
          </table:table-cell>
          <table:table-cell table:style-name="ce97" table:formula="of:=IF(YEAR(NOW())&gt;YEAR([.D30]);DATE(YEAR([.D30]);12;31);NOW())" office:value-type="date" office:date-value="2015-08-12T09:46:23.71">
            <text:p>08/12/15</text:p>
          </table:table-cell>
          <table:table-cell table:style-name="ce99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100" table:formula="of:=SUMPRODUCT([Thong_Tin_Ngay_Nghi_201501.$B$3:.$B$28]=[.B30];[Thong_Tin_Ngay_Nghi_201501.$C$3:.$C$28]) + SUMPRODUCT([Thong_Tin_Ngay_Nghi_201502.$B$5:.$B$34]=[.B30];[Thong_Tin_Ngay_Nghi_201502.$C$5:.$C$34])  + SUMPRODUCT([Thong_Tin_Ngay_Nghi_201503.$B$5:.$B$33]=[.B30];[Thong_Tin_Ngay_Nghi_201503.$C$5:.$C$33])" office:value-type="float" office:value="2.5">
            <text:p>2.5</text:p>
          </table:table-cell>
          <table:table-cell table:style-name="ce103" table:formula="of:=SUMPRODUCT([Thong_Tin_Ngay_Nghi_201501.$B$3:.$B$28]=[.B30];[Thong_Tin_Ngay_Nghi_201501.$C$3:.$C$28]) + SUMPRODUCT([Thong_Tin_Ngay_Nghi_201502.$B$5:.$B$34]=[.B30];[Thong_Tin_Ngay_Nghi_201502.$C$5:.$C$34])  + SUMPRODUCT([Thong_Tin_Ngay_Nghi_201503.$B$5:.$B$33]=[.B30];[Thong_Tin_Ngay_Nghi_201503.$C$5:.$C$33]) +  SUMPRODUCT([Thong_Tin_Ngay_Nghi_201504.$B$5:.$B$39]=[.B30];[Thong_Tin_Ngay_Nghi_201504.$C$5:.$C$39]) + SUMPRODUCT([Thong_Tin_Ngay_Nghi_201505.$B$5:.$B$42]=[.B30];[Thong_Tin_Ngay_Nghi_201505.$C$5:.$C$42])" office:value-type="float" office:value="3">
            <text:p>3</text:p>
          </table:table-cell>
          <table:table-cell table:style-name="ce95" table:formula="of:=IF(DATE(YEAR([.E30]);MONTH([.E30]);DAY([.E30]))&lt;=DATE(YEAR([.E30]);3;31); [.F30]+[.C30]-[.G30]; IF([.G30]-[.C30]&lt;0;[.F30]-[.H30];[.F30]+[.C30]-[.H30]))" office:value-type="float" office:value="4">
            <text:p>4</text:p>
          </table:table-cell>
          <table:table-cell table:style-name="ce95"/>
          <table:table-cell table:style-name="ce95" table:formula="of:=[.I30]+[.J30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93" office:value-type="string">
            <text:p>ThaoTP</text:p>
          </table:table-cell>
          <table:table-cell table:style-name="ce96" office:value-type="float" office:value="0">
            <text:p>0</text:p>
          </table:table-cell>
          <table:table-cell table:style-name="ce97" office:value-type="date" office:date-value="2015-01-01">
            <text:p>01/01/15</text:p>
          </table:table-cell>
          <table:table-cell table:style-name="ce98" table:formula="of:=IF(YEAR(NOW())&gt;YEAR([.D31]);DATE(YEAR([.D31]);12;31);NOW())" office:value-type="date" office:date-value="2015-08-12T09:46:23.71">
            <text:p>08/12/15</text:p>
          </table:table-cell>
          <table:table-cell table:style-name="ce99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100" table:formula="of:=SUMPRODUCT([Thong_Tin_Ngay_Nghi_201501.$B$3:.$B$28]=[.B31];[Thong_Tin_Ngay_Nghi_201501.$C$3:.$C$28]) + SUMPRODUCT([Thong_Tin_Ngay_Nghi_201502.$B$5:.$B$34]=[.B31];[Thong_Tin_Ngay_Nghi_201502.$C$5:.$C$34])  + SUMPRODUCT([Thong_Tin_Ngay_Nghi_201503.$B$5:.$B$33]=[.B31];[Thong_Tin_Ngay_Nghi_201503.$C$5:.$C$33])" office:value-type="float" office:value="4">
            <text:p>4</text:p>
          </table:table-cell>
          <table:table-cell table:style-name="ce103" table:formula="of:=SUMPRODUCT([Thong_Tin_Ngay_Nghi_201501.$B$3:.$B$28]=[.B31];[Thong_Tin_Ngay_Nghi_201501.$C$3:.$C$28]) + SUMPRODUCT([Thong_Tin_Ngay_Nghi_201502.$B$5:.$B$34]=[.B31];[Thong_Tin_Ngay_Nghi_201502.$C$5:.$C$34])  + SUMPRODUCT([Thong_Tin_Ngay_Nghi_201503.$B$5:.$B$33]=[.B31];[Thong_Tin_Ngay_Nghi_201503.$C$5:.$C$33]) +  SUMPRODUCT([Thong_Tin_Ngay_Nghi_201504.$B$5:.$B$39]=[.B31];[Thong_Tin_Ngay_Nghi_201504.$C$5:.$C$39]) + SUMPRODUCT([Thong_Tin_Ngay_Nghi_201505.$B$5:.$B$42]=[.B31];[Thong_Tin_Ngay_Nghi_201505.$C$5:.$C$42])" office:value-type="float" office:value="6">
            <text:p>6</text:p>
          </table:table-cell>
          <table:table-cell table:style-name="ce95" table:formula="of:=IF(DATE(YEAR([.E31]);MONTH([.E31]);DAY([.E31]))&lt;=DATE(YEAR([.E31]);3;31); [.F31]+[.C31]-[.G31]; IF([.G31]-[.C31]&lt;0;[.F31]-[.H31];[.F31]+[.C31]-[.H31]))" office:value-type="float" office:value="1">
            <text:p>1</text:p>
          </table:table-cell>
          <table:table-cell table:style-name="ce95"/>
          <table:table-cell table:style-name="ce95" table:formula="of:=[.I31]+[.J31]" office:value-type="float" office:value="1">
            <text:p>1</text:p>
          </table:table-cell>
          <table:table-cell table:style-name="ce104"/>
          <table:table-cell table:style-name="ce105" table:number-columns-repeated="101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amDT</text:p>
          </table:table-cell>
          <table:table-cell table:style-name="ce95" office:value-type="float" office:value="6">
            <text:p>6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2]);DATE(YEAR([.D32]);12;31);NOW())" office:value-type="date" office:date-value="2015-08-12T09:46:23.71">
            <text:p>08/12/15</text:p>
          </table:table-cell>
          <table:table-cell table:style-name="ce99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100" table:formula="of:=SUMPRODUCT([Thong_Tin_Ngay_Nghi_201501.$B$3:.$B$28]=[.B32];[Thong_Tin_Ngay_Nghi_201501.$C$3:.$C$28]) + SUMPRODUCT([Thong_Tin_Ngay_Nghi_201502.$B$5:.$B$34]=[.B32];[Thong_Tin_Ngay_Nghi_201502.$C$5:.$C$34])  + SUMPRODUCT([Thong_Tin_Ngay_Nghi_201503.$B$5:.$B$33]=[.B32];[Thong_Tin_Ngay_Nghi_201503.$C$5:.$C$33])" office:value-type="float" office:value="10">
            <text:p>10</text:p>
          </table:table-cell>
          <table:table-cell table:style-name="ce103" table:formula="of:=SUMPRODUCT([Thong_Tin_Ngay_Nghi_201501.$B$3:.$B$28]=[.B32];[Thong_Tin_Ngay_Nghi_201501.$C$3:.$C$28]) + SUMPRODUCT([Thong_Tin_Ngay_Nghi_201502.$B$5:.$B$34]=[.B32];[Thong_Tin_Ngay_Nghi_201502.$C$5:.$C$34])  + SUMPRODUCT([Thong_Tin_Ngay_Nghi_201503.$B$5:.$B$33]=[.B32];[Thong_Tin_Ngay_Nghi_201503.$C$5:.$C$33]) +  SUMPRODUCT([Thong_Tin_Ngay_Nghi_201504.$B$5:.$B$39]=[.B32];[Thong_Tin_Ngay_Nghi_201504.$C$5:.$C$39]) + SUMPRODUCT([Thong_Tin_Ngay_Nghi_201505.$B$5:.$B$42]=[.B32];[Thong_Tin_Ngay_Nghi_201505.$C$5:.$C$42])" office:value-type="float" office:value="12.5">
            <text:p>12.5</text:p>
          </table:table-cell>
          <table:table-cell table:style-name="ce95" table:formula="of:=IF(DATE(YEAR([.E32]);MONTH([.E32]);DAY([.E32]))&lt;=DATE(YEAR([.E32]);3;31); [.F32]+[.C32]-[.G32]; IF([.G32]-[.C32]&lt;0;[.F32]-[.H32];[.F32]+[.C32]-[.H32]))" office:value-type="float" office:value="0.5">
            <text:p>0.5</text:p>
          </table:table-cell>
          <table:table-cell table:style-name="ce95"/>
          <table:table-cell table:style-name="ce95" table:formula="of:=[.I32]+[.J32]" office:value-type="float" office:value="0.5">
            <text:p>0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enTN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5-18">
            <text:p>05/18/15</text:p>
          </table:table-cell>
          <table:table-cell table:style-name="ce97" table:formula="of:=IF(YEAR(NOW())&gt;YEAR([.D33]);DATE(YEAR([.D33]);12;31);NOW())" office:value-type="date" office:date-value="2015-08-12T09:46:23.74">
            <text:p>08/12/15</text:p>
          </table:table-cell>
          <table:table-cell table:style-name="ce99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2">
            <text:p>2</text:p>
          </table:table-cell>
          <table:table-cell table:style-name="ce100"/>
          <table:table-cell table:style-name="ce103" table:formula="of:=SUMPRODUCT([Thong_Tin_Ngay_Nghi_201501.$B$3:.$B$28]=[.B33];[Thong_Tin_Ngay_Nghi_201501.$C$3:.$C$28]) + SUMPRODUCT([Thong_Tin_Ngay_Nghi_201502.$B$5:.$B$34]=[.B33];[Thong_Tin_Ngay_Nghi_201502.$C$5:.$C$34])  + SUMPRODUCT([Thong_Tin_Ngay_Nghi_201503.$B$5:.$B$33]=[.B33];[Thong_Tin_Ngay_Nghi_201503.$C$5:.$C$33]) +  SUMPRODUCT([Thong_Tin_Ngay_Nghi_201504.$B$5:.$B$39]=[.B33];[Thong_Tin_Ngay_Nghi_201504.$C$5:.$C$39]) + SUMPRODUCT([Thong_Tin_Ngay_Nghi_201505.$B$5:.$B$42]=[.B33];[Thong_Tin_Ngay_Nghi_201505.$C$5:.$C$42])" office:value-type="float" office:value="0">
            <text:p>0</text:p>
          </table:table-cell>
          <table:table-cell table:style-name="ce95" table:formula="of:=IF(DATE(YEAR([.E33]);MONTH([.E33]);DAY([.E33]))&lt;=DATE(YEAR([.E33]);3;31); [.F33]+[.C33]-[.G33]; IF([.G33]-[.C33]&lt;0;[.F33]-[.H33];[.F33]+[.C33]-[.H33]))" office:value-type="float" office:value="2">
            <text:p>2</text:p>
          </table:table-cell>
          <table:table-cell table:style-name="ce95"/>
          <table:table-cell table:style-name="ce95" table:formula="of:=[.I33]+[.J33]" office:value-type="float" office:value="2">
            <text:p>2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ieuNV</text:p>
          </table:table-cell>
          <table:table-cell table:style-name="ce95" office:value-type="float" office:value="5">
            <text:p>5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4]);DATE(YEAR([.D34]);12;31);NOW())" office:value-type="date" office:date-value="2015-08-12T09:46:23.74">
            <text:p>08/12/15</text:p>
          </table:table-cell>
          <table:table-cell table:style-name="ce99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100" table:formula="of:=SUMPRODUCT([Thong_Tin_Ngay_Nghi_201501.$B$3:.$B$28]=[.B34];[Thong_Tin_Ngay_Nghi_201501.$C$3:.$C$28]) + SUMPRODUCT([Thong_Tin_Ngay_Nghi_201502.$B$5:.$B$34]=[.B34];[Thong_Tin_Ngay_Nghi_201502.$C$5:.$C$34])  + SUMPRODUCT([Thong_Tin_Ngay_Nghi_201503.$B$5:.$B$33]=[.B34];[Thong_Tin_Ngay_Nghi_201503.$C$5:.$C$33])" office:value-type="float" office:value="5.5">
            <text:p>5.5</text:p>
          </table:table-cell>
          <table:table-cell table:style-name="ce103" table:formula="of:=SUMPRODUCT([Thong_Tin_Ngay_Nghi_201501.$B$3:.$B$28]=[.B34];[Thong_Tin_Ngay_Nghi_201501.$C$3:.$C$28]) + SUMPRODUCT([Thong_Tin_Ngay_Nghi_201502.$B$5:.$B$34]=[.B34];[Thong_Tin_Ngay_Nghi_201502.$C$5:.$C$34])  + SUMPRODUCT([Thong_Tin_Ngay_Nghi_201503.$B$5:.$B$33]=[.B34];[Thong_Tin_Ngay_Nghi_201503.$C$5:.$C$33]) +  SUMPRODUCT([Thong_Tin_Ngay_Nghi_201504.$B$5:.$B$39]=[.B34];[Thong_Tin_Ngay_Nghi_201504.$C$5:.$C$39]) + SUMPRODUCT([Thong_Tin_Ngay_Nghi_201505.$B$5:.$B$42]=[.B34];[Thong_Tin_Ngay_Nghi_201505.$C$5:.$C$42])" office:value-type="float" office:value="8.5">
            <text:p>8.5</text:p>
          </table:table-cell>
          <table:table-cell table:style-name="ce95" table:formula="of:=IF(DATE(YEAR([.E34]);MONTH([.E34]);DAY([.E34]))&lt;=DATE(YEAR([.E34]);3;31); [.F34]+[.C34]-[.G34]; IF([.G34]-[.C34]&lt;0;[.F34]-[.H34];[.F34]+[.C34]-[.H34]))" office:value-type="float" office:value="3.5">
            <text:p>3.5</text:p>
          </table:table-cell>
          <table:table-cell table:style-name="ce95"/>
          <table:table-cell table:style-name="ce95" table:formula="of:=[.I34]+[.J34]" office:value-type="float" office:value="3.5">
            <text:p>3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inhT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13">
            <text:p>04/13/15</text:p>
          </table:table-cell>
          <table:table-cell table:style-name="ce97" table:formula="of:=IF(YEAR(NOW())&gt;YEAR([.D35]);DATE(YEAR([.D35]);12;31);NOW())" office:value-type="date" office:date-value="2015-08-12T09:46:23.74">
            <text:p>08/12/15</text:p>
          </table:table-cell>
          <table:table-cell table:style-name="ce99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100" table:formula="of:=SUMPRODUCT([Thong_Tin_Ngay_Nghi_201501.$B$3:.$B$28]=[.B35];[Thong_Tin_Ngay_Nghi_201501.$C$3:.$C$28]) + SUMPRODUCT([Thong_Tin_Ngay_Nghi_201502.$B$5:.$B$34]=[.B35];[Thong_Tin_Ngay_Nghi_201502.$C$5:.$C$34])  + SUMPRODUCT([Thong_Tin_Ngay_Nghi_201503.$B$5:.$B$33]=[.B35];[Thong_Tin_Ngay_Nghi_201503.$C$5:.$C$33])" office:value-type="float" office:value="0">
            <text:p>0</text:p>
          </table:table-cell>
          <table:table-cell table:style-name="ce103" table:formula="of:=SUMPRODUCT([Thong_Tin_Ngay_Nghi_201501.$B$3:.$B$28]=[.B35];[Thong_Tin_Ngay_Nghi_201501.$C$3:.$C$28]) + SUMPRODUCT([Thong_Tin_Ngay_Nghi_201502.$B$5:.$B$34]=[.B35];[Thong_Tin_Ngay_Nghi_201502.$C$5:.$C$34])  + SUMPRODUCT([Thong_Tin_Ngay_Nghi_201503.$B$5:.$B$33]=[.B35];[Thong_Tin_Ngay_Nghi_201503.$C$5:.$C$33]) +  SUMPRODUCT([Thong_Tin_Ngay_Nghi_201504.$B$5:.$B$39]=[.B35];[Thong_Tin_Ngay_Nghi_201504.$C$5:.$C$39]) + SUMPRODUCT([Thong_Tin_Ngay_Nghi_201505.$B$5:.$B$42]=[.B35];[Thong_Tin_Ngay_Nghi_201505.$C$5:.$C$42])" office:value-type="float" office:value="0">
            <text:p>0</text:p>
          </table:table-cell>
          <table:table-cell table:style-name="ce95" table:formula="of:=IF(DATE(YEAR([.E35]);MONTH([.E35]);DAY([.E35]))&lt;=DATE(YEAR([.E35]);3;31); [.F35]+[.C35]-[.G35]; IF([.G35]-[.C35]&lt;0;[.F35]-[.H35];[.F35]+[.C35]-[.H35]))" office:value-type="float" office:value="4">
            <text:p>4</text:p>
          </table:table-cell>
          <table:table-cell table:style-name="ce95"/>
          <table:table-cell table:style-name="ce95" table:formula="of:=[.I35]+[.J35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uyLTT</text:p>
          </table:table-cell>
          <table:table-cell table:style-name="ce95" office:value-type="float" office:value="1">
            <text:p>1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6]);DATE(YEAR([.D36]);12;31);NOW())" office:value-type="date" office:date-value="2015-08-12T09:46:23.74">
            <text:p>08/12/15</text:p>
          </table:table-cell>
          <table:table-cell table:style-name="ce99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100" table:formula="of:=SUMPRODUCT([Thong_Tin_Ngay_Nghi_201501.$B$3:.$B$28]=[.B36];[Thong_Tin_Ngay_Nghi_201501.$C$3:.$C$28]) + SUMPRODUCT([Thong_Tin_Ngay_Nghi_201502.$B$5:.$B$34]=[.B36];[Thong_Tin_Ngay_Nghi_201502.$C$5:.$C$34])  + SUMPRODUCT([Thong_Tin_Ngay_Nghi_201503.$B$5:.$B$33]=[.B36];[Thong_Tin_Ngay_Nghi_201503.$C$5:.$C$33])" office:value-type="float" office:value="7.5">
            <text:p>7.5</text:p>
          </table:table-cell>
          <table:table-cell table:style-name="ce103" table:formula="of:=SUMPRODUCT([Thong_Tin_Ngay_Nghi_201501.$B$3:.$B$28]=[.B36];[Thong_Tin_Ngay_Nghi_201501.$C$3:.$C$28]) + SUMPRODUCT([Thong_Tin_Ngay_Nghi_201502.$B$5:.$B$34]=[.B36];[Thong_Tin_Ngay_Nghi_201502.$C$5:.$C$34])  + SUMPRODUCT([Thong_Tin_Ngay_Nghi_201503.$B$5:.$B$33]=[.B36];[Thong_Tin_Ngay_Nghi_201503.$C$5:.$C$33]) +  SUMPRODUCT([Thong_Tin_Ngay_Nghi_201504.$B$5:.$B$39]=[.B36];[Thong_Tin_Ngay_Nghi_201504.$C$5:.$C$39]) + SUMPRODUCT([Thong_Tin_Ngay_Nghi_201505.$B$5:.$B$42]=[.B36];[Thong_Tin_Ngay_Nghi_201505.$C$5:.$C$42])" office:value-type="float" office:value="11">
            <text:p>11</text:p>
          </table:table-cell>
          <table:table-cell table:style-name="ce95" table:formula="of:=IF(DATE(YEAR([.E36]);MONTH([.E36]);DAY([.E36]))&lt;=DATE(YEAR([.E36]);3;31); [.F36]+[.C36]-[.G36]; IF([.G36]-[.C36]&lt;0;[.F36]-[.H36];[.F36]+[.C36]-[.H36]))" office:value-type="float" office:value="-3">
            <text:p>-3</text:p>
          </table:table-cell>
          <table:table-cell table:style-name="ce95"/>
          <table:table-cell table:style-name="ce95" table:formula="of:=[.I36]+[.J36]" office:value-type="float" office:value="-3">
            <text:p>-3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TuanND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37]);DATE(YEAR([.D37]);12;31);NOW())" office:value-type="date" office:date-value="2015-08-12T09:46:23.75">
            <text:p>08/12/15</text:p>
          </table:table-cell>
          <table:table-cell table:style-name="ce99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4">
            <text:p>4</text:p>
          </table:table-cell>
          <table:table-cell table:style-name="ce100" table:formula="of:=SUMPRODUCT([Thong_Tin_Ngay_Nghi_201501.$B$3:.$B$28]=[.B37];[Thong_Tin_Ngay_Nghi_201501.$C$3:.$C$28]) + SUMPRODUCT([Thong_Tin_Ngay_Nghi_201502.$B$5:.$B$34]=[.B37];[Thong_Tin_Ngay_Nghi_201502.$C$5:.$C$34])  + SUMPRODUCT([Thong_Tin_Ngay_Nghi_201503.$B$5:.$B$33]=[.B37];[Thong_Tin_Ngay_Nghi_201503.$C$5:.$C$33])" office:value-type="float" office:value="0">
            <text:p>0</text:p>
          </table:table-cell>
          <table:table-cell table:style-name="ce103" table:formula="of:=SUMPRODUCT([Thong_Tin_Ngay_Nghi_201501.$B$3:.$B$28]=[.B37];[Thong_Tin_Ngay_Nghi_201501.$C$3:.$C$28]) + SUMPRODUCT([Thong_Tin_Ngay_Nghi_201502.$B$5:.$B$34]=[.B37];[Thong_Tin_Ngay_Nghi_201502.$C$5:.$C$34])  + SUMPRODUCT([Thong_Tin_Ngay_Nghi_201503.$B$5:.$B$33]=[.B37];[Thong_Tin_Ngay_Nghi_201503.$C$5:.$C$33]) +  SUMPRODUCT([Thong_Tin_Ngay_Nghi_201504.$B$5:.$B$39]=[.B37];[Thong_Tin_Ngay_Nghi_201504.$C$5:.$C$39]) + SUMPRODUCT([Thong_Tin_Ngay_Nghi_201505.$B$5:.$B$42]=[.B37];[Thong_Tin_Ngay_Nghi_201505.$C$5:.$C$42])" office:value-type="float" office:value="0">
            <text:p>0</text:p>
          </table:table-cell>
          <table:table-cell table:style-name="ce95" table:formula="of:=IF(DATE(YEAR([.E37]);MONTH([.E37]);DAY([.E37]))&lt;=DATE(YEAR([.E37]);3;31); [.F37]+[.C37]-[.G37]; IF([.G37]-[.C37]&lt;0;[.F37]-[.H37];[.F37]+[.C37]-[.H37]))" office:value-type="float" office:value="4">
            <text:p>4</text:p>
          </table:table-cell>
          <table:table-cell table:style-name="ce95"/>
          <table:table-cell table:style-name="ce95" table:formula="of:=[.I37]+[.J37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ietBA</text:p>
          </table:table-cell>
          <table:table-cell table:style-name="ce95" office:value-type="float" office:value="1">
            <text:p>1</text:p>
          </table:table-cell>
          <table:table-cell table:style-name="ce97" office:value-type="date" office:date-value="2015-01-01">
            <text:p>01/01/15</text:p>
          </table:table-cell>
          <table:table-cell table:style-name="ce97" table:formula="of:=IF(YEAR(NOW())&gt;YEAR([.D38]);DATE(YEAR([.D38]);12;31);NOW())" office:value-type="date" office:date-value="2015-08-12T09:46:23.75">
            <text:p>08/12/15</text:p>
          </table:table-cell>
          <table:table-cell table:style-name="ce99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100" table:formula="of:=SUMPRODUCT([Thong_Tin_Ngay_Nghi_201501.$B$3:.$B$28]=[.B38];[Thong_Tin_Ngay_Nghi_201501.$C$3:.$C$28]) + SUMPRODUCT([Thong_Tin_Ngay_Nghi_201502.$B$5:.$B$34]=[.B38];[Thong_Tin_Ngay_Nghi_201502.$C$5:.$C$34])  + SUMPRODUCT([Thong_Tin_Ngay_Nghi_201503.$B$5:.$B$33]=[.B38];[Thong_Tin_Ngay_Nghi_201503.$C$5:.$C$33])" office:value-type="float" office:value="1.5">
            <text:p>1.5</text:p>
          </table:table-cell>
          <table:table-cell table:style-name="ce103" table:formula="of:=SUMPRODUCT([Thong_Tin_Ngay_Nghi_201501.$B$3:.$B$28]=[.B38];[Thong_Tin_Ngay_Nghi_201501.$C$3:.$C$28]) + SUMPRODUCT([Thong_Tin_Ngay_Nghi_201502.$B$5:.$B$34]=[.B38];[Thong_Tin_Ngay_Nghi_201502.$C$5:.$C$34])  + SUMPRODUCT([Thong_Tin_Ngay_Nghi_201503.$B$5:.$B$33]=[.B38];[Thong_Tin_Ngay_Nghi_201503.$C$5:.$C$33]) +  SUMPRODUCT([Thong_Tin_Ngay_Nghi_201504.$B$5:.$B$39]=[.B38];[Thong_Tin_Ngay_Nghi_201504.$C$5:.$C$39]) + SUMPRODUCT([Thong_Tin_Ngay_Nghi_201505.$B$5:.$B$42]=[.B38];[Thong_Tin_Ngay_Nghi_201505.$C$5:.$C$42])" office:value-type="float" office:value="1.5">
            <text:p>1.5</text:p>
          </table:table-cell>
          <table:table-cell table:style-name="ce95" table:formula="of:=IF(DATE(YEAR([.E38]);MONTH([.E38]);DAY([.E38]))&lt;=DATE(YEAR([.E38]);3;31); [.F38]+[.C38]-[.G38]; IF([.G38]-[.C38]&lt;0;[.F38]-[.H38];[.F38]+[.C38]-[.H38]))" office:value-type="float" office:value="6.5">
            <text:p>6.5</text:p>
          </table:table-cell>
          <table:table-cell table:style-name="ce95"/>
          <table:table-cell table:style-name="ce95" table:formula="of:=[.I38]+[.J38]" office:value-type="float" office:value="6.5">
            <text:p>6.5</text:p>
          </table:table-cell>
          <table:table-cell table:style-name="ce104"/>
          <table:table-cell table:number-columns-repeated="101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VuNA</text:p>
          </table:table-cell>
          <table:table-cell table:style-name="ce95" office:value-type="float" office:value="0">
            <text:p>0</text:p>
          </table:table-cell>
          <table:table-cell table:style-name="ce97" office:value-type="date" office:date-value="2015-04-01">
            <text:p>04/01/15</text:p>
          </table:table-cell>
          <table:table-cell table:style-name="ce97" table:formula="of:=IF(YEAR(NOW())&gt;YEAR([.D39]);DATE(YEAR([.D39]);12;31);NOW())" office:value-type="date" office:date-value="2015-08-12T09:46:23.75">
            <text:p>08/12/15</text:p>
          </table:table-cell>
          <table:table-cell table:style-name="ce99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4">
            <text:p>4</text:p>
          </table:table-cell>
          <table:table-cell table:style-name="ce100" table:formula="of:=SUMPRODUCT([Thong_Tin_Ngay_Nghi_201501.$B$3:.$B$28]=[.B39];[Thong_Tin_Ngay_Nghi_201501.$C$3:.$C$28]) + SUMPRODUCT([Thong_Tin_Ngay_Nghi_201502.$B$5:.$B$34]=[.B39];[Thong_Tin_Ngay_Nghi_201502.$C$5:.$C$34])  + SUMPRODUCT([Thong_Tin_Ngay_Nghi_201503.$B$5:.$B$33]=[.B39];[Thong_Tin_Ngay_Nghi_201503.$C$5:.$C$33])" office:value-type="float" office:value="0">
            <text:p>0</text:p>
          </table:table-cell>
          <table:table-cell table:style-name="ce103" table:formula="of:=SUMPRODUCT([Thong_Tin_Ngay_Nghi_201501.$B$3:.$B$28]=[.B39];[Thong_Tin_Ngay_Nghi_201501.$C$3:.$C$28]) + SUMPRODUCT([Thong_Tin_Ngay_Nghi_201502.$B$5:.$B$34]=[.B39];[Thong_Tin_Ngay_Nghi_201502.$C$5:.$C$34])  + SUMPRODUCT([Thong_Tin_Ngay_Nghi_201503.$B$5:.$B$33]=[.B39];[Thong_Tin_Ngay_Nghi_201503.$C$5:.$C$33]) +  SUMPRODUCT([Thong_Tin_Ngay_Nghi_201504.$B$5:.$B$39]=[.B39];[Thong_Tin_Ngay_Nghi_201504.$C$5:.$C$39]) + SUMPRODUCT([Thong_Tin_Ngay_Nghi_201505.$B$5:.$B$42]=[.B39];[Thong_Tin_Ngay_Nghi_201505.$C$5:.$C$42])" office:value-type="float" office:value="0">
            <text:p>0</text:p>
          </table:table-cell>
          <table:table-cell table:style-name="ce95" table:formula="of:=IF(DATE(YEAR([.E39]);MONTH([.E39]);DAY([.E39]))&lt;=DATE(YEAR([.E39]);3;31); [.F39]+[.C39]-[.G39]; IF([.G39]-[.C39]&lt;0;[.F39]-[.H39];[.F39]+[.C39]-[.H39]))" office:value-type="float" office:value="4">
            <text:p>4</text:p>
          </table:table-cell>
          <table:table-cell table:style-name="ce95"/>
          <table:table-cell table:style-name="ce95" table:formula="of:=[.I39]+[.J39]" office:value-type="float" office:value="4">
            <text:p>4</text:p>
          </table:table-cell>
          <table:table-cell table:style-name="ce104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59" office:value-type="string" table:number-columns-spanned="31" table:number-rows-spanned="1">
            <text:p>January</text:p>
          </table:table-cell>
          <table:covered-table-cell table:number-columns-repeated="30" table:style-name="ce62"/>
          <table:table-cell table:style-name="ce64" table:number-columns-repeated="975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60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60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60" office:value-type="float" office:value="-3">
            <text:p>-3</text:p>
          </table:table-cell>
          <table:table-cell table:style-name="ce60" office:value-type="float" office:value="-4">
            <text:p>-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60" office:value-type="float" office:value="-11">
            <text:p>-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3" office:value-type="float" office:value="-17">
            <text:p>-17</text:p>
          </table:table-cell>
          <table:table-cell table:style-name="ce60" office:value-type="float" office:value="-18">
            <text:p>-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-24">
            <text:p>-24</text:p>
          </table:table-cell>
          <table:table-cell table:style-name="ce60" office:value-type="float" office:value="-25">
            <text:p>-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30">
            <text:p>30</text:p>
          </table:table-cell>
          <table:table-cell table:style-name="ce60" office:value-type="float" office:value="-31">
            <text:p>-31</text:p>
          </table:table-cell>
          <table:table-cell table:style-name="ce64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58" table:formula="of:=SUM([.D3:.AH3])" office:value-type="float" office:value="3">
            <text:p>3</text:p>
          </table:table-cell>
          <table:table-cell table:style-name="ce61" table:number-columns-repeated="11"/>
          <table:table-cell table:style-name="ce61" office:value-type="float" office:value="0">
            <office:annotation draw:style-name="gr3" draw:text-style-name="P1" svg:width="1.1413in" svg:height="0.7012in" svg:x="6.6224in" svg:y="0.0122in" draw:caption-point-x="-0.2402in" draw:caption-point-y="0.4724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7" draw:text-style-name="P1" svg:width="1.1413in" svg:height="0.2346in" svg:x="9.578in" svg:y="0.0122in" draw:caption-point-x="-0.2402in" draw:caption-point-y="0.4724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58" table:formula="of:=SUM([.D4:.AH4])" office:value-type="float" office:value="2.5">
            <text:p>2.5</text:p>
          </table:table-cell>
          <table:table-cell table:style-name="ce61" table:number-columns-repeated="4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58" table:formula="of:=SUM([.D5:.AH5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58" table:formula="of:=SUM([.D6:.AH6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58" table:formula="of:=SUM([.D7:.AH7])" office:value-type="float" office:value="0">
            <text:p>0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">
            <office:annotation draw:style-name="gr7" draw:text-style-name="P1" svg:width="1.1413in" svg:height="0.2346in" svg:x="5.8835in" svg:y="0.9705in" draw:caption-point-x="-0.2402in" draw:caption-point-y="0.5047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61"/>
          <table:table-cell table:style-name="ce61" office:value-type="float" office:value="0">
            <office:annotation draw:style-name="gr2" draw:text-style-name="P1" svg:width="1.1413in" svg:height="0.5457in" svg:x="6.6224in" svg:y="0.9772in" draw:caption-point-x="-0.2402in" draw:caption-point-y="0.498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4" draw:text-style-name="P1" svg:width="1.1413in" svg:height="0.3902in" svg:x="9.2087in" svg:y="0.9772in" draw:caption-point-x="-0.2402in" draw:caption-point-y="0.49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4" draw:text-style-name="P1" svg:width="1.1413in" svg:height="0.3902in" svg:x="11.7949in" svg:y="0.9772in" draw:caption-point-x="-0.2402in" draw:caption-point-y="0.49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1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58" table:formula="of:=SUM([.D8:.AH8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58" table:formula="of:=SUM([.D9:.AH9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58" table:formula="of:=SUM([.D10:.AH10])" office:value-type="float" office:value="2">
            <text:p>2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58" table:formula="of:=SUM([.D11:.AH11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58" table:formula="of:=SUM([.D12:.AH12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58" table:formula="of:=SUM([.D13:.AH13])" office:value-type="float" office:value="0.5">
            <text:p>0.5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">
            <office:annotation draw:style-name="gr8" draw:text-style-name="P1" svg:width="1.1413in" svg:height="0.8567in" svg:x="5.8835in" svg:y="2.5787in" draw:caption-point-x="-0.2402in" draw:caption-point-y="0.3929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61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58" table:formula="of:=SUM([.D14:.AH14])" office:value-type="float" office:value="0.5">
            <text:p>0.5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58" table:formula="of:=SUM([.D15:.AH15])" office:value-type="float" office:value="7">
            <text:p>7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7" draw:text-style-name="P1" svg:width="1.1413in" svg:height="0.2346in" svg:x="4.4059in" svg:y="3.1157in" draw:caption-point-x="-0.2402in" draw:caption-point-y="0.3516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7" draw:text-style-name="P1" svg:width="1.1413in" svg:height="0.2346in" svg:x="5.1449in" svg:y="3.1173in" draw:caption-point-x="-0.2402in" draw:caption-point-y="0.35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7" draw:text-style-name="P1" svg:width="1.1413in" svg:height="0.2346in" svg:x="6.9921in" svg:y="3.1205in" draw:caption-point-x="-0.2402in" draw:caption-point-y="0.3469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7" draw:text-style-name="P1" svg:width="1.1413in" svg:height="0.2346in" svg:x="7.7307in" svg:y="3.122in" draw:caption-point-x="-0.2402in" draw:caption-point-y="0.3453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7" draw:text-style-name="P1" svg:width="1.1413in" svg:height="0.2346in" svg:x="9.578in" svg:y="3.1244in" draw:caption-point-x="-0.2402in" draw:caption-point-y="0.3429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7" draw:text-style-name="P1" svg:width="1.1413in" svg:height="0.2346in" svg:x="10.3169in" svg:y="3.1291in" draw:caption-point-x="-0.2402in" draw:caption-point-y="0.3382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.5">
            <office:annotation draw:style-name="gr4" draw:text-style-name="P1" svg:width="1.1413in" svg:height="0.3902in" svg:x="12.1642in" svg:y="3.1291in" draw:caption-point-x="-0.2402in" draw:caption-point-y="0.3382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office:annotation draw:style-name="gr7" draw:text-style-name="P1" svg:width="1.1413in" svg:height="0.2346in" svg:x="12.9031in" svg:y="3.1291in" draw:caption-point-x="-0.2402in" draw:caption-point-y="0.3382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58" table:formula="of:=SUM([.D16:.AH16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58" table:formula="of:=SUM([.D17:.AH17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58" table:formula="of:=SUM([.D18:.AH18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58" table:formula="of:=SUM([.D19:.AH19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58" table:formula="of:=SUM([.D20:.AH20])" office:value-type="float" office:value="1">
            <text:p>1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58" table:formula="of:=SUM([.D21:.AH21])" office:value-type="float" office:value="3">
            <text:p>3</text:p>
          </table:table-cell>
          <table:table-cell table:style-name="ce61" table:number-columns-repeated="4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/>
          <table:table-cell table:style-name="ce61" office:value-type="float" office:value="1">
            <office:annotation draw:style-name="gr7" draw:text-style-name="P1" svg:width="1.1413in" svg:height="0.2346in" svg:x="6.6224in" svg:y="4.6921in" draw:caption-point-x="-0.2402in" draw:caption-point-y="0.261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TP</text:p>
          </table:table-cell>
          <table:table-cell table:style-name="ce58" table:formula="of:=SUM([.D22:.AH22])" office:value-type="float" office:value="1">
            <text:p>1</text:p>
          </table:table-cell>
          <table:table-cell table:style-name="ce61" table:number-columns-repeated="11"/>
          <table:table-cell table:style-name="ce61" office:value-type="float" office:value="0">
            <office:annotation draw:style-name="gr3" draw:text-style-name="P1" svg:width="1.1413in" svg:height="0.7012in" svg:x="6.6224in" svg:y="4.9567in" draw:caption-point-x="-0.2402in" draw:caption-point-y="0.2441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1"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5" draw:text-style-name="P1" svg:width="1.1413in" svg:height="1.4787in" svg:x="12.1642in" svg:y="4.9622in" draw:caption-point-x="-0.2402in" draw:caption-point-y="0.2386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6" draw:text-style-name="P1" svg:width="1.1413in" svg:height="1.0122in" svg:x="12.9031in" svg:y="4.9638in" draw:caption-point-x="-0.2402in" draw:caption-point-y="0.237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mDT</text:p>
          </table:table-cell>
          <table:table-cell table:style-name="ce58" table:formula="of:=SUM([.D23:.AH23])" office:value-type="float" office:value="1">
            <text:p>1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9" draw:text-style-name="P1" svg:width="1.1413in" svg:height="0.2634in" svg:x="12.1642in" svg:y="5.2244in" draw:caption-point-x="-0.2402in" draw:caption-point-y="0.224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ieuNV</text:p>
          </table:table-cell>
          <table:table-cell table:style-name="ce58" table:formula="of:=SUM([.D24:.AH24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uyLTT</text:p>
          </table:table-cell>
          <table:table-cell table:style-name="ce58" table:formula="of:=SUM([.D25:.AH25])" office:value-type="float" office:value="4">
            <text:p>4</text:p>
          </table:table-cell>
          <table:table-cell table:style-name="ce61" table:number-columns-repeated="4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7" draw:text-style-name="P1" svg:width="1.1413in" svg:height="0.2346in" svg:x="4.4059in" svg:y="5.7382in" draw:caption-point-x="-0.2402in" draw:caption-point-y="0.2059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61" office:value-type="float" office:value="1">
            <office:annotation draw:style-name="gr7" draw:text-style-name="P1" svg:width="1.1413in" svg:height="0.2346in" svg:x="4.7752in" svg:y="5.7382in" draw:caption-point-x="-0.2402in" draw:caption-point-y="0.2059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VietBA</text:p>
          </table:table-cell>
          <table:table-cell table:style-name="ce58" table:formula="of:=SUM([.D26:.AH26])" office:value-type="float" office:value="0">
            <text:p>0</text:p>
          </table:table-cell>
          <table:table-cell table:style-name="ce61" table:number-columns-repeated="4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68" office:value-type="string" table:number-columns-spanned="28" table:number-rows-spanned="1">
            <text:p>Febuary</text:p>
          </table:table-cell>
          <table:covered-table-cell table:number-columns-repeated="27" table:style-name="ce72"/>
          <table:table-cell table:style-name="ce64" table:number-columns-repeated="975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69" office:value-type="float" office:value="-1">
            <text:p>-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-7">
            <text:p>-7</text:p>
          </table:table-cell>
          <table:table-cell table:style-name="ce69" office:value-type="float" office:value="-8">
            <text:p>-8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-14">
            <text:p>-14</text:p>
          </table:table-cell>
          <table:table-cell table:style-name="ce69" office:value-type="float" office:value="-15">
            <text:p>-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office:annotation draw:style-name="gr7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9" office:value-type="float" office:value="19">
            <office:annotation draw:style-name="gr7" draw:text-style-name="P1" svg:width="1.1413in" svg:height="0.2346in" svg:x="9.2087in" svg:y="0.0512in" draw:caption-point-x="-0.2402in" draw:caption-point-y="0.1858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9" office:value-type="float" office:value="20">
            <office:annotation draw:style-name="gr7" draw:text-style-name="P1" svg:width="1.1413in" svg:height="0.2346in" svg:x="9.578in" svg:y="0.0512in" draw:caption-point-x="-0.2402in" draw:caption-point-y="0.1858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9" office:value-type="float" office:value="-21">
            <text:p>-21</text:p>
          </table:table-cell>
          <table:table-cell table:style-name="ce69" office:value-type="float" office:value="-22">
            <text:p>-22</text:p>
          </table:table-cell>
          <table:table-cell table:style-name="ce69" office:value-type="float" office:value="23">
            <office:annotation draw:style-name="gr7" draw:text-style-name="P1" svg:width="1.1413in" svg:height="0.2346in" svg:x="10.6866in" svg:y="0.0512in" draw:caption-point-x="-0.2402in" draw:caption-point-y="0.1858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9" office:value-type="float" office:value="24">
            <office:annotation draw:style-name="gr7" draw:text-style-name="P1" svg:width="1.1413in" svg:height="0.2346in" svg:x="11.0559in" svg:y="0.0512in" draw:caption-point-x="-0.2402in" draw:caption-point-y="0.1858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26">
            <text:p>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-28">
            <text:p>-28</text:p>
          </table:table-cell>
          <table:table-cell table:style-name="ce64" table:number-columns-repeated="955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70" table:formula="of:=SUM([.D5:.D29])" office:value-type="float" office:value="0">
            <text:p>0</text:p>
          </table:table-cell>
          <table:table-cell table:style-name="ce70" table:formula="of:=SUM([.E5:.E29])" office:value-type="float" office:value="0">
            <text:p>0</text:p>
          </table:table-cell>
          <table:table-cell table:style-name="ce70" table:formula="of:=SUM([.F5:.F29])" office:value-type="float" office:value="0">
            <text:p>0</text:p>
          </table:table-cell>
          <table:table-cell table:style-name="ce70" table:formula="of:=SUM([.G5:.G29])" office:value-type="float" office:value="0">
            <text:p>0</text:p>
          </table:table-cell>
          <table:table-cell table:style-name="ce70" table:formula="of:=SUM([.H5:.H29])" office:value-type="float" office:value="1">
            <text:p>1</text:p>
          </table:table-cell>
          <table:table-cell table:style-name="ce70" table:formula="of:=SUM([.I5:.I29])" office:value-type="float" office:value="1.5">
            <text:p>1.5</text:p>
          </table:table-cell>
          <table:table-cell table:style-name="ce70" table:formula="of:=SUM([.J5:.J29])" office:value-type="float" office:value="0">
            <text:p>0</text:p>
          </table:table-cell>
          <table:table-cell table:style-name="ce70" table:formula="of:=SUM([.K5:.K29])" office:value-type="float" office:value="0">
            <text:p>0</text:p>
          </table:table-cell>
          <table:table-cell table:style-name="ce70" table:formula="of:=SUM([.L5:.L29])" office:value-type="float" office:value="1.5">
            <text:p>1.5</text:p>
          </table:table-cell>
          <table:table-cell table:style-name="ce70" table:formula="of:=SUM([.M5:.M29])" office:value-type="float" office:value="0">
            <text:p>0</text:p>
          </table:table-cell>
          <table:table-cell table:style-name="ce70" table:formula="of:=SUM([.N5:.N29])" office:value-type="float" office:value="0.5">
            <text:p>0.5</text:p>
          </table:table-cell>
          <table:table-cell table:style-name="ce70" table:formula="of:=SUM([.O5:.O29])" office:value-type="float" office:value="0.5">
            <text:p>0.5</text:p>
          </table:table-cell>
          <table:table-cell table:style-name="ce70" table:formula="of:=SUM([.P5:.P29])" office:value-type="float" office:value="3">
            <text:p>3</text:p>
          </table:table-cell>
          <table:table-cell table:style-name="ce70" table:formula="of:=SUM([.Q5:.Q29])" office:value-type="float" office:value="0">
            <text:p>0</text:p>
          </table:table-cell>
          <table:table-cell table:style-name="ce70" table:formula="of:=SUM([.R5:.R29])" office:value-type="float" office:value="0">
            <text:p>0</text:p>
          </table:table-cell>
          <table:table-cell table:style-name="ce70" table:formula="of:=SUM([.S5:.S29])" office:value-type="float" office:value="17">
            <text:p>17</text:p>
          </table:table-cell>
          <table:table-cell table:style-name="ce70" table:formula="of:=SUM([.T5:.T29])" office:value-type="float" office:value="20.5">
            <text:p>20.5</text:p>
          </table:table-cell>
          <table:table-cell table:style-name="ce70" table:formula="of:=SUM([.U5:.U29])" office:value-type="float" office:value="0">
            <text:p>0</text:p>
          </table:table-cell>
          <table:table-cell table:style-name="ce70" table:formula="of:=SUM([.V5:.V29])" office:value-type="float" office:value="0">
            <text:p>0</text:p>
          </table:table-cell>
          <table:table-cell table:style-name="ce70" table:formula="of:=SUM([.W5:.W29])" office:value-type="float" office:value="0">
            <text:p>0</text:p>
          </table:table-cell>
          <table:table-cell table:style-name="ce70" table:formula="of:=SUM([.X5:.X29])" office:value-type="float" office:value="0">
            <text:p>0</text:p>
          </table:table-cell>
          <table:table-cell table:style-name="ce70" table:formula="of:=SUM([.Y5:.Y29])" office:value-type="float" office:value="0">
            <text:p>0</text:p>
          </table:table-cell>
          <table:table-cell table:style-name="ce70" table:formula="of:=SUM([.Z5:.Z29])" office:value-type="float" office:value="0">
            <text:p>0</text:p>
          </table:table-cell>
          <table:table-cell table:style-name="ce70" table:formula="of:=SUM([.AA5:.AA29])" office:value-type="float" office:value="0">
            <text:p>0</text:p>
          </table:table-cell>
          <table:table-cell table:style-name="ce70" table:formula="of:=SUM([.AB5:.AB29])" office:value-type="float" office:value="12">
            <text:p>12</text:p>
          </table:table-cell>
          <table:table-cell table:style-name="ce70" table:formula="of:=SUM([.AC5:.AC29])" office:value-type="float" office:value="11">
            <text:p>11</text:p>
          </table:table-cell>
          <table:table-cell table:style-name="ce70" table:formula="of:=SUM([.AD5:.AD29])" office:value-type="float" office:value="11">
            <text:p>11</text:p>
          </table:table-cell>
          <table:table-cell table:style-name="ce70" table:formula="of:=SUM([.AE5:.AE29])" office:value-type="float" office:value="0">
            <text:p>0</text:p>
          </table:table-cell>
          <table:table-cell table:style-name="ce64" table:number-columns-repeated="955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70" table:formula="of:=ROWS([.D5:.D29])-[.D3]" office:value-type="float" office:value="25">
            <text:p>25</text:p>
          </table:table-cell>
          <table:table-cell table:style-name="ce70" table:formula="of:=ROWS([.E5:.E29])-[.E3]" office:value-type="float" office:value="25">
            <text:p>25</text:p>
          </table:table-cell>
          <table:table-cell table:style-name="ce70" table:formula="of:=ROWS([.F5:.F29])-[.F3]" office:value-type="float" office:value="25">
            <text:p>25</text:p>
          </table:table-cell>
          <table:table-cell table:style-name="ce70" table:formula="of:=ROWS([.G5:.G29])-[.G3]" office:value-type="float" office:value="25">
            <text:p>25</text:p>
          </table:table-cell>
          <table:table-cell table:style-name="ce70" table:formula="of:=ROWS([.H5:.H29])-[.H3]" office:value-type="float" office:value="24">
            <text:p>24</text:p>
          </table:table-cell>
          <table:table-cell table:style-name="ce70" table:formula="of:=ROWS([.I5:.I29])-[.I3]" office:value-type="float" office:value="23.5">
            <text:p>23.5</text:p>
          </table:table-cell>
          <table:table-cell table:style-name="ce70" table:formula="of:=ROWS([.J5:.J29])-[.J3]" office:value-type="float" office:value="25">
            <text:p>25</text:p>
          </table:table-cell>
          <table:table-cell table:style-name="ce70" table:formula="of:=ROWS([.K5:.K29])-[.K3]" office:value-type="float" office:value="25">
            <text:p>25</text:p>
          </table:table-cell>
          <table:table-cell table:style-name="ce70" table:formula="of:=ROWS([.L5:.L29])-[.L3]" office:value-type="float" office:value="23.5">
            <text:p>23.5</text:p>
          </table:table-cell>
          <table:table-cell table:style-name="ce70" table:formula="of:=ROWS([.M5:.M29])-[.M3]" office:value-type="float" office:value="25">
            <text:p>25</text:p>
          </table:table-cell>
          <table:table-cell table:style-name="ce70" table:formula="of:=ROWS([.N5:.N29])-[.N3]" office:value-type="float" office:value="24.5">
            <text:p>24.5</text:p>
          </table:table-cell>
          <table:table-cell table:style-name="ce70" table:formula="of:=ROWS([.O5:.O29])-[.O3]" office:value-type="float" office:value="24.5">
            <text:p>24.5</text:p>
          </table:table-cell>
          <table:table-cell table:style-name="ce70" table:formula="of:=ROWS([.P5:.P29])-[.P3]" office:value-type="float" office:value="22">
            <text:p>22</text:p>
          </table:table-cell>
          <table:table-cell table:style-name="ce70" table:formula="of:=ROWS([.Q5:.Q29])-[.Q3]" office:value-type="float" office:value="25">
            <text:p>25</text:p>
          </table:table-cell>
          <table:table-cell table:style-name="ce70" table:formula="of:=ROWS([.R5:.R29])-[.R3]" office:value-type="float" office:value="25">
            <text:p>25</text:p>
          </table:table-cell>
          <table:table-cell table:style-name="ce70" table:formula="of:=ROWS([.S5:.S29])-[.S3]" office:value-type="float" office:value="8">
            <text:p>8</text:p>
          </table:table-cell>
          <table:table-cell table:style-name="ce70" table:formula="of:=ROWS([.T5:.T29])-[.T3]" office:value-type="float" office:value="4.5">
            <text:p>4.5</text:p>
          </table:table-cell>
          <table:table-cell table:style-name="ce70" table:formula="of:=ROWS([.U5:.U29])-[.U3]" office:value-type="float" office:value="25">
            <text:p>25</text:p>
          </table:table-cell>
          <table:table-cell table:style-name="ce70" table:formula="of:=ROWS([.V5:.V29])-[.V3]" office:value-type="float" office:value="25">
            <text:p>25</text:p>
          </table:table-cell>
          <table:table-cell table:style-name="ce70" table:formula="of:=ROWS([.W5:.W29])-[.W3]" office:value-type="float" office:value="25">
            <text:p>25</text:p>
          </table:table-cell>
          <table:table-cell table:style-name="ce70" table:formula="of:=ROWS([.X5:.X29])-[.X3]" office:value-type="float" office:value="25">
            <text:p>25</text:p>
          </table:table-cell>
          <table:table-cell table:style-name="ce70" table:formula="of:=ROWS([.Y5:.Y29])-[.Y3]" office:value-type="float" office:value="25">
            <text:p>25</text:p>
          </table:table-cell>
          <table:table-cell table:style-name="ce70" table:formula="of:=ROWS([.Z5:.Z29])-[.Z3]" office:value-type="float" office:value="25">
            <text:p>25</text:p>
          </table:table-cell>
          <table:table-cell table:style-name="ce70" table:formula="of:=ROWS([.AA5:.AA29])-[.AA3]" office:value-type="float" office:value="25">
            <text:p>25</text:p>
          </table:table-cell>
          <table:table-cell table:style-name="ce70" table:formula="of:=ROWS([.AB5:.AB29])-[.AB3]" office:value-type="float" office:value="13">
            <text:p>13</text:p>
          </table:table-cell>
          <table:table-cell table:style-name="ce70" table:formula="of:=ROWS([.AC5:.AC29])-[.AC3]" office:value-type="float" office:value="14">
            <text:p>14</text:p>
          </table:table-cell>
          <table:table-cell table:style-name="ce70" table:formula="of:=ROWS([.AD5:.AD29])-[.AD3]" office:value-type="float" office:value="14">
            <text:p>14</text:p>
          </table:table-cell>
          <table:table-cell table:style-name="ce70" table:formula="of:=ROWS([.AE5:.AE29])-[.AE3]" office:value-type="float" office:value="25">
            <text:p>25</text:p>
          </table:table-cell>
          <table:table-cell table:style-name="ce64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67" table:formula="of:=SUM([.D5:.AE5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7" table:formula="of:=SUM([.D6:.AE6])" office:value-type="float" office:value="0">
            <text:p>0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67" table:formula="of:=SUM([.D7:.AE7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67" table:formula="of:=SUM([.D8:.AE8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67" table:formula="of:=SUM([.D9:.AE9])" office:value-type="float" office:value="6">
            <text:p>6</text:p>
          </table:table-cell>
          <table:table-cell table:style-name="ce71"/>
          <table:table-cell table:style-name="ce71" office:value-type="float" office:value="0">
            <office:annotation draw:style-name="gr4" draw:text-style-name="P1" svg:width="1.1413in" svg:height="0.3902in" svg:x="2.928in" svg:y="1.3374in" draw:caption-point-x="-0.2402in" draw:caption-point-y="0.6043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office:annotation draw:style-name="gr4" draw:text-style-name="P1" svg:width="1.1413in" svg:height="0.3902in" svg:x="4.4059in" svg:y="1.3394in" draw:caption-point-x="-0.2402in" draw:caption-point-y="0.6024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1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67" table:formula="of:=SUM([.D10:.AE10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style-name="ce71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67" table:formula="of:=SUM([.D11:.AE11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/>
          <table:table-cell table:style-name="ce42" office:value-type="string">
            <text:p><text:s/></text:p>
          </table:table-cell>
          <table:table-cell table:style-name="ce42" table:number-columns-repeated="953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67" table:formula="of:=SUM([.D12:.AE12])" office:value-type="float" office:value="3.5">
            <text:p>3.5</text:p>
          </table:table-cell>
          <table:table-cell table:style-name="ce71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7" draw:text-style-name="P1" svg:width="1.1413in" svg:height="0.2346in" svg:x="4.0362in" svg:y="2.0909in" draw:caption-point-x="-0.2402in" draw:caption-point-y="0.6039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67" table:formula="of:=SUM([.D13:.AE13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67" table:formula="of:=SUM([.D14:.AE14])" office:value-type="float" office:value="2.5">
            <text:p>2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7" draw:text-style-name="P1" svg:width="1.1413in" svg:height="0.2346in" svg:x="6.9921in" svg:y="2.5913in" draw:caption-point-x="-0.2402in" draw:caption-point-y="0.5992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67" table:formula="of:=SUM([.D15:.AE15])" office:value-type="float" office:value="0">
            <text:p>0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67" table:formula="of:=SUM([.D16:.AE16])" office:value-type="float" office:value="5.5">
            <text:p>5.5</text:p>
          </table:table-cell>
          <table:table-cell table:style-name="ce71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office:annotation draw:style-name="gr7" draw:text-style-name="P1" svg:width="1.1413in" svg:height="0.2346in" svg:x="4.0362in" svg:y="3.0819in" draw:caption-point-x="-0.2402in" draw:caption-point-y="0.6039in">
              <dc:date>2015-02-05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office:annotation draw:style-name="gr7" draw:text-style-name="P1" svg:width="1.1413in" svg:height="0.2346in" svg:x="6.2531in" svg:y="3.0858in" draw:caption-point-x="-0.2402in" draw:caption-point-y="0.6in">
              <dc:date>2015-02-11T00:00:00</dc:date>
              <text:p text:style-name="P1"><text:span text:style-name="T1">Bị ốm</text:span></text:p>
            </office:annotation>
            <text:p>0.5</text:p>
          </table:table-cell>
          <table:table-cell table:style-name="ce71" office:value-type="float" office:value="0.5">
            <office:annotation draw:style-name="gr4" draw:text-style-name="P1" svg:width="1.1413in" svg:height="0.3902in" svg:x="6.6224in" svg:y="3.0862in" draw:caption-point-x="-0.2402in" draw:caption-point-y="0.5996in">
              <dc:date>2015-02-12T00:00:00</dc:date>
              <text:p text:style-name="P1"><text:span text:style-name="T1">Đến trễ buổi sáng &gt; 2h</text:span></text:p>
            </office:annotation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style-name="ce71" office:value-type="float" office:value="1">
            <office:annotation draw:style-name="gr4" draw:text-style-name="P1" svg:width="1.1413in" svg:height="0.3902in" svg:x="11.4252in" svg:y="3.0878in" draw:caption-point-x="-0.2402in" draw:caption-point-y="0.598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11.7949in" svg:y="3.0878in" draw:caption-point-x="-0.2402in" draw:caption-point-y="0.598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1" office:value-type="float" office:value="1">
            <office:annotation draw:style-name="gr4" draw:text-style-name="P1" svg:width="1.1413in" svg:height="0.3902in" svg:x="12.1642in" svg:y="3.0878in" draw:caption-point-x="-0.2402in" draw:caption-point-y="0.598in">
              <dc:date>2015-02-25T00:00:00</dc:date>
              <text:p text:style-name="P1"><text:span text:style-name="T1">Xin nghỉ đi làm răng (do bị té)</text:span></text:p>
            </office:annotation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67" table:formula="of:=SUM([.D17:.AE17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67" table:formula="of:=SUM([.D18:.AE18])" office:value-type="float" office:value="0.5">
            <text:p>0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67" table:formula="of:=SUM([.D19:.AE19])" office:value-type="float" office:value="3">
            <text:p>3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7" draw:text-style-name="P1" svg:width="1.1413in" svg:height="0.2346in" svg:x="5.5142in" svg:y="3.8276in" draw:caption-point-x="-0.2402in" draw:caption-point-y="0.6012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67" table:formula="of:=SUM([.D20:.AE20])" office:value-type="float" office:value="2.5">
            <text:p>2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7" draw:text-style-name="P1" svg:width="1.1413in" svg:height="0.2346in" svg:x="6.9921in" svg:y="4.0772in" draw:caption-point-x="-0.2402in" draw:caption-point-y="0.5992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67" table:formula="of:=SUM([.D21:.AE21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67" table:formula="of:=SUM([.D22:.AE22])" office:value-type="float" office:value="1">
            <text:p>1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67" table:formula="of:=SUM([.D23:.AE23])" office:value-type="float" office:value="6.5">
            <text:p>6.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office:annotation draw:style-name="gr4" draw:text-style-name="P1" svg:width="1.1413in" svg:height="0.3902in" svg:x="5.5142in" svg:y="4.8181in" draw:caption-point-x="-0.2402in" draw:caption-point-y="0.6016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DTH</text:p>
          </table:table-cell>
          <table:table-cell table:style-name="ce67" table:formula="of:=SUM([.D24:.AE24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67" table:formula="of:=SUM([.D25:.AE25])" office:value-type="float" office:value="2.5">
            <text:p>2.5</text:p>
          </table:table-cell>
          <table:table-cell table:style-name="ce71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4" draw:text-style-name="P1" svg:width="1.1413in" svg:height="0.3902in" svg:x="4.4059in" svg:y="5.3126in" draw:caption-point-x="-0.2402in" draw:caption-point-y="0.6024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67" table:formula="of:=SUM([.D26:.AE26])" office:value-type="float" office:value="6">
            <text:p>6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67" table:formula="of:=SUM([.D27:.AE27])" office:value-type="float" office:value="5">
            <text:p>5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1">
            <text:p>1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uyLTT</text:p>
          </table:table-cell>
          <table:table-cell table:style-name="ce67" table:formula="of:=SUM([.D28:.AE28])" office:value-type="float" office:value="2">
            <text:p>2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BA</text:p>
          </table:table-cell>
          <table:table-cell table:style-name="ce67" table:formula="of:=SUM([.D29:.AE29])" office:value-type="float" office:value="1">
            <text:p>1</text:p>
          </table:table-cell>
          <table:table-cell table:style-name="ce71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table:number-columns-repeated="7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0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107" office:value-type="string" table:number-columns-spanned="31" table:number-rows-spanned="1">
            <text:p>March</text:p>
          </table:table-cell>
          <table:covered-table-cell table:number-columns-repeated="10" table:style-name="ce111"/>
          <table:covered-table-cell table:style-name="ce111" office:value-type="string">
            <text:p>x</text:p>
          </table:covered-table-cell>
          <table:covered-table-cell table:number-columns-repeated="19" table:style-name="ce111"/>
          <table:table-cell table:style-name="ce64" table:number-columns-repeated="972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108" office:value-type="float" office:value="-1">
            <text:p>-1</text:p>
          </table:table-cell>
          <table:table-cell table:style-name="ce108" office:value-type="float" office:value="2">
            <text:p>2</text:p>
          </table:table-cell>
          <table:table-cell table:style-name="ce108" office:value-type="float" office:value="3">
            <text:p>3</text:p>
          </table:table-cell>
          <table:table-cell table:style-name="ce108" office:value-type="float" office:value="4">
            <text:p>4</text:p>
          </table:table-cell>
          <table:table-cell table:style-name="ce108" office:value-type="float" office:value="5">
            <text:p>5</text:p>
          </table:table-cell>
          <table:table-cell table:style-name="ce108" office:value-type="float" office:value="6">
            <text:p>6</text:p>
          </table:table-cell>
          <table:table-cell table:style-name="ce108" office:value-type="float" office:value="-7">
            <text:p>-7</text:p>
          </table:table-cell>
          <table:table-cell table:style-name="ce108" office:value-type="float" office:value="-8">
            <text:p>-8</text:p>
          </table:table-cell>
          <table:table-cell table:style-name="ce108" office:value-type="float" office:value="9">
            <text:p>9</text:p>
          </table:table-cell>
          <table:table-cell table:style-name="ce108" office:value-type="float" office:value="10">
            <text:p>10</text:p>
          </table:table-cell>
          <table:table-cell table:style-name="ce108" office:value-type="float" office:value="11">
            <text:p>11</text:p>
          </table:table-cell>
          <table:table-cell table:style-name="ce108" office:value-type="float" office:value="12">
            <text:p>12</text:p>
          </table:table-cell>
          <table:table-cell table:style-name="ce108" office:value-type="float" office:value="13">
            <text:p>13</text:p>
          </table:table-cell>
          <table:table-cell table:style-name="ce108" office:value-type="float" office:value="-14">
            <text:p>-14</text:p>
          </table:table-cell>
          <table:table-cell table:style-name="ce108" office:value-type="float" office:value="-15">
            <text:p>-15</text:p>
          </table:table-cell>
          <table:table-cell table:style-name="ce108" office:value-type="float" office:value="16">
            <text:p>16</text:p>
          </table:table-cell>
          <table:table-cell table:style-name="ce108" office:value-type="float" office:value="17">
            <text:p>17</text:p>
          </table:table-cell>
          <table:table-cell table:style-name="ce108" office:value-type="float" office:value="18">
            <text:p>18</text:p>
          </table:table-cell>
          <table:table-cell table:style-name="ce108" office:value-type="float" office:value="19">
            <text:p>19</text:p>
          </table:table-cell>
          <table:table-cell table:style-name="ce108" office:value-type="float" office:value="20">
            <text:p>20</text:p>
          </table:table-cell>
          <table:table-cell table:style-name="ce108" office:value-type="float" office:value="-21">
            <text:p>-21</text:p>
          </table:table-cell>
          <table:table-cell table:style-name="ce108" office:value-type="float" office:value="-22">
            <text:p>-22</text:p>
          </table:table-cell>
          <table:table-cell table:style-name="ce108" office:value-type="float" office:value="23">
            <text:p>23</text:p>
          </table:table-cell>
          <table:table-cell table:style-name="ce108" office:value-type="float" office:value="24">
            <text:p>24</text:p>
          </table:table-cell>
          <table:table-cell table:style-name="ce108" office:value-type="float" office:value="25">
            <text:p>25</text:p>
          </table:table-cell>
          <table:table-cell table:style-name="ce108" office:value-type="float" office:value="26">
            <text:p>26</text:p>
          </table:table-cell>
          <table:table-cell table:style-name="ce108" office:value-type="float" office:value="27">
            <text:p>27</text:p>
          </table:table-cell>
          <table:table-cell table:style-name="ce108" office:value-type="float" office:value="-28">
            <text:p>-28</text:p>
          </table:table-cell>
          <table:table-cell table:style-name="ce108" office:value-type="float" office:value="-29">
            <text:p>-29</text:p>
          </table:table-cell>
          <table:table-cell table:style-name="ce108" office:value-type="float" office:value="30">
            <text:p>30</text:p>
          </table:table-cell>
          <table:table-cell table:style-name="ce108" office:value-type="float" office:value="31">
            <text:p>31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109" table:formula="of:=SUM([.D5:.D29])" office:value-type="float" office:value="0">
            <text:p>0</text:p>
          </table:table-cell>
          <table:table-cell table:style-name="ce109" table:formula="of:=SUM([.E5:.E29])" office:value-type="float" office:value="1">
            <text:p>1</text:p>
          </table:table-cell>
          <table:table-cell table:style-name="ce109" table:formula="of:=SUM([.F5:.F29])" office:value-type="float" office:value="0">
            <text:p>0</text:p>
          </table:table-cell>
          <table:table-cell table:style-name="ce109" table:formula="of:=SUM([.G5:.G29])" office:value-type="float" office:value="1.5">
            <text:p>1.5</text:p>
          </table:table-cell>
          <table:table-cell table:style-name="ce109" table:formula="of:=SUM([.H5:.H29])" office:value-type="float" office:value="0">
            <text:p>0</text:p>
          </table:table-cell>
          <table:table-cell table:style-name="ce109" table:formula="of:=SUM([.I5:.I29])" office:value-type="float" office:value="1">
            <text:p>1</text:p>
          </table:table-cell>
          <table:table-cell table:style-name="ce109" table:formula="of:=SUM([.J5:.J29])" office:value-type="float" office:value="0">
            <text:p>0</text:p>
          </table:table-cell>
          <table:table-cell table:style-name="ce109" table:formula="of:=SUM([.K5:.K29])" office:value-type="float" office:value="0">
            <text:p>0</text:p>
          </table:table-cell>
          <table:table-cell table:style-name="ce109" table:formula="of:=SUM([.L5:.L29])" office:value-type="float" office:value="0.5">
            <text:p>0.5</text:p>
          </table:table-cell>
          <table:table-cell table:style-name="ce109" table:formula="of:=SUM([.M5:.M29])" office:value-type="float" office:value="1.5">
            <text:p>1.5</text:p>
          </table:table-cell>
          <table:table-cell table:style-name="ce109" table:formula="of:=SUM([.N5:.N29])" office:value-type="float" office:value="1">
            <text:p>1</text:p>
          </table:table-cell>
          <table:table-cell table:style-name="ce109" table:formula="of:=SUM([.O5:.O29])" office:value-type="float" office:value="1.5">
            <text:p>1.5</text:p>
          </table:table-cell>
          <table:table-cell table:style-name="ce109" table:formula="of:=SUM([.P5:.P29])" office:value-type="float" office:value="1.5">
            <text:p>1.5</text:p>
          </table:table-cell>
          <table:table-cell table:style-name="ce109" table:formula="of:=SUM([.Q5:.Q29])" office:value-type="float" office:value="0">
            <text:p>0</text:p>
          </table:table-cell>
          <table:table-cell table:style-name="ce109" table:formula="of:=SUM([.R5:.R29])" office:value-type="float" office:value="0">
            <text:p>0</text:p>
          </table:table-cell>
          <table:table-cell table:style-name="ce109" table:formula="of:=SUM([.S5:.S29])" office:value-type="float" office:value="2.5">
            <text:p>2.5</text:p>
          </table:table-cell>
          <table:table-cell table:style-name="ce109" table:formula="of:=SUM([.T5:.T29])" office:value-type="float" office:value="1">
            <text:p>1</text:p>
          </table:table-cell>
          <table:table-cell table:style-name="ce109" table:formula="of:=SUM([.U5:.U29])" office:value-type="float" office:value="1.5">
            <text:p>1.5</text:p>
          </table:table-cell>
          <table:table-cell table:style-name="ce109" table:formula="of:=SUM([.V5:.V29])" office:value-type="float" office:value="1">
            <text:p>1</text:p>
          </table:table-cell>
          <table:table-cell table:style-name="ce109" table:formula="of:=SUM([.W5:.W29])" office:value-type="float" office:value="0.5">
            <text:p>0.5</text:p>
          </table:table-cell>
          <table:table-cell table:style-name="ce109" table:formula="of:=SUM([.X5:.X29])" office:value-type="float" office:value="0">
            <text:p>0</text:p>
          </table:table-cell>
          <table:table-cell table:style-name="ce109" table:formula="of:=SUM([.Y5:.Y29])" office:value-type="float" office:value="0">
            <text:p>0</text:p>
          </table:table-cell>
          <table:table-cell table:style-name="ce109" table:formula="of:=SUM([.Z5:.Z29])" office:value-type="float" office:value="1.5">
            <text:p>1.5</text:p>
          </table:table-cell>
          <table:table-cell table:style-name="ce109" table:formula="of:=SUM([.AA5:.AA29])" office:value-type="float" office:value="2.5">
            <text:p>2.5</text:p>
          </table:table-cell>
          <table:table-cell table:style-name="ce109" table:formula="of:=SUM([.AB5:.AB29])" office:value-type="float" office:value="0.5">
            <text:p>0.5</text:p>
          </table:table-cell>
          <table:table-cell table:style-name="ce109" table:formula="of:=SUM([.AC5:.AC29])" office:value-type="float" office:value="1.5">
            <text:p>1.5</text:p>
          </table:table-cell>
          <table:table-cell table:style-name="ce109" table:formula="of:=SUM([.AD5:.AD29])" office:value-type="float" office:value="2.5">
            <text:p>2.5</text:p>
          </table:table-cell>
          <table:table-cell table:style-name="ce109" table:formula="of:=SUM([.AE5:.AE29])" office:value-type="float" office:value="0">
            <text:p>0</text:p>
          </table:table-cell>
          <table:table-cell table:style-name="ce109" table:formula="of:=SUM([.AF5:.AF29])" office:value-type="float" office:value="0">
            <text:p>0</text:p>
          </table:table-cell>
          <table:table-cell table:style-name="ce109" table:formula="of:=SUM([.AG5:.AG29])" office:value-type="float" office:value="2.5">
            <text:p>2.5</text:p>
          </table:table-cell>
          <table:table-cell table:style-name="ce109" table:formula="of:=SUM([.AH5:.AH29])" office:value-type="float" office:value="2.5">
            <text:p>2.5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109" table:formula="of:=ROWS([.D5:.D29])-[.D3]" office:value-type="float" office:value="25">
            <text:p>25</text:p>
          </table:table-cell>
          <table:table-cell table:style-name="ce109" table:formula="of:=ROWS([.E5:.E29])-[.E3]" office:value-type="float" office:value="24">
            <text:p>24</text:p>
          </table:table-cell>
          <table:table-cell table:style-name="ce109" table:formula="of:=ROWS([.F5:.F29])-[.F3]" office:value-type="float" office:value="25">
            <text:p>25</text:p>
          </table:table-cell>
          <table:table-cell table:style-name="ce109" table:formula="of:=ROWS([.G5:.G29])-[.G3]" office:value-type="float" office:value="23.5">
            <text:p>23.5</text:p>
          </table:table-cell>
          <table:table-cell table:style-name="ce109" table:formula="of:=ROWS([.H5:.H29])-[.H3]" office:value-type="float" office:value="25">
            <text:p>25</text:p>
          </table:table-cell>
          <table:table-cell table:style-name="ce109" table:formula="of:=ROWS([.I5:.I29])-[.I3]" office:value-type="float" office:value="24">
            <text:p>24</text:p>
          </table:table-cell>
          <table:table-cell table:style-name="ce109" table:formula="of:=ROWS([.J5:.J29])-[.J3]" office:value-type="float" office:value="25">
            <text:p>25</text:p>
          </table:table-cell>
          <table:table-cell table:style-name="ce109" table:formula="of:=ROWS([.K5:.K29])-[.K3]" office:value-type="float" office:value="25">
            <text:p>25</text:p>
          </table:table-cell>
          <table:table-cell table:style-name="ce109" table:formula="of:=ROWS([.L5:.L29])-[.L3]" office:value-type="float" office:value="24.5">
            <text:p>24.5</text:p>
          </table:table-cell>
          <table:table-cell table:style-name="ce109" table:formula="of:=ROWS([.M5:.M29])-[.M3]" office:value-type="float" office:value="23.5">
            <text:p>23.5</text:p>
          </table:table-cell>
          <table:table-cell table:style-name="ce109" table:formula="of:=ROWS([.N5:.N29])-[.N3]" office:value-type="float" office:value="24">
            <text:p>24</text:p>
          </table:table-cell>
          <table:table-cell table:style-name="ce109" table:formula="of:=ROWS([.O5:.O29])-[.O3]" office:value-type="float" office:value="23.5">
            <text:p>23.5</text:p>
          </table:table-cell>
          <table:table-cell table:style-name="ce109" table:formula="of:=ROWS([.P5:.P29])-[.P3]" office:value-type="float" office:value="23.5">
            <text:p>23.5</text:p>
          </table:table-cell>
          <table:table-cell table:style-name="ce109" table:formula="of:=ROWS([.Q5:.Q29])-[.Q3]" office:value-type="float" office:value="25">
            <text:p>25</text:p>
          </table:table-cell>
          <table:table-cell table:style-name="ce109" table:formula="of:=ROWS([.R5:.R29])-[.R3]" office:value-type="float" office:value="25">
            <text:p>25</text:p>
          </table:table-cell>
          <table:table-cell table:style-name="ce109" table:formula="of:=ROWS([.S5:.S29])-[.S3]" office:value-type="float" office:value="22.5">
            <text:p>22.5</text:p>
          </table:table-cell>
          <table:table-cell table:style-name="ce109" table:formula="of:=ROWS([.T5:.T29])-[.T3]" office:value-type="float" office:value="24">
            <text:p>24</text:p>
          </table:table-cell>
          <table:table-cell table:style-name="ce109" table:formula="of:=ROWS([.U5:.U29])-[.U3]" office:value-type="float" office:value="23.5">
            <text:p>23.5</text:p>
          </table:table-cell>
          <table:table-cell table:style-name="ce109" table:formula="of:=ROWS([.V5:.V29])-[.V3]" office:value-type="float" office:value="24">
            <text:p>24</text:p>
          </table:table-cell>
          <table:table-cell table:style-name="ce109" table:formula="of:=ROWS([.W5:.W29])-[.W3]" office:value-type="float" office:value="24.5">
            <text:p>24.5</text:p>
          </table:table-cell>
          <table:table-cell table:style-name="ce109" table:formula="of:=ROWS([.X5:.X29])-[.X3]" office:value-type="float" office:value="25">
            <text:p>25</text:p>
          </table:table-cell>
          <table:table-cell table:style-name="ce109" table:formula="of:=ROWS([.Y5:.Y29])-[.Y3]" office:value-type="float" office:value="25">
            <text:p>25</text:p>
          </table:table-cell>
          <table:table-cell table:style-name="ce109" table:formula="of:=ROWS([.Z5:.Z29])-[.Z3]" office:value-type="float" office:value="23.5">
            <text:p>23.5</text:p>
          </table:table-cell>
          <table:table-cell table:style-name="ce109" table:formula="of:=ROWS([.AA5:.AA29])-[.AA3]" office:value-type="float" office:value="22.5">
            <text:p>22.5</text:p>
          </table:table-cell>
          <table:table-cell table:style-name="ce109" table:formula="of:=ROWS([.AB5:.AB29])-[.AB3]" office:value-type="float" office:value="24.5">
            <text:p>24.5</text:p>
          </table:table-cell>
          <table:table-cell table:style-name="ce109" table:formula="of:=ROWS([.AC5:.AC29])-[.AC3]" office:value-type="float" office:value="23.5">
            <text:p>23.5</text:p>
          </table:table-cell>
          <table:table-cell table:style-name="ce109" table:formula="of:=ROWS([.AD5:.AD29])-[.AD3]" office:value-type="float" office:value="22.5">
            <text:p>22.5</text:p>
          </table:table-cell>
          <table:table-cell table:style-name="ce109" table:formula="of:=ROWS([.AE5:.AE29])-[.AE3]" office:value-type="float" office:value="25">
            <text:p>25</text:p>
          </table:table-cell>
          <table:table-cell table:style-name="ce109" table:formula="of:=ROWS([.AF5:.AF29])-[.AF3]" office:value-type="float" office:value="25">
            <text:p>25</text:p>
          </table:table-cell>
          <table:table-cell table:style-name="ce109" table:formula="of:=ROWS([.AG5:.AG29])-[.AG3]" office:value-type="float" office:value="22.5">
            <text:p>22.5</text:p>
          </table:table-cell>
          <table:table-cell table:style-name="ce109" table:formula="of:=ROWS([.AH5:.AH29])-[.AH3]" office:value-type="float" office:value="22.5">
            <text:p>22.5</text:p>
          </table:table-cell>
          <table:table-cell table:style-name="ce64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06" table:formula="of:=SUM([.D5:.AH5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06" table:formula="of:=SUM([.D6:.AH6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106" table:formula="of:=SUM([.D7:.AH7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106" table:formula="of:=SUM([.D8:.AH8])" office:value-type="float" office:value="1">
            <text:p>1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6.2531in" svg:y="1.0858in" draw:caption-point-x="-0.2402in" draw:caption-point-y="0.6083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6" table:formula="of:=SUM([.D9:.AH9])" office:value-type="float" office:value="2.5">
            <text:p>2.5</text:p>
          </table:table-cell>
          <table:table-cell table:style-name="ce110"/>
          <table:table-cell table:style-name="ce110" office:value-type="float" office:value="0.5">
            <office:annotation draw:style-name="gr9" draw:text-style-name="P1" svg:width="1.1413in" svg:height="0.2634in" svg:x="2.928in" svg:y="1.3315in" draw:caption-point-x="-0.2402in" draw:caption-point-y="0.610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9" draw:text-style-name="P1" svg:width="1.1413in" svg:height="0.2634in" svg:x="5.5142in" svg:y="1.3315in" draw:caption-point-x="-0.2402in" draw:caption-point-y="0.610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7" draw:text-style-name="P1" svg:width="1.1413in" svg:height="0.2346in" svg:x="8.1004in" svg:y="1.3366in" draw:caption-point-x="-0.2402in" draw:caption-point-y="0.6051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7" draw:text-style-name="P1" svg:width="1.1413in" svg:height="0.2346in" svg:x="10.6866in" svg:y="1.3441in" draw:caption-point-x="-0.2402in" draw:caption-point-y="0.597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7" draw:text-style-name="P1" svg:width="1.1413in" svg:height="0.2346in" svg:x="13.2724in" svg:y="1.3441in" draw:caption-point-x="-0.2402in" draw:caption-point-y="0.597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106" table:formula="of:=SUM([.D10:.AH10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ngHT</text:p>
          </table:table-cell>
          <table:table-cell table:style-name="ce106" table:formula="of:=SUM([.D11:.AH11])" office:value-type="float" office:value="3">
            <text:p>3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1">
            <office:annotation draw:style-name="gr7" draw:text-style-name="P1" svg:width="1.1413in" svg:height="0.2346in" svg:x="12.1642in" svg:y="1.8362in" draw:caption-point-x="-0.2402in" draw:caption-point-y="0.6008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1">
            <office:annotation draw:style-name="gr7" draw:text-style-name="P1" svg:width="1.1413in" svg:height="0.2346in" svg:x="13.2724in" svg:y="1.8362in" draw:caption-point-x="-0.2402in" draw:caption-point-y="0.6008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110" office:value-type="float" office:value="1">
            <office:annotation draw:style-name="gr7" draw:text-style-name="P1" svg:width="1.1413in" svg:height="0.2346in" svg:x="13.6421in" svg:y="1.8362in" draw:caption-point-x="-0.2402in" draw:caption-point-y="0.6008in">
              <dc:date>2015-03-27T00:00:00</dc:date>
              <text:p text:style-name="P1"><text:span text:style-name="T1">Về quê</text:span></text:p>
            </office:annotation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106" table:formula="of:=SUM([.D12:.AH12])" office:value-type="float" office:value="1.5">
            <text:p>1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106" table:formula="of:=SUM([.D13:.AH13])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3.6669in" svg:y="2.3228in" draw:caption-point-x="-0.2402in" draw:caption-point-y="0.6094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5.8835in" svg:y="2.3236in" draw:caption-point-x="-0.2402in" draw:caption-point-y="0.6087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9" draw:text-style-name="P1" svg:width="1.1413in" svg:height="0.2634in" svg:x="6.6224in" svg:y="2.3244in" draw:caption-point-x="-0.2402in" draw:caption-point-y="0.6079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106" table:formula="of:=SUM([.D14:.AH14])" office:value-type="float" office:value="1">
            <text:p>1</text:p>
          </table:table-cell>
          <table:table-cell table:style-name="ce110"/>
          <table:table-cell table:style-name="ce110" office:value-type="float" office:value="0.5">
            <office:annotation draw:style-name="gr4" draw:text-style-name="P1" svg:width="1.1413in" svg:height="0.3902in" svg:x="2.928in" svg:y="2.5697in" draw:caption-point-x="-0.2402in" draw:caption-point-y="0.6102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110" office:value-type="float" office:value="0">
            <office:annotation draw:style-name="gr2" draw:text-style-name="P1" svg:width="1.1413in" svg:height="0.5457in" svg:x="3.2976in" svg:y="2.5705in" draw:caption-point-x="-0.2402in" draw:caption-point-y="0.6094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7" draw:text-style-name="P1" svg:width="1.1413in" svg:height="0.2346in" svg:x="13.2724in" svg:y="2.5799in" draw:caption-point-x="-0.2402in" draw:caption-point-y="0.6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106" table:formula="of:=SUM([.D15:.AH15])" office:value-type="float" office:value="1">
            <text:p>1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7" draw:text-style-name="P1" svg:width="1.1413in" svg:height="0.2346in" svg:x="8.1004in" svg:y="2.8213in" draw:caption-point-x="-0.2402in" draw:caption-point-y="0.6063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cNP</text:p>
          </table:table-cell>
          <table:table-cell table:style-name="ce106" table:formula="of:=SUM([.D16:.AH16])" office:value-type="float" office:value="9">
            <text:p>9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9" draw:text-style-name="P1" svg:width="1.1413in" svg:height="0.2634in" svg:x="5.8835in" svg:y="3.0669in" draw:caption-point-x="-0.2402in" draw:caption-point-y="0.6083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style-name="ce110" office:value-type="float" office:value="1">
            <office:annotation draw:style-name="gr9" draw:text-style-name="P1" svg:width="1.1413in" svg:height="0.2634in" svg:x="6.2531in" svg:y="3.0669in" draw:caption-point-x="-0.2402in" draw:caption-point-y="0.6083in">
              <dc:creator>Thuy</dc:creator>
              <dc:date>2015-03-10T00:00:00</dc:date>
              <text:p text:style-name="P1"><text:span text:style-name="T1">Sốt</text:span></text:p>
            </office:annotation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1">
            <office:annotation draw:style-name="gr7" draw:text-style-name="P1" svg:width="1.1413in" svg:height="0.2346in" svg:x="8.1004in" svg:y="3.0701in" draw:caption-point-x="-0.2402in" draw:caption-point-y="0.6051in">
              <dc:date>2015-03-17T00:00:00</dc:date>
              <text:p text:style-name="P1"><text:span text:style-name="T1">Nghỉ đi làm răng</text:span></text:p>
            </office:annotation>
            <text:p>1</text:p>
          </table:table-cell>
          <table:table-cell table:number-columns-repeated="4" table:style-name="ce110" office:value-type="float" office:value="0.5">
            <text:p>0.5</text:p>
          </table:table-cell>
          <table:table-cell table:style-name="ce110" table:number-columns-repeated="2"/>
          <table:table-cell table:style-name="ce110" office:value-type="float" office:value="1">
            <office:annotation draw:style-name="gr7" draw:text-style-name="P1" svg:width="1.1413in" svg:height="0.2346in" svg:x="10.6866in" svg:y="3.0732in" draw:caption-point-x="-0.2402in" draw:caption-point-y="0.602in">
              <dc:date>2015-03-23T00:00:00</dc:date>
              <text:p text:style-name="P1"><text:span text:style-name="T1">Nghỉ có việc nhà</text:span></text:p>
            </office:annotation>
            <text:p>1</text:p>
          </table:table-cell>
          <table:table-cell table:number-columns-repeated="4" table:style-name="ce110" office:value-type="float" office:value="0.5">
            <text:p>0.5</text:p>
          </table:table-cell>
          <table:table-cell table:style-name="ce110" table:number-columns-repeated="2"/>
          <table:table-cell table:number-columns-repeated="2" table:style-name="ce110" office:value-type="float" office:value="0.5">
            <text:p>0.5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106" table:formula="of:=SUM([.D17:.AH17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5.8835in" svg:y="3.3142in" draw:caption-point-x="-0.2402in" draw:caption-point-y="0.6091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HA</text:p>
          </table:table-cell>
          <table:table-cell table:style-name="ce106" table:formula="of:=SUM([.D18:.AH18])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4" draw:text-style-name="P1" svg:width="1.1413in" svg:height="0.3902in" svg:x="3.6669in" svg:y="3.5614in" draw:caption-point-x="-0.2402in" draw:caption-point-y="0.6094in">
              <dc:creator>Thuy</dc:creator>
              <dc:date>2015-03-06T00:00:00</dc:date>
              <text:p text:style-name="P1"><text:span text:style-name="T1">Bệnh, nghỉ 1 ngày</text:span></text:p>
            </office:annotation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V</text:p>
          </table:table-cell>
          <table:table-cell table:style-name="ce106" table:formula="of:=SUM([.D19:.AH19])" office:value-type="float" office:value="0.5">
            <text:p>0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guyenHTT</text:p>
          </table:table-cell>
          <table:table-cell table:style-name="ce106" table:formula="of:=SUM([.D20:.AH20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">
            <office:annotation draw:style-name="gr2" draw:text-style-name="P1" svg:width="1.1413in" svg:height="0.5457in" svg:x="8.8394in" svg:y="4.0618in" draw:caption-point-x="-0.2402in" draw:caption-point-y="0.6043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M</text:p>
          </table:table-cell>
          <table:table-cell table:style-name="ce106" table:formula="of:=SUM([.D21:.AH21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V</text:p>
          </table:table-cell>
          <table:table-cell table:style-name="ce106" table:formula="of:=SUM([.D22:.AH22])" office:value-type="float" office:value="0">
            <text:p>0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4" draw:text-style-name="P1" svg:width="1.1413in" svg:height="0.3902in" svg:x="10.6866in" svg:y="4.5583in" draw:caption-point-x="-0.2402in" draw:caption-point-y="0.6031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7" draw:text-style-name="P1" svg:width="1.1413in" svg:height="0.2346in" svg:x="13.2724in" svg:y="4.5614in" draw:caption-point-x="-0.2402in" draw:caption-point-y="0.6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chBK</text:p>
          </table:table-cell>
          <table:table-cell table:style-name="ce106" table:formula="of:=SUM([.D23:.AH23])" office:value-type="float" office:value="1.5">
            <text:p>1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346in" svg:x="11.7949in" svg:y="4.8083in" draw:caption-point-x="-0.2402in" draw:caption-point-y="0.6008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DTH</text:p>
          </table:table-cell>
          <table:table-cell table:style-name="ce106" table:formula="of:=SUM([.D24:.AH24])" office:value-type="float" office:value="0.5">
            <text:p>0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9" draw:text-style-name="P1" svg:width="1.1413in" svg:height="0.2634in" svg:x="6.6224in" svg:y="5.0492in" draw:caption-point-x="-0.2402in" draw:caption-point-y="0.6075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106" table:formula="of:=SUM([.D25:.AH25])" office:value-type="float" office:value="0.5">
            <text:p>0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17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106" table:formula="of:=SUM([.D26:.AH26])" office:value-type="float" office:value="3">
            <text:p>3</text:p>
          </table:table-cell>
          <table:table-cell table:style-name="ce110"/>
          <table:table-cell table:style-name="ce110" office:value-type="float" office:value="0">
            <office:annotation draw:style-name="gr4" draw:text-style-name="P1" svg:width="1.1413in" svg:height="0.3902in" svg:x="2.928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3.2976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3.6669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4.0362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1">
            <office:annotation draw:style-name="gr4" draw:text-style-name="P1" svg:width="1.1413in" svg:height="0.3902in" svg:x="4.4059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10" table:number-columns-repeated="2"/>
          <table:table-cell table:style-name="ce110" office:value-type="float" office:value="0">
            <office:annotation draw:style-name="gr4" draw:text-style-name="P1" svg:width="1.1413in" svg:height="0.3902in" svg:x="5.5142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5.8835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">
            <office:annotation draw:style-name="gr4" draw:text-style-name="P1" svg:width="1.1413in" svg:height="0.3902in" svg:x="6.2531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6.6224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0.5</text:p>
          </table:table-cell>
          <table:table-cell table:style-name="ce110" office:value-type="float" office:value="1">
            <office:annotation draw:style-name="gr4" draw:text-style-name="P1" svg:width="1.1413in" svg:height="0.3902in" svg:x="6.9921in" svg:y="5.5421in" draw:caption-point-x="-0.2402in" draw:caption-point-y="0.6102in">
              <dc:date>2015-03-16T00:00:00</dc:date>
              <text:p text:style-name="P1"><text:span text:style-name="T1">Bệnh, nằm viện có BHXH</text:span></text:p>
            </office:annotation>
            <text:p>1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7" draw:text-style-name="P1" svg:width="1.1413in" svg:height="0.2346in" svg:x="11.0559in" svg:y="5.5508in" draw:caption-point-x="-0.2402in" draw:caption-point-y="0.6016in">
              <dc:date>2015-03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106" table:formula="of:=SUM([.D27:.AH27])" office:value-type="float" office:value="0.5">
            <text:p>0.5</text:p>
          </table:table-cell>
          <table:table-cell table:style-name="ce1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3.6669in" svg:y="5.8008in" draw:caption-point-x="-0.2402in" draw:caption-point-y="0.6094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uyLTT</text:p>
          </table:table-cell>
          <table:table-cell table:style-name="ce106" table:formula="of:=SUM([.D28:.AH28])" office:value-type="float" office:value="1.5">
            <text:p>1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4" draw:text-style-name="P1" svg:width="1.1413in" svg:height="0.3902in" svg:x="6.9921in" svg:y="6.0516in" draw:caption-point-x="-0.2402in" draw:caption-point-y="0.6063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110" table:number-columns-repeated="2"/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style-name="ce110" table:number-columns-repeated="2"/>
          <table:table-cell table:number-columns-repeated="2"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ietBA</text:p>
          </table:table-cell>
          <table:table-cell table:style-name="ce106" table:formula="of:=SUM([.D29:.AH29])" office:value-type="float" office:value="0.5">
            <text:p>0.5</text:p>
          </table:table-cell>
          <table:table-cell table:style-name="ce110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text:p>0.5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7" draw:text-style-name="P1" svg:width="1.1413in" svg:height="0.2346in" svg:x="13.2724in" svg:y="6.3059in" draw:caption-point-x="-0.2402in" draw:caption-point-y="0.5996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0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80" office:value-type="string" table:number-columns-spanned="30" table:number-rows-spanned="1">
            <text:p>April</text:p>
          </table:table-cell>
          <table:covered-table-cell table:number-columns-repeated="10" table:style-name="ce84"/>
          <table:covered-table-cell table:style-name="ce84" office:value-type="string">
            <text:p>x</text:p>
          </table:covered-table-cell>
          <table:covered-table-cell table:number-columns-repeated="18" table:style-name="ce84"/>
          <table:table-cell table:style-name="ce64" table:number-columns-repeated="972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-4">
            <text:p>-4</text:p>
          </table:table-cell>
          <table:table-cell table:style-name="ce81" office:value-type="float" office:value="-5">
            <text:p>-5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-11">
            <text:p>-11</text:p>
          </table:table-cell>
          <table:table-cell table:style-name="ce81" office:value-type="float" office:value="-12">
            <text:p>-12</text:p>
          </table:table-cell>
          <table:table-cell table:style-name="ce81" office:value-type="float" office:value="13">
            <text:p>13</text:p>
          </table:table-cell>
          <table:table-cell table:style-name="ce81" office:value-type="float" office:value="14">
            <text:p>14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16">
            <text:p>16</text:p>
          </table:table-cell>
          <table:table-cell table:style-name="ce81" office:value-type="float" office:value="17">
            <text:p>17</text:p>
          </table:table-cell>
          <table:table-cell table:style-name="ce81" office:value-type="float" office:value="-18">
            <text:p>-18</text:p>
          </table:table-cell>
          <table:table-cell table:style-name="ce81" office:value-type="float" office:value="-19">
            <text:p>-19</text:p>
          </table:table-cell>
          <table:table-cell table:style-name="ce81" office:value-type="float" office:value="20">
            <text:p>20</text:p>
          </table:table-cell>
          <table:table-cell table:style-name="ce81" office:value-type="float" office:value="21">
            <text:p>21</text:p>
          </table:table-cell>
          <table:table-cell table:style-name="ce81" office:value-type="float" office:value="22">
            <text:p>22</text:p>
          </table:table-cell>
          <table:table-cell table:style-name="ce81" office:value-type="float" office:value="23">
            <text:p>23</text:p>
          </table:table-cell>
          <table:table-cell table:style-name="ce81" office:value-type="float" office:value="24">
            <text:p>24</text:p>
          </table:table-cell>
          <table:table-cell table:style-name="ce81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81" office:value-type="float" office:value="-26">
            <text:p>-26</text:p>
          </table:table-cell>
          <table:table-cell table:style-name="ce81" office:value-type="float" office:value="27">
            <text:p>27</text:p>
          </table:table-cell>
          <table:table-cell table:style-name="ce81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81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81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82" table:formula="of:=SUM([.D5:.D33])" office:value-type="float" office:value="0.5">
            <text:p>0.5</text:p>
          </table:table-cell>
          <table:table-cell table:style-name="ce82" table:formula="of:=SUM([.E5:.E33])" office:value-type="float" office:value="1.5">
            <text:p>1.5</text:p>
          </table:table-cell>
          <table:table-cell table:style-name="ce82" table:formula="of:=SUM([.F5:.F33])" office:value-type="float" office:value="2.5">
            <text:p>2.5</text:p>
          </table:table-cell>
          <table:table-cell table:style-name="ce82" table:formula="of:=SUM([.G5:.G33])" office:value-type="float" office:value="0">
            <text:p>0</text:p>
          </table:table-cell>
          <table:table-cell table:style-name="ce82" table:formula="of:=SUM([.H5:.H33])" office:value-type="float" office:value="0">
            <text:p>0</text:p>
          </table:table-cell>
          <table:table-cell table:style-name="ce82" table:formula="of:=SUM([.I5:.I33])" office:value-type="float" office:value="0.5">
            <text:p>0.5</text:p>
          </table:table-cell>
          <table:table-cell table:style-name="ce82" table:formula="of:=SUM([.J5:.J33])" office:value-type="float" office:value="1.5">
            <text:p>1.5</text:p>
          </table:table-cell>
          <table:table-cell table:style-name="ce82" table:formula="of:=SUM([.K5:.K33])" office:value-type="float" office:value="1">
            <text:p>1</text:p>
          </table:table-cell>
          <table:table-cell table:style-name="ce82" table:formula="of:=SUM([.L5:.L33])" office:value-type="float" office:value="2.5">
            <text:p>2.5</text:p>
          </table:table-cell>
          <table:table-cell table:style-name="ce82" table:formula="of:=SUM([.M5:.M33])" office:value-type="float" office:value="1.5">
            <text:p>1.5</text:p>
          </table:table-cell>
          <table:table-cell table:style-name="ce82" table:formula="of:=SUM([.N5:.N33])" office:value-type="float" office:value="0">
            <text:p>0</text:p>
          </table:table-cell>
          <table:table-cell table:style-name="ce82" table:formula="of:=SUM([.O5:.O33])" office:value-type="float" office:value="0">
            <text:p>0</text:p>
          </table:table-cell>
          <table:table-cell table:style-name="ce82" table:formula="of:=SUM([.P5:.P33])" office:value-type="float" office:value="4.5">
            <text:p>4.5</text:p>
          </table:table-cell>
          <table:table-cell table:style-name="ce82" table:formula="of:=SUM([.Q5:.Q33])" office:value-type="float" office:value="2">
            <text:p>2</text:p>
          </table:table-cell>
          <table:table-cell table:style-name="ce82" table:formula="of:=SUM([.R5:.R33])" office:value-type="float" office:value="0.5">
            <text:p>0.5</text:p>
          </table:table-cell>
          <table:table-cell table:style-name="ce82" table:formula="of:=SUM([.S5:.S33])" office:value-type="float" office:value="1.5">
            <text:p>1.5</text:p>
          </table:table-cell>
          <table:table-cell table:style-name="ce82" table:formula="of:=SUM([.T5:.T33])" office:value-type="float" office:value="0.5">
            <text:p>0.5</text:p>
          </table:table-cell>
          <table:table-cell table:style-name="ce82" table:formula="of:=SUM([.U5:.U33])" office:value-type="float" office:value="0">
            <text:p>0</text:p>
          </table:table-cell>
          <table:table-cell table:style-name="ce82" table:formula="of:=SUM([.V5:.V33])" office:value-type="float" office:value="0">
            <text:p>0</text:p>
          </table:table-cell>
          <table:table-cell table:style-name="ce82" table:formula="of:=SUM([.W5:.W33])" office:value-type="float" office:value="1.5">
            <text:p>1.5</text:p>
          </table:table-cell>
          <table:table-cell table:style-name="ce82" table:formula="of:=SUM([.X5:.X33])" office:value-type="float" office:value="2">
            <text:p>2</text:p>
          </table:table-cell>
          <table:table-cell table:style-name="ce82" table:formula="of:=SUM([.Y5:.Y33])" office:value-type="float" office:value="1">
            <text:p>1</text:p>
          </table:table-cell>
          <table:table-cell table:style-name="ce82" table:formula="of:=SUM([.Z5:.Z33])" office:value-type="float" office:value="2.5">
            <text:p>2.5</text:p>
          </table:table-cell>
          <table:table-cell table:style-name="ce82" table:formula="of:=SUM([.AA5:.AA33])" office:value-type="float" office:value="2">
            <text:p>2</text:p>
          </table:table-cell>
          <table:table-cell table:style-name="ce82" table:formula="of:=SUM([.AB5:.AB33])" office:value-type="float" office:value="1.5">
            <text:p>1.5</text:p>
          </table:table-cell>
          <table:table-cell table:style-name="ce82" table:formula="of:=SUM([.AC5:.AC33])" office:value-type="float" office:value="0">
            <text:p>0</text:p>
          </table:table-cell>
          <table:table-cell table:style-name="ce82" table:formula="of:=SUM([.AD5:.AD33])" office:value-type="float" office:value="3">
            <text:p>3</text:p>
          </table:table-cell>
          <table:table-cell table:style-name="ce82" table:formula="of:=SUM([.AE5:.AE33])" office:value-type="float" office:value="0">
            <text:p>0</text:p>
          </table:table-cell>
          <table:table-cell table:style-name="ce82" table:formula="of:=SUM([.AF5:.AF33])" office:value-type="float" office:value="0">
            <text:p>0</text:p>
          </table:table-cell>
          <table:table-cell table:style-name="ce82" table:formula="of:=SUM([.AG5:.AG33])" office:value-type="float" office:value="0">
            <text:p>0</text:p>
          </table:table-cell>
          <table:table-cell table:style-name="ce64" table:number-columns-repeated="952"/>
          <table:table-cell table:number-columns-repeated="20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82" table:formula="of:=ROWS([.D5:.D34])-[.D3]" office:value-type="float" office:value="29.5">
            <text:p>29.5</text:p>
          </table:table-cell>
          <table:table-cell table:style-name="ce82" table:formula="of:=ROWS([.E5:.E34])-[.E3]" office:value-type="float" office:value="28.5">
            <text:p>28.5</text:p>
          </table:table-cell>
          <table:table-cell table:style-name="ce82" table:formula="of:=ROWS([.F5:.F34])-[.F3]" office:value-type="float" office:value="27.5">
            <text:p>27.5</text:p>
          </table:table-cell>
          <table:table-cell table:style-name="ce82" table:formula="of:=ROWS([.G5:.G34])-[.G3]" office:value-type="float" office:value="30">
            <text:p>30</text:p>
          </table:table-cell>
          <table:table-cell table:style-name="ce82" table:formula="of:=ROWS([.H5:.H34])-[.H3]" office:value-type="float" office:value="30">
            <text:p>30</text:p>
          </table:table-cell>
          <table:table-cell table:style-name="ce82" table:formula="of:=ROWS([.I5:.I34])-[.I3]" office:value-type="float" office:value="29.5">
            <text:p>29.5</text:p>
          </table:table-cell>
          <table:table-cell table:style-name="ce82" table:formula="of:=ROWS([.J5:.J34])-[.J3]" office:value-type="float" office:value="28.5">
            <text:p>28.5</text:p>
          </table:table-cell>
          <table:table-cell table:style-name="ce82" table:formula="of:=ROWS([.K5:.K34])-[.K3]" office:value-type="float" office:value="29">
            <text:p>29</text:p>
          </table:table-cell>
          <table:table-cell table:style-name="ce82" table:formula="of:=ROWS([.L5:.L34])-[.L3]" office:value-type="float" office:value="27.5">
            <text:p>27.5</text:p>
          </table:table-cell>
          <table:table-cell table:style-name="ce82" table:formula="of:=ROWS([.M5:.M34])-[.M3]" office:value-type="float" office:value="28.5">
            <text:p>28.5</text:p>
          </table:table-cell>
          <table:table-cell table:style-name="ce82" table:formula="of:=ROWS([.N5:.N34])-[.N3]" office:value-type="float" office:value="30">
            <text:p>30</text:p>
          </table:table-cell>
          <table:table-cell table:style-name="ce82" table:formula="of:=ROWS([.O5:.O34])-[.O3]" office:value-type="float" office:value="30">
            <text:p>30</text:p>
          </table:table-cell>
          <table:table-cell table:style-name="ce82" table:formula="of:=ROWS([.P5:.P34])-[.P3]" office:value-type="float" office:value="25.5">
            <text:p>25.5</text:p>
          </table:table-cell>
          <table:table-cell table:style-name="ce82" table:formula="of:=ROWS([.Q5:.Q34])-[.Q3]" office:value-type="float" office:value="28">
            <text:p>28</text:p>
          </table:table-cell>
          <table:table-cell table:style-name="ce82" table:formula="of:=ROWS([.R5:.R34])-[.R3]" office:value-type="float" office:value="29.5">
            <text:p>29.5</text:p>
          </table:table-cell>
          <table:table-cell table:style-name="ce82" table:formula="of:=ROWS([.S5:.S34])-[.S3]" office:value-type="float" office:value="28.5">
            <text:p>28.5</text:p>
          </table:table-cell>
          <table:table-cell table:style-name="ce82" table:formula="of:=ROWS([.T5:.T34])-[.T3]" office:value-type="float" office:value="29.5">
            <text:p>29.5</text:p>
          </table:table-cell>
          <table:table-cell table:style-name="ce82" table:formula="of:=ROWS([.U5:.U34])-[.U3]" office:value-type="float" office:value="30">
            <text:p>30</text:p>
          </table:table-cell>
          <table:table-cell table:style-name="ce82" table:formula="of:=ROWS([.V5:.V34])-[.V3]" office:value-type="float" office:value="30">
            <text:p>30</text:p>
          </table:table-cell>
          <table:table-cell table:style-name="ce82" table:formula="of:=ROWS([.W5:.W34])-[.W3]" office:value-type="float" office:value="28.5">
            <text:p>28.5</text:p>
          </table:table-cell>
          <table:table-cell table:style-name="ce82" table:formula="of:=ROWS([.X5:.X34])-[.X3]" office:value-type="float" office:value="28">
            <text:p>28</text:p>
          </table:table-cell>
          <table:table-cell table:style-name="ce82" table:formula="of:=ROWS([.Y5:.Y34])-[.Y3]" office:value-type="float" office:value="29">
            <text:p>29</text:p>
          </table:table-cell>
          <table:table-cell table:style-name="ce82" table:formula="of:=ROWS([.Z5:.Z34])-[.Z3]" office:value-type="float" office:value="27.5">
            <text:p>27.5</text:p>
          </table:table-cell>
          <table:table-cell table:style-name="ce82" table:formula="of:=ROWS([.AA5:.AA34])-[.AA3]" office:value-type="float" office:value="28">
            <text:p>28</text:p>
          </table:table-cell>
          <table:table-cell table:style-name="ce82" table:formula="of:=ROWS([.AB5:.AB34])-[.AB3]" office:value-type="float" office:value="28.5">
            <text:p>28.5</text:p>
          </table:table-cell>
          <table:table-cell table:style-name="ce82" table:formula="of:=ROWS([.AC5:.AC34])-[.AC3]" office:value-type="float" office:value="30">
            <text:p>30</text:p>
          </table:table-cell>
          <table:table-cell table:style-name="ce82" table:formula="of:=ROWS([.AD5:.AD34])-[.AD3]" office:value-type="float" office:value="27">
            <text:p>27</text:p>
          </table:table-cell>
          <table:table-cell table:style-name="ce82" table:formula="of:=ROWS([.AE5:.AE34])-[.AE3]" office:value-type="float" office:value="30">
            <text:p>30</text:p>
          </table:table-cell>
          <table:table-cell table:style-name="ce82" table:formula="of:=ROWS([.AF5:.AF34])-[.AF3]" office:value-type="float" office:value="30">
            <text:p>30</text:p>
          </table:table-cell>
          <table:table-cell table:style-name="ce82" table:formula="of:=ROWS([.AG5:.AG34])-[.AG3]" office:value-type="float" office:value="30">
            <text:p>30</text:p>
          </table:table-cell>
          <table:table-cell table:style-name="ce64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9" table:formula="of:=SUM([.D5:.AG5])" office:value-type="float" office:value="1"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1" svg:width="1.1413in" svg:height="0.7012in" svg:x="4.7752in" svg:y="0.348in" draw:caption-point-x="-0.2402in" draw:caption-point-y="0.6028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10.6866in" svg:y="0.3543in" draw:caption-point-x="-0.2402in" draw:caption-point-y="0.5965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9" table:formula="of:=SUM([.D6:.AG6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79" table:formula="of:=SUM([.D7:.AG7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1" svg:width="1.1413in" svg:height="0.3902in" svg:x="12.1642in" svg:y="0.8504in" draw:caption-point-x="-0.2402in" draw:caption-point-y="0.5957in">
              <dc:date>2015-04-27T00:00:00</dc:date>
              <text:p text:style-name="P1"><text:span text:style-name="T1">Về sớm &gt; 1h</text:span></text:p>
            </office:annotation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9" table:formula="of:=SUM([.D8:.AG8])" office:value-type="float" office:value="1"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3.2976in" svg:y="1.0823in" draw:caption-point-x="-0.2402in" draw:caption-point-y="0.6118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79" table:formula="of:=SUM([.D9:.AG9])" office:value-type="float" office:value="0">
            <text:p>0</text:p>
          </table:table-cell>
          <table:table-cell table:style-name="ce83" table:number-columns-repeated="19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1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79" table:formula="of:=SUM([.D10:.AG10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79" table:formula="of:=SUM([.D11:.AG11])" office:value-type="float" office:value="4">
            <text:p>4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5.1449in" svg:y="1.8386in" draw:caption-point-x="-0.2402in" draw:caption-point-y="0.6087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5.8835in" svg:y="1.8449in" draw:caption-point-x="-0.2402in" draw:caption-point-y="0.6024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1.8421in" draw:caption-point-x="-0.2402in" draw:caption-point-y="0.6051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83" office:value-type="float" office:value="1">
            <office:annotation draw:style-name="gr4" draw:text-style-name="P1" svg:width="1.1413in" svg:height="0.3902in" svg:x="7.3614in" svg:y="1.8409in" draw:caption-point-x="-0.2402in" draw:caption-point-y="0.6063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9.578in" svg:y="1.8449in" draw:caption-point-x="-0.2402in" draw:caption-point-y="0.6024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1" svg:width="1.1413in" svg:height="0.3902in" svg:x="9.9476in" svg:y="1.8449in" draw:caption-point-x="-0.2402in" draw:caption-point-y="0.6024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1.4252in" svg:y="1.8496in" draw:caption-point-x="-0.2402in" draw:caption-point-y="0.5976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ngHT</text:p>
          </table:table-cell>
          <table:table-cell table:style-name="ce79" table:formula="of:=SUM([.D12:.AG1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79" table:formula="of:=SUM([.D13:.AG13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79" table:formula="of:=SUM([.D14:.AG14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79" table:formula="of:=SUM([.D15:.AG15])" office:value-type="float" office:value="1"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8" draw:text-style-name="P1" svg:width="1.1413in" svg:height="0.8567in" svg:x="10.6866in" svg:y="2.8417in" draw:caption-point-x="-0.2402in" draw:caption-point-y="0.5965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KhoiNLD</text:p>
          </table:table-cell>
          <table:table-cell table:style-name="ce79" table:formula="of:=SUM([.D16:.AG16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7.3614in" svg:y="3.0795in" draw:caption-point-x="-0.2402in" draw:caption-point-y="0.6063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1" svg:width="1.1413in" svg:height="0.3902in" svg:x="12.1642in" svg:y="3.0902in" draw:caption-point-x="-0.2402in" draw:caption-point-y="0.5957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ongNH</text:p>
          </table:table-cell>
          <table:table-cell table:style-name="ce79" table:formula="of:=SUM([.D17:.AG17])" office:value-type="float" office:value="0"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2976in" svg:y="3.322in" draw:caption-point-x="-0.2402in" draw:caption-point-y="0.6114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1" svg:width="1.1413in" svg:height="0.3902in" svg:x="12.1642in" svg:y="3.3362in" draw:caption-point-x="-0.2402in" draw:caption-point-y="0.5972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cNP</text:p>
          </table:table-cell>
          <table:table-cell table:style-name="ce79" table:formula="of:=SUM([.D18:.AG18])" office:value-type="float" office:value="10.5">
            <text:p>10.5</text:p>
          </table:table-cell>
          <table:table-cell table:number-columns-repeated="3" table:style-name="ce83" office:value-type="float" office:value="0.5">
            <text:p>0.5</text:p>
          </table:table-cell>
          <table:table-cell table:style-name="ce83" table:number-columns-repeated="2"/>
          <table:table-cell table:number-columns-repeated="5" table:style-name="ce83" office:value-type="float" office:value="0.5">
            <text:p>0.5</text:p>
          </table:table-cell>
          <table:table-cell table:style-name="ce83" table:number-columns-repeated="2"/>
          <table:table-cell table:number-columns-repeated="5" table:style-name="ce83" office:value-type="float" office:value="0.5"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2" draw:text-style-name="P1" svg:width="1.1413in" svg:height="0.5457in" svg:x="9.578in" svg:y="3.5787in" draw:caption-point-x="-0.2402in" draw:caption-point-y="0.6024in">
              <dc:date>2015-04-20T00:00:00</dc:date>
              <text:p text:style-name="P1"><text:span text:style-name="T1">Nghỉ buổi chiều có việc nhà đột xuất</text:span></text:p>
            </office:annotation>
            <text:p>1</text:p>
          </table:table-cell>
          <table:table-cell table:number-columns-repeated="5" table:style-name="ce83" office:value-type="float" office:value="0.5">
            <text:p>0.5</text:p>
          </table:table-cell>
          <table:table-cell table:style-name="ce83"/>
          <table:table-cell table:style-name="ce83" office:value-type="float" office:value="0.5">
            <text:p>0.5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79" table:formula="of:=SUM([.D19:.AG19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5.5142in" svg:y="3.8193in" draw:caption-point-x="-0.2402in" draw:caption-point-y="0.6094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9.9476in" svg:y="3.8268in" draw:caption-point-x="-0.2402in" draw:caption-point-y="0.602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inhHA</text:p>
          </table:table-cell>
          <table:table-cell table:style-name="ce79" table:formula="of:=SUM([.D20:.AG20])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2.928in" svg:y="4.0642in" draw:caption-point-x="-0.2402in" draw:caption-point-y="0.6122in">
              <dc:date>2015-04-02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79" table:formula="of:=SUM([.D21:.AG21])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1.0559in" svg:y="4.3248in" draw:caption-point-x="-0.2402in" draw:caption-point-y="0.5992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79" table:formula="of:=SUM([.D22:.AG2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5.5142in" svg:y="4.5626in" draw:caption-point-x="-0.2402in" draw:caption-point-y="0.6094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79" table:formula="of:=SUM([.D23:.AG23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1" svg:width="1.1413in" svg:height="0.3902in" svg:x="4.4059in" svg:y="4.8091in" draw:caption-point-x="-0.2402in" draw:caption-point-y="0.6106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V</text:p>
          </table:table-cell>
          <table:table-cell table:style-name="ce79" table:formula="of:=SUM([.D24:.AG24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11.0559in" svg:y="5.0681in" draw:caption-point-x="-0.2402in" draw:caption-point-y="0.5992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79" table:formula="of:=SUM([.D25:.AG25])" office:value-type="float" office:value="3.5">
            <text:p>3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5.5142in" svg:y="5.3071in" draw:caption-point-x="-0.2402in" draw:caption-point-y="0.6079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5.3087in" draw:caption-point-x="-0.2402in" draw:caption-point-y="0.6063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8.1004in" svg:y="5.311in" draw:caption-point-x="-0.2402in" draw:caption-point-y="0.6039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1" svg:width="1.1413in" svg:height="0.5457in" svg:x="10.3169in" svg:y="5.3146in" draw:caption-point-x="-0.2402in" draw:caption-point-y="0.6004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/>
          <table:table-cell table:style-name="ce83" office:value-type="float" office:value="1">
            <office:annotation draw:style-name="gr4" draw:text-style-name="P1" svg:width="1.1413in" svg:height="0.3902in" svg:x="12.1642in" svg:y="5.3173in" draw:caption-point-x="-0.2402in" draw:caption-point-y="0.5976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DTH</text:p>
          </table:table-cell>
          <table:table-cell table:style-name="ce79" table:formula="of:=SUM([.D26:.AG26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1" svg:width="1.1413in" svg:height="0.5457in" svg:x="4.4059in" svg:y="5.5528in" draw:caption-point-x="-0.2402in" draw:caption-point-y="0.609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4.7752in" svg:y="5.5528in" draw:caption-point-x="-0.2402in" draw:caption-point-y="0.609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1449in" svg:y="5.5528in" draw:caption-point-x="-0.2402in" draw:caption-point-y="0.609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5142in" svg:y="5.5528in" draw:caption-point-x="-0.2402in" draw:caption-point-y="0.609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5.8835in" svg:y="5.5528in" draw:caption-point-x="-0.2402in" draw:caption-point-y="0.609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3" draw:text-style-name="P1" svg:width="1.1413in" svg:height="0.7012in" svg:x="6.9921in" svg:y="5.5563in" draw:caption-point-x="-0.2402in" draw:caption-point-y="0.6063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TP</text:p>
          </table:table-cell>
          <table:table-cell table:style-name="ce79" table:formula="of:=SUM([.D27:.AG27])" office:value-type="float" office:value="2">
            <text:p>2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3.2976in" svg:y="5.7984in" draw:caption-point-x="-0.2402in" draw:caption-point-y="0.6118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1" svg:width="1.1413in" svg:height="0.7012in" svg:x="4.7752in" svg:y="5.8075in" draw:caption-point-x="-0.2402in" draw:caption-point-y="0.6028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1" svg:width="1.1413in" svg:height="0.3902in" svg:x="6.9921in" svg:y="5.8039in" draw:caption-point-x="-0.2402in" draw:caption-point-y="0.6063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7.7307in" svg:y="5.8055in" draw:caption-point-x="-0.2402in" draw:caption-point-y="0.6047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mDT</text:p>
          </table:table-cell>
          <table:table-cell table:style-name="ce79" table:formula="of:=SUM([.D28:.AG28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5.8835in" svg:y="6.0496in" draw:caption-point-x="-0.2402in" draw:caption-point-y="0.6083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1" svg:width="1.1413in" svg:height="0.3902in" svg:x="6.9921in" svg:y="6.0496in" draw:caption-point-x="-0.2402in" draw:caption-point-y="0.6083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0.6866in" svg:y="6.0583in" draw:caption-point-x="-0.2402in" draw:caption-point-y="0.5996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euNV</text:p>
          </table:table-cell>
          <table:table-cell table:style-name="ce79" table:formula="of:=SUM([.D29:.AG29])" office:value-type="float" office:value="0.5"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.5">
            <office:annotation draw:style-name="gr4" draw:text-style-name="P1" svg:width="1.1413in" svg:height="0.3902in" svg:x="12.1642in" svg:y="6.3098in" draw:caption-point-x="-0.2402in" draw:caption-point-y="0.5957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nhT</text:p>
          </table:table-cell>
          <table:table-cell table:style-name="ce79" table:formula="of:=SUM([.D30:.AG30])" office:value-type="float" office:value="0">
            <text:p>0</text:p>
          </table:table-cell>
          <table:table-cell table:style-name="ce83" table:number-columns-repeated="1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1" svg:width="1.1413in" svg:height="0.3902in" svg:x="12.1642in" svg:y="6.5571in" draw:caption-point-x="-0.2402in" draw:caption-point-y="0.5961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79" table:formula="of:=SUM([.D31:.AG31])" office:value-type="float" office:value="2">
            <text:p>2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1.4252in" svg:y="6.8031in" draw:caption-point-x="-0.2402in" draw:caption-point-y="0.598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83"/>
          <table:table-cell table:style-name="ce83" office:value-type="float" office:value="1">
            <office:annotation draw:style-name="gr4" draw:text-style-name="P1" svg:width="1.1413in" svg:height="0.3902in" svg:x="12.1642in" svg:y="6.8035in" draw:caption-point-x="-0.2402in" draw:caption-point-y="0.5976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uanND</text:p>
          </table:table-cell>
          <table:table-cell table:style-name="ce79" table:formula="of:=SUM([.D32:.AG32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VietBA</text:p>
          </table:table-cell>
          <table:table-cell table:style-name="ce79" table:formula="of:=SUM([.D33:.AG33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uNA</text:p>
          </table:table-cell>
          <table:table-cell table:style-name="ce79" table:formula="of:=SUM([.D34:.AG34])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6" table:style-name="ce83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table:number-columns-repeated="3"/>
          <table:table-cell table:style-name="ce42" table:number-columns-repeated="952"/>
          <table:table-cell table:number-columns-repeated="20"/>
        </table:table-row>
        <table:table-row table:style-name="ro2" table:number-rows-repeated="65404">
          <table:table-cell table:style-name="ce42" table:number-columns-repeated="985"/>
          <table:table-cell table:number-columns-repeated="20"/>
        </table:table-row>
        <table:table-row table:style-name="ro2" table:number-rows-repeated="983137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7"/>
          <table:table-cell table:style-name="ce42" table:number-columns-repeated="2"/>
          <table:table-cell table:style-name="ce86" office:value-type="string" table:number-columns-spanned="31" table:number-rows-spanned="1">
            <text:p>May</text:p>
          </table:table-cell>
          <table:covered-table-cell table:number-columns-repeated="10" table:style-name="ce90"/>
          <table:covered-table-cell table:style-name="ce90" office:value-type="string">
            <text:p>x</text:p>
          </table:covered-table-cell>
          <table:covered-table-cell table:number-columns-repeated="19" table:style-name="ce90"/>
          <table:table-cell table:style-name="ce64" table:number-columns-repeated="960"/>
        </table:table-row>
        <table:table-row table:style-name="ro6">
          <table:table-cell table:style-name="ce57" office:value-type="string">
            <text:p>No.</text:p>
          </table:table-cell>
          <table:table-cell table:style-name="ce57" office:value-type="string">
            <text:p>Name</text:p>
          </table:table-cell>
          <table:table-cell table:style-name="ce57" office:value-type="string">
            <text:p>Absent</text:p>
          </table:table-cell>
          <table:table-cell table:style-name="ce87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7" office:value-type="float" office:value="-2">
            <text:p>-2</text:p>
          </table:table-cell>
          <table:table-cell table:style-name="ce87" office:value-type="float" office:value="-3">
            <text:p>-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-9">
            <text:p>-9</text:p>
          </table:table-cell>
          <table:table-cell table:style-name="ce87" office:value-type="float" office:value="-10">
            <text:p>-10</text:p>
          </table:table-cell>
          <table:table-cell table:style-name="ce87" office:value-type="float" office:value="11">
            <text:p>11</text:p>
          </table:table-cell>
          <table:table-cell table:style-name="ce87" office:value-type="float" office:value="12">
            <text:p>12</text:p>
          </table:table-cell>
          <table:table-cell table:style-name="ce87" office:value-type="float" office:value="13">
            <text:p>13</text:p>
          </table:table-cell>
          <table:table-cell table:style-name="ce87" office:value-type="float" office:value="14">
            <text:p>14</text:p>
          </table:table-cell>
          <table:table-cell table:style-name="ce87" office:value-type="float" office:value="15">
            <text:p>15</text:p>
          </table:table-cell>
          <table:table-cell table:style-name="ce87" office:value-type="float" office:value="-16">
            <text:p>-16</text:p>
          </table:table-cell>
          <table:table-cell table:style-name="ce87" office:value-type="float" office:value="-17">
            <text:p>-17</text:p>
          </table:table-cell>
          <table:table-cell table:style-name="ce87" office:value-type="float" office:value="18">
            <text:p>18</text:p>
          </table:table-cell>
          <table:table-cell table:style-name="ce87" office:value-type="float" office:value="19">
            <text:p>19</text:p>
          </table:table-cell>
          <table:table-cell table:style-name="ce87" office:value-type="float" office:value="20">
            <text:p>20</text:p>
          </table:table-cell>
          <table:table-cell table:style-name="ce87" office:value-type="float" office:value="21">
            <text:p>21</text:p>
          </table:table-cell>
          <table:table-cell table:style-name="ce87" office:value-type="float" office:value="22">
            <text:p>22</text:p>
          </table:table-cell>
          <table:table-cell table:style-name="ce87" office:value-type="float" office:value="-23">
            <text:p>-23</text:p>
          </table:table-cell>
          <table:table-cell table:style-name="ce87" office:value-type="float" office:value="-24">
            <text:p>-24</text:p>
          </table:table-cell>
          <table:table-cell table:style-name="ce87" office:value-type="float" office:value="25">
            <text:p>25</text:p>
          </table:table-cell>
          <table:table-cell table:style-name="ce87" office:value-type="float" office:value="26">
            <text:p>26</text:p>
          </table:table-cell>
          <table:table-cell table:style-name="ce87" office:value-type="float" office:value="27">
            <text:p>27</text:p>
          </table:table-cell>
          <table:table-cell table:style-name="ce87" office:value-type="float" office:value="28">
            <text:p>28</text:p>
          </table:table-cell>
          <table:table-cell table:style-name="ce87" office:value-type="float" office:value="29">
            <text:p>29</text:p>
          </table:table-cell>
          <table:table-cell table:style-name="ce87" office:value-type="float" office:value="-30">
            <text:p>-30</text:p>
          </table:table-cell>
          <table:table-cell table:style-name="ce87" office:value-type="float" office:value="-31">
            <text:p>-31</text:p>
          </table:table-cell>
          <table:table-cell table:style-name="ce64" table:number-columns-repeated="952"/>
          <table:table-cell table:number-columns-repeated="8"/>
        </table:table-row>
        <table:table-row table:style-name="ro2">
          <table:table-cell table:style-name="ce65" office:value-type="string" table:number-columns-spanned="3" table:number-rows-spanned="1">
            <text:p>No. of off-work staffs</text:p>
          </table:table-cell>
          <table:covered-table-cell table:number-columns-repeated="2" table:style-name="ce66"/>
          <table:table-cell table:style-name="ce88" table:formula="of:=SUM([.D5:.D36])" office:value-type="float" office:value="0">
            <text:p>0</text:p>
          </table:table-cell>
          <table:table-cell table:style-name="ce88" table:formula="of:=SUM([.E5:.E36])" office:value-type="float" office:value="0">
            <text:p>0</text:p>
          </table:table-cell>
          <table:table-cell table:style-name="ce88" table:formula="of:=SUM([.F5:.F36])" office:value-type="float" office:value="0">
            <text:p>0</text:p>
          </table:table-cell>
          <table:table-cell table:style-name="ce88" table:formula="of:=SUM([.G5:.G36])" office:value-type="float" office:value="6">
            <text:p>6</text:p>
          </table:table-cell>
          <table:table-cell table:style-name="ce88" table:formula="of:=SUM([.H5:.H36])" office:value-type="float" office:value="0.5">
            <text:p>0.5</text:p>
          </table:table-cell>
          <table:table-cell table:style-name="ce88" table:formula="of:=SUM([.I5:.I36])" office:value-type="float" office:value="1">
            <text:p>1</text:p>
          </table:table-cell>
          <table:table-cell table:style-name="ce88" table:formula="of:=SUM([.J5:.J36])" office:value-type="float" office:value="2">
            <text:p>2</text:p>
          </table:table-cell>
          <table:table-cell table:style-name="ce88" table:formula="of:=SUM([.K5:.K36])" office:value-type="float" office:value="0.5">
            <text:p>0.5</text:p>
          </table:table-cell>
          <table:table-cell table:style-name="ce88" table:formula="of:=SUM([.L5:.L36])" office:value-type="float" office:value="0">
            <text:p>0</text:p>
          </table:table-cell>
          <table:table-cell table:style-name="ce88" table:formula="of:=SUM([.M5:.M36])" office:value-type="float" office:value="0">
            <text:p>0</text:p>
          </table:table-cell>
          <table:table-cell table:style-name="ce88" table:formula="of:=SUM([.N5:.N36])" office:value-type="float" office:value="3.5">
            <text:p>3.5</text:p>
          </table:table-cell>
          <table:table-cell table:style-name="ce88" table:formula="of:=SUM([.O5:.O36])" office:value-type="float" office:value="2">
            <text:p>2</text:p>
          </table:table-cell>
          <table:table-cell table:style-name="ce88" table:formula="of:=SUM([.P5:.P36])" office:value-type="float" office:value="0.5">
            <text:p>0.5</text:p>
          </table:table-cell>
          <table:table-cell table:style-name="ce88" table:formula="of:=SUM([.Q5:.Q36])" office:value-type="float" office:value="0.5">
            <text:p>0.5</text:p>
          </table:table-cell>
          <table:table-cell table:style-name="ce88" table:formula="of:=SUM([.R5:.R36])" office:value-type="float" office:value="1.5">
            <text:p>1.5</text:p>
          </table:table-cell>
          <table:table-cell table:style-name="ce88" table:formula="of:=SUM([.S5:.S36])" office:value-type="float" office:value="0">
            <text:p>0</text:p>
          </table:table-cell>
          <table:table-cell table:style-name="ce88" table:formula="of:=SUM([.T5:.T36])" office:value-type="float" office:value="0">
            <text:p>0</text:p>
          </table:table-cell>
          <table:table-cell table:style-name="ce88" table:formula="of:=SUM([.U5:.U36])" office:value-type="float" office:value="4">
            <text:p>4</text:p>
          </table:table-cell>
          <table:table-cell table:style-name="ce88" table:formula="of:=SUM([.V5:.V36])" office:value-type="float" office:value="1">
            <text:p>1</text:p>
          </table:table-cell>
          <table:table-cell table:style-name="ce88" table:formula="of:=SUM([.W5:.W36])" office:value-type="float" office:value="1">
            <text:p>1</text:p>
          </table:table-cell>
          <table:table-cell table:style-name="ce88" table:formula="of:=SUM([.X5:.X36])" office:value-type="float" office:value="1">
            <text:p>1</text:p>
          </table:table-cell>
          <table:table-cell table:style-name="ce88" table:formula="of:=SUM([.Y5:.Y36])" office:value-type="float" office:value="1.5">
            <text:p>1.5</text:p>
          </table:table-cell>
          <table:table-cell table:style-name="ce88" table:formula="of:=SUM([.Z5:.Z36])" office:value-type="float" office:value="0">
            <text:p>0</text:p>
          </table:table-cell>
          <table:table-cell table:style-name="ce88" table:formula="of:=SUM([.AA5:.AA36])" office:value-type="float" office:value="0">
            <text:p>0</text:p>
          </table:table-cell>
          <table:table-cell table:style-name="ce88" table:formula="of:=SUM([.AB5:.AB36])" office:value-type="float" office:value="3">
            <text:p>3</text:p>
          </table:table-cell>
          <table:table-cell table:style-name="ce88" table:formula="of:=SUM([.AC5:.AC36])" office:value-type="float" office:value="1.5">
            <text:p>1.5</text:p>
          </table:table-cell>
          <table:table-cell table:style-name="ce88" table:formula="of:=SUM([.AD5:.AD36])" office:value-type="float" office:value="0.5">
            <text:p>0.5</text:p>
          </table:table-cell>
          <table:table-cell table:style-name="ce88" table:formula="of:=SUM([.AE5:.AE36])" office:value-type="float" office:value="0.5">
            <text:p>0.5</text:p>
          </table:table-cell>
          <table:table-cell table:style-name="ce88" table:formula="of:=SUM([.AF5:.AF36])" office:value-type="float" office:value="2">
            <text:p>2</text:p>
          </table:table-cell>
          <table:table-cell table:style-name="ce88" table:formula="of:=SUM([.AG5:.AG36])" office:value-type="float" office:value="0">
            <text:p>0</text:p>
          </table:table-cell>
          <table:table-cell table:style-name="ce88" table:formula="of:=SUM([.AH5:.AH36])" office:value-type="float" office:value="0">
            <text:p>0</text:p>
          </table:table-cell>
          <table:table-cell table:style-name="ce64" table:number-columns-repeated="952"/>
          <table:table-cell table:number-columns-repeated="8"/>
        </table:table-row>
        <table:table-row table:style-name="ro2">
          <table:table-cell table:style-name="ce65" office:value-type="string" table:number-columns-spanned="3" table:number-rows-spanned="1">
            <text:p>No. of working staffs</text:p>
          </table:table-cell>
          <table:covered-table-cell table:number-columns-repeated="2" table:style-name="ce66"/>
          <table:table-cell table:style-name="ce88" table:formula="of:=ROWS([.D5:.D37])-[.D3]" office:value-type="float" office:value="33">
            <text:p>33</text:p>
          </table:table-cell>
          <table:table-cell table:style-name="ce88" table:formula="of:=ROWS([.E5:.E37])-[.E3]" office:value-type="float" office:value="33">
            <text:p>33</text:p>
          </table:table-cell>
          <table:table-cell table:style-name="ce88" table:formula="of:=ROWS([.F5:.F37])-[.F3]" office:value-type="float" office:value="33">
            <text:p>33</text:p>
          </table:table-cell>
          <table:table-cell table:style-name="ce88" table:formula="of:=ROWS([.G5:.G37])-[.G3]" office:value-type="float" office:value="27">
            <text:p>27</text:p>
          </table:table-cell>
          <table:table-cell table:style-name="ce88" table:formula="of:=ROWS([.H5:.H37])-[.H3]" office:value-type="float" office:value="32.5">
            <text:p>32.5</text:p>
          </table:table-cell>
          <table:table-cell table:style-name="ce88" table:formula="of:=ROWS([.I5:.I37])-[.I3]" office:value-type="float" office:value="32">
            <text:p>32</text:p>
          </table:table-cell>
          <table:table-cell table:style-name="ce88" table:formula="of:=ROWS([.J5:.J37])-[.J3]" office:value-type="float" office:value="31">
            <text:p>31</text:p>
          </table:table-cell>
          <table:table-cell table:style-name="ce88" table:formula="of:=ROWS([.K5:.K37])-[.K3]" office:value-type="float" office:value="32.5">
            <text:p>32.5</text:p>
          </table:table-cell>
          <table:table-cell table:style-name="ce88" table:formula="of:=ROWS([.L5:.L37])-[.L3]" office:value-type="float" office:value="33">
            <text:p>33</text:p>
          </table:table-cell>
          <table:table-cell table:style-name="ce88" table:formula="of:=ROWS([.M5:.M37])-[.M3]" office:value-type="float" office:value="33">
            <text:p>33</text:p>
          </table:table-cell>
          <table:table-cell table:style-name="ce88" table:formula="of:=ROWS([.N5:.N37])-[.N3]" office:value-type="float" office:value="29.5">
            <text:p>29.5</text:p>
          </table:table-cell>
          <table:table-cell table:style-name="ce88" table:formula="of:=ROWS([.O5:.O37])-[.O3]" office:value-type="float" office:value="31">
            <text:p>31</text:p>
          </table:table-cell>
          <table:table-cell table:style-name="ce88" table:formula="of:=ROWS([.P5:.P37])-[.P3]" office:value-type="float" office:value="32.5">
            <text:p>32.5</text:p>
          </table:table-cell>
          <table:table-cell table:style-name="ce88" table:formula="of:=ROWS([.Q5:.Q37])-[.Q3]" office:value-type="float" office:value="32.5">
            <text:p>32.5</text:p>
          </table:table-cell>
          <table:table-cell table:style-name="ce88" table:formula="of:=ROWS([.R5:.R37])-[.R3]" office:value-type="float" office:value="31.5">
            <text:p>31.5</text:p>
          </table:table-cell>
          <table:table-cell table:style-name="ce88" table:formula="of:=ROWS([.S5:.S37])-[.S3]" office:value-type="float" office:value="33">
            <text:p>33</text:p>
          </table:table-cell>
          <table:table-cell table:style-name="ce88" table:formula="of:=ROWS([.T5:.T37])-[.T3]" office:value-type="float" office:value="33">
            <text:p>33</text:p>
          </table:table-cell>
          <table:table-cell table:style-name="ce88" table:formula="of:=ROWS([.U5:.U37])-[.U3]" office:value-type="float" office:value="29">
            <text:p>29</text:p>
          </table:table-cell>
          <table:table-cell table:style-name="ce88" table:formula="of:=ROWS([.V5:.V37])-[.V3]" office:value-type="float" office:value="32">
            <text:p>32</text:p>
          </table:table-cell>
          <table:table-cell table:style-name="ce88" table:formula="of:=ROWS([.W5:.W37])-[.W3]" office:value-type="float" office:value="32">
            <text:p>32</text:p>
          </table:table-cell>
          <table:table-cell table:style-name="ce88" table:formula="of:=ROWS([.X5:.X37])-[.X3]" office:value-type="float" office:value="32">
            <text:p>32</text:p>
          </table:table-cell>
          <table:table-cell table:style-name="ce88" table:formula="of:=ROWS([.Y5:.Y37])-[.Y3]" office:value-type="float" office:value="31.5">
            <text:p>31.5</text:p>
          </table:table-cell>
          <table:table-cell table:style-name="ce88" table:formula="of:=ROWS([.Z5:.Z37])-[.Z3]" office:value-type="float" office:value="33">
            <text:p>33</text:p>
          </table:table-cell>
          <table:table-cell table:style-name="ce88" table:formula="of:=ROWS([.AA5:.AA37])-[.AA3]" office:value-type="float" office:value="33">
            <text:p>33</text:p>
          </table:table-cell>
          <table:table-cell table:style-name="ce88" table:formula="of:=ROWS([.AB5:.AB37])-[.AB3]" office:value-type="float" office:value="30">
            <text:p>30</text:p>
          </table:table-cell>
          <table:table-cell table:style-name="ce88" table:formula="of:=ROWS([.AC5:.AC37])-[.AC3]" office:value-type="float" office:value="31.5">
            <text:p>31.5</text:p>
          </table:table-cell>
          <table:table-cell table:style-name="ce88" table:formula="of:=ROWS([.AD5:.AD37])-[.AD3]" office:value-type="float" office:value="32.5">
            <text:p>32.5</text:p>
          </table:table-cell>
          <table:table-cell table:style-name="ce88" table:formula="of:=ROWS([.AE5:.AE37])-[.AE3]" office:value-type="float" office:value="32.5">
            <text:p>32.5</text:p>
          </table:table-cell>
          <table:table-cell table:style-name="ce88" table:formula="of:=ROWS([.AF5:.AF37])-[.AF3]" office:value-type="float" office:value="31">
            <text:p>31</text:p>
          </table:table-cell>
          <table:table-cell table:style-name="ce88" table:formula="of:=ROWS([.AG5:.AG37])-[.AG3]" office:value-type="float" office:value="33">
            <text:p>33</text:p>
          </table:table-cell>
          <table:table-cell table:style-name="ce88" table:formula="of:=ROWS([.AH5:.AH37])-[.AH3]" office:value-type="float" office:value="33">
            <text:p>33</text:p>
          </table:table-cell>
          <table:table-cell table:style-name="ce64" table:number-columns-repeated="952"/>
          <table:table-cell table:number-columns-repeated="8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5" table:formula="of:=SUM([.D5:.AH5])" office:value-type="float" office:value="0">
            <text:p>0</text:p>
          </table:table-cell>
          <table:table-cell table:style-name="ce89" table:number-columns-repeated="3"/>
          <table:table-cell table:style-name="ce85" table:formula="of:=SUM([.H5:.AL5])" office:value-type="float" office:value="0"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5" table:formula="of:=SUM([.D6:.AH6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anhLH</text:p>
          </table:table-cell>
          <table:table-cell table:style-name="ce85" table:formula="of:=SUM([.D7:.AH7])" office:value-type="float" office:value="1">
            <text:p>1</text:p>
          </table:table-cell>
          <table:table-cell table:style-name="ce89" table:number-columns-repeated="3"/>
          <table:table-cell table:style-name="ce89" office:value-type="float" office:value="1">
            <office:annotation draw:style-name="gr7" draw:text-style-name="P1" svg:width="1.1413in" svg:height="0.2346in" svg:x="3.6669in" svg:y="0.837in" draw:caption-point-x="-0.2402in" draw:caption-point-y="0.6091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85" table:formula="of:=SUM([.D8:.AH8])" office:value-type="float" office:value="2">
            <text:p>2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0.3169in" svg:y="1.0961in" draw:caption-point-x="-0.2402in" draw:caption-point-y="0.598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7" draw:text-style-name="P1" svg:width="1.1413in" svg:height="0.2346in" svg:x="12.9031in" svg:y="1.0992in" draw:caption-point-x="-0.2402in" draw:caption-point-y="0.5949in">
              <dc:date>2015-05-29T00:00:00</dc:date>
              <text:p text:style-name="P1"><text:span text:style-name="T1">Đám cưới</text:span></text:p>
            </office:annotation>
            <text:p>1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85" table:formula="of:=SUM([.D9:.AH9])" office:value-type="float" office:value="1">
            <text:p>1</text:p>
          </table:table-cell>
          <table:table-cell table:style-name="ce89" table:number-columns-repeated="12"/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7" draw:text-style-name="P1" svg:width="1.1413in" svg:height="0.2346in" svg:x="11.4252in" svg:y="1.3449in" draw:caption-point-x="-0.2402in" draw:caption-point-y="0.5969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85" table:formula="of:=SUM([.D10:.AH10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1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85" table:formula="of:=SUM([.D11:.AH11])" office:value-type="float" office:value="0.5">
            <text:p>0.5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4.7752in" svg:y="1.8311in" draw:caption-point-x="-0.2402in" draw:caption-point-y="0.6059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85" table:formula="of:=SUM([.D12:.AH12])" office:value-type="float" office:value="2.5">
            <text:p>2.5</text:p>
          </table:table-cell>
          <table:table-cell table:style-name="ce89" table:number-columns-repeated="3"/>
          <table:table-cell table:style-name="ce89" office:value-type="float" office:value="1">
            <office:annotation draw:style-name="gr7" draw:text-style-name="P1" svg:width="1.1413in" svg:height="0.2346in" svg:x="3.6669in" svg:y="2.0858in" draw:caption-point-x="-0.2402in" draw:caption-point-y="0.6091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4.7752in" svg:y="2.089in" draw:caption-point-x="-0.2402in" draw:caption-point-y="0.6059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8" draw:text-style-name="P1" svg:width="1.1413in" svg:height="0.8567in" svg:x="6.6224in" svg:y="2.0909in" draw:caption-point-x="-0.2402in" draw:caption-point-y="0.6039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8.8394in" svg:y="2.0945in" draw:caption-point-x="-0.2402in" draw:caption-point-y="0.6004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angHT</text:p>
          </table:table-cell>
          <table:table-cell table:style-name="ce85" table:formula="of:=SUM([.D13:.AH13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85" table:formula="of:=SUM([.D14:.AH14])" office:value-type="float" office:value="1">
            <text:p>1</text:p>
          </table:table-cell>
          <table:table-cell table:style-name="ce89" table:number-columns-repeated="3"/>
          <table:table-cell table:style-name="ce89" office:value-type="float" office:value="1">
            <office:annotation draw:style-name="gr7" draw:text-style-name="P1" svg:width="1.1413in" svg:height="0.2346in" svg:x="3.6669in" svg:y="2.5815in" draw:caption-point-x="-0.2402in" draw:caption-point-y="0.6091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85" table:formula="of:=SUM([.D15:.AH15])" office:value-type="float" office:value="1">
            <text:p>1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7" draw:text-style-name="P1" svg:width="1.1413in" svg:height="0.2346in" svg:x="4.7752in" svg:y="2.8323in" draw:caption-point-x="-0.2402in" draw:caption-point-y="0.6059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7" draw:text-style-name="P1" svg:width="1.1413in" svg:height="0.2346in" svg:x="6.2531in" svg:y="2.8335in" draw:caption-point-x="-0.2402in" draw:caption-point-y="0.6047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85" table:formula="of:=SUM([.D16:.AH16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85" table:formula="of:=SUM([.D17:.AH17])" office:value-type="float" office:value="1.5">
            <text:p>1.5</text:p>
          </table:table-cell>
          <table:table-cell table:style-name="ce89" table:number-columns-repeated="3"/>
          <table:table-cell table:style-name="ce89" office:value-type="float" office:value="1">
            <office:annotation draw:style-name="gr7" draw:text-style-name="P1" svg:width="1.1413in" svg:height="0.2346in" svg:x="3.6669in" svg:y="3.3236in" draw:caption-point-x="-0.2402in" draw:caption-point-y="0.6098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6.6224in" svg:y="3.3299in" draw:caption-point-x="-0.2402in" draw:caption-point-y="0.6035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ngNH</text:p>
          </table:table-cell>
          <table:table-cell table:style-name="ce85" table:formula="of:=SUM([.D18:.AH18])" office:value-type="float" office:value="1">
            <text:p>1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4.7752in" svg:y="3.5768in" draw:caption-point-x="-0.2402in" draw:caption-point-y="0.6043in">
              <dc:date>2015-05-11T00:00:00</dc:date>
              <text:p text:style-name="P1"><text:span text:style-name="T1">Giúp bạn làm luận văn, đi trễ 1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1" draw:text-style-name="P1" svg:width="1.1413in" svg:height="1.3232in" svg:x="6.2531in" svg:y="3.5768in" draw:caption-point-x="-0.2402in" draw:caption-point-y="0.6043in">
              <dc:date>2015-05-19T00:00:00</dc:date>
              <text:p text:style-name="P1"><text:span text:style-name="T1">Bị dị ứng, xin nghỉ đi khám (đột xuất). Nghỉ nguyên ngày nhưng cuối tuần (16/5) có làm bù 4h nên tính nghỉ nữa buổi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9.2087in" svg:y="3.5815in" draw:caption-point-x="-0.2402in" draw:caption-point-y="0.5996in">
              <dc:date>2015-05-19T00:00:00</dc:date>
              <text:p text:style-name="P1"><text:span text:style-name="T1">Nghỉ buổi chiều, có việc nhà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ocNP</text:p>
          </table:table-cell>
          <table:table-cell table:style-name="ce85" table:formula="of:=SUM([.D19:.AH19])" office:value-type="float" office:value="11.5">
            <text:p>11.5</text:p>
          </table:table-cell>
          <table:table-cell table:style-name="ce89" table:number-columns-repeated="3"/>
          <table:table-cell table:style-name="ce89" office:value-type="float" office:value="1">
            <office:annotation draw:style-name="gr2" draw:text-style-name="P1" svg:width="1.1413in" svg:height="0.5457in" svg:x="3.6669in" svg:y="3.8201in" draw:caption-point-x="-0.2402in" draw:caption-point-y="0.6087in">
              <dc:date>2015-05-04T00:00:00</dc:date>
              <text:p text:style-name="P1"><text:span text:style-name="T1">Nghỉ có việc đột xuất, chở người nhà đi cấp cứu</text:span></text:p>
            </office:annotation>
            <text:p>1</text:p>
          </table:table-cell>
          <table:table-cell table:number-columns-repeated="4" table:style-name="ce89" office:value-type="float" office:value="0.5">
            <text:p>0.5</text:p>
          </table:table-cell>
          <table:table-cell table:style-name="ce89" table:number-columns-repeated="2"/>
          <table:table-cell table:style-name="ce89" office:value-type="float" office:value="1">
            <office:annotation draw:style-name="gr7" draw:text-style-name="P1" svg:width="1.1413in" svg:height="0.2346in" svg:x="6.2531in" svg:y="3.8248in" draw:caption-point-x="-0.2402in" draw:caption-point-y="0.6039in">
              <dc:date>2015-05-12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9" office:value-type="float" office:value="0.5"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.5">
            <text:p>0.5</text:p>
          </table:table-cell>
          <table:table-cell table:style-name="ce89" office:value-type="float" office:value="1">
            <office:annotation draw:style-name="gr3" draw:text-style-name="P1" svg:width="1.1413in" svg:height="0.7012in" svg:x="9.578in" svg:y="3.8303in" draw:caption-point-x="-0.2402in" draw:caption-point-y="0.5984in">
              <dc:date>2015-05-21T00:00:00</dc:date>
              <text:p text:style-name="P1"><text:span text:style-name="T1">Bị mệt về sớm trước 2 tiếng nên tính nghỉ buổi chiều</text:span></text:p>
            </office:annotation>
            <text:p>1</text:p>
          </table:table-cell>
          <table:table-cell table:number-columns-repeated="2" table:style-name="ce89" office:value-type="float" office:value="0.5"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.5">
            <text:p>0.5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aiDTP</text:p>
          </table:table-cell>
          <table:table-cell table:style-name="ce85" table:formula="of:=SUM([.D20:.AH20])" office:value-type="float" office:value="1">
            <text:p>1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7" draw:text-style-name="P1" svg:width="1.1413in" svg:height="0.2346in" svg:x="11.4252in" svg:y="4.0791in" draw:caption-point-x="-0.2402in" draw:caption-point-y="0.5972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MinhHA</text:p>
          </table:table-cell>
          <table:table-cell table:style-name="ce85" table:formula="of:=SUM([.D21:.AH21])" office:value-type="float" office:value="1.5">
            <text:p>1.5</text:p>
          </table:table-cell>
          <table:table-cell table:style-name="ce89" table:number-columns-repeated="3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4.4059in" svg:y="4.3201in" draw:caption-point-x="-0.2402in" draw:caption-point-y="0.6039in">
              <dc:date>2015-05-11T00:00:00</dc:date>
              <text:p text:style-name="P1"><text:span text:style-name="T1">Nghỉ buồi chiều, đi đăng ký hoc av và bận việc riêng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1.7949in" svg:y="4.3276in" draw:caption-point-x="-0.2402in" draw:caption-point-y="0.5965in">
              <dc:date>2015-05-26T00:00:00</dc:date>
              <text:p text:style-name="P1"><text:span text:style-name="T1">Về quê có việc nhà</text:span></text:p>
            </office:annotation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amTD</text:p>
          </table:table-cell>
          <table:table-cell table:style-name="ce85" table:formula="of:=SUM([.D22:.AH22])" office:value-type="float" office:value="0">
            <text:p>0</text:p>
          </table:table-cell>
          <table:table-cell table:style-name="ce89" table:number-columns-repeated="24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V</text:p>
          </table:table-cell>
          <table:table-cell table:style-name="ce85" table:formula="of:=SUM([.D23:.AH23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guyenHTT</text:p>
          </table:table-cell>
          <table:table-cell table:style-name="ce85" table:formula="of:=SUM([.D24:.AH24])" office:value-type="float" office:value="1">
            <text:p>1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7" draw:text-style-name="P1" svg:width="1.1413in" svg:height="0.2346in" svg:x="6.2531in" svg:y="5.0626in" draw:caption-point-x="-0.2402in" draw:caption-point-y="0.6047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hanNM</text:p>
          </table:table-cell>
          <table:table-cell table:style-name="ce85" table:formula="of:=SUM([.D25:.AH25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V</text:p>
          </table:table-cell>
          <table:table-cell table:style-name="ce85" table:formula="of:=SUM([.D26:.AH26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chBK</text:p>
          </table:table-cell>
          <table:table-cell table:style-name="ce85" table:formula="of:=SUM([.D27:.AH27])" office:value-type="float" office:value="3">
            <text:p>3</text:p>
          </table:table-cell>
          <table:table-cell table:style-name="ce89" table:number-columns-repeated="3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2" draw:text-style-name="P1" svg:width="1.1413in" svg:height="0.5457in" svg:x="4.7752in" svg:y="5.8043in" draw:caption-point-x="-0.2402in" draw:caption-point-y="0.6059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2" draw:text-style-name="P1" svg:width="1.1413in" svg:height="0.5457in" svg:x="7.7307in" svg:y="5.8087in" draw:caption-point-x="-0.2402in" draw:caption-point-y="0.6016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9.9476in" svg:y="5.8122in" draw:caption-point-x="-0.2402in" draw:caption-point-y="0.598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2.9031in" svg:y="5.8154in" draw:caption-point-x="-0.2402in" draw:caption-point-y="0.5949in">
              <dc:date>2015-05-2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oDTH</text:p>
          </table:table-cell>
          <table:table-cell table:style-name="ce85" table:formula="of:=SUM([.D28:.AH28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TP</text:p>
          </table:table-cell>
          <table:table-cell table:style-name="ce85" table:formula="of:=SUM([.D29:.AH29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amDT</text:p>
          </table:table-cell>
          <table:table-cell table:style-name="ce85" table:formula="of:=SUM([.D30:.AH30])" office:value-type="float" office:value="0.5">
            <text:p>0.5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4" draw:text-style-name="P1" svg:width="1.1413in" svg:height="0.3902in" svg:x="8.8394in" svg:y="6.5528in" draw:caption-point-x="-0.2402in" draw:caption-point-y="0.6004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enTN</text:p>
          </table:table-cell>
          <table:table-cell table:style-name="ce85" table:formula="of:=SUM([.D31:.AH31])" office:value-type="float" office:value="0">
            <text:p>0</text:p>
          </table:table-cell>
          <table:table-cell table:style-name="ce89" table:number-columns-repeated="17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ieuNV</text:p>
          </table:table-cell>
          <table:table-cell table:style-name="ce85" table:formula="of:=SUM([.D32:.AH32])" office:value-type="float" office:value="2.5">
            <text:p>2.5</text:p>
          </table:table-cell>
          <table:table-cell table:style-name="ce89" table:number-columns-repeated="3"/>
          <table:table-cell table:style-name="ce89" office:value-type="float" office:value="1">
            <office:annotation draw:style-name="gr7" draw:text-style-name="P1" svg:width="1.1413in" svg:height="0.2346in" svg:x="3.6669in" svg:y="7.0398in" draw:caption-point-x="-0.2402in" draw:caption-point-y="0.6091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8.8394in" svg:y="7.0484in" draw:caption-point-x="-0.2402in" draw:caption-point-y="0.6004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4" draw:text-style-name="P1" svg:width="1.1413in" svg:height="0.3902in" svg:x="11.4252in" svg:y="7.052in" draw:caption-point-x="-0.2402in" draw:caption-point-y="0.5969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inhT</text:p>
          </table:table-cell>
          <table:table-cell table:style-name="ce85" table:formula="of:=SUM([.D33:.AH33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uyLTT</text:p>
          </table:table-cell>
          <table:table-cell table:style-name="ce85" table:formula="of:=SUM([.D34:.AH34])" office:value-type="float" office:value="1.5">
            <text:p>1.5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7" draw:text-style-name="P1" svg:width="1.1413in" svg:height="0.2346in" svg:x="6.6224in" svg:y="7.5409in" draw:caption-point-x="-0.2402in" draw:caption-point-y="0.6031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TuanND</text:p>
          </table:table-cell>
          <table:table-cell table:style-name="ce85" table:formula="of:=SUM([.D35:.AH35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VietBA</text:p>
          </table:table-cell>
          <table:table-cell table:style-name="ce85" table:formula="of:=SUM([.D36:.AH36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VuNA</text:p>
          </table:table-cell>
          <table:table-cell table:style-name="ce85" table:formula="of:=SUM([.D37:.AH37])" office:value-type="float" office:value="0">
            <text:p>0</text:p>
          </table:table-cell>
          <table:table-cell table:style-name="ce89" table:number-columns-repeated="3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42" table:number-columns-repeated="952"/>
          <table:table-cell table:number-columns-repeated="8"/>
        </table:table-row>
        <table:table-row table:style-name="ro2" table:number-rows-repeated="65404">
          <table:table-cell table:style-name="ce42" table:number-columns-repeated="986"/>
          <table:table-cell table:number-columns-repeated="8"/>
        </table:table-row>
        <table:table-row table:style-name="ro2" table:number-rows-repeated="983134">
          <table:table-cell table:number-columns-repeated="994"/>
        </table:table-row>
        <table:table-row table:style-name="ro2"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132</meta:editing-cycles>
    <meta:editing-duration>P6DT15H12M9S</meta:editing-duration>
    <meta:generator>OpenOffice/4.1.1$Win32 OpenOffice.org_project/411m6$Build-9775</meta:generator>
    <dc:date>2015-08-12T09:46:22.45</dc:date>
    <meta:document-statistic meta:table-count="8" meta:cell-count="3887" meta:object-count="0"/>
    <meta:user-defined meta:name="Info 1"/>
    <meta:user-defined meta:name="Info 2"/>
    <meta:user-defined meta:name="Info 3"/>
    <meta:user-defined meta:name="Info 4"/>
  </office:meta>
</office:document-meta>
</file>